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8000005E86D1E5123C1B3352E.png" manifest:media-type="image/png"/>
  <manifest:file-entry manifest:full-path="Pictures/10000001000003BE0000034848F957506B3AAC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ystem" style:font-pitch="variable"/>
    <style:font-face style:name="Noto Sans2" svg:font-family="'Noto Sans'" style:font-adornments="Cursiva" style:font-family-generic="swiss" style:font-pitch="variable"/>
    <style:font-face style:name="Noto Sans3"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ula3" style:family="table">
      <style:table-properties style:width="14.998cm" table:align="margins" style:writing-mode="lr-tb"/>
    </style:style>
    <style:style style:name="Taula3.A" style:family="table-column">
      <style:table-column-properties style:column-width="14.998cm" style:rel-column-width="65535*"/>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4.998cm" table:align="margins" style:writing-mode="lr-tb"/>
    </style:style>
    <style:style style:name="Tabla1.A" style:family="table-column">
      <style:table-column-properties style:column-width="14.998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14.998cm" style:rel-column-width="65535*"/>
    </style:style>
    <style:style style:name="Tau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14.998cm" style:rel-column-width="65535*"/>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5pt solid #000000" style:writing-mode="page"/>
    </style:style>
    <style:style style:name="Tabla4" style:family="table">
      <style:table-properties style:width="14.998cm" table:align="margins" style:writing-mode="lr-tb"/>
    </style:style>
    <style:style style:name="Tabla4.A" style:family="table-column">
      <style:table-column-properties style:column-width="14.998cm" style:rel-column-width="65535*"/>
    </style:style>
    <style:style style:name="Tabla4.A1" style:family="table-cell">
      <style:table-cell-properties fo:padding="0.097cm" fo:border="0.5pt solid #000000" style:writing-mode="page"/>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5pt solid #000000" style:writing-mode="page"/>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5pt solid #000000" style:writing-mode="page"/>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style:writing-mode="page"/>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5pt solid #000000" style:writing-mode="page"/>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style:writing-mode="page"/>
    </style:style>
    <style:style style:name="Tabla11" style:family="table">
      <style:table-properties style:width="14.822cm" table:align="margins" style:shadow="#808080 0.176cm 0.176cm" style:writing-mode="lr-tb"/>
    </style:style>
    <style:style style:name="Tabla11.A" style:family="table-column">
      <style:table-column-properties style:column-width="14.822cm" style:rel-column-width="65535*"/>
    </style:style>
    <style:style style:name="Tabla11.A1" style:family="table-cell">
      <style:table-cell-properties fo:padding="0.049cm" fo:border="0.05pt solid #000000" style:writing-mode="page"/>
    </style:style>
    <style:style style:name="P1" style:family="paragraph" style:parent-style-name="Footer">
      <style:text-properties fo:font-size="7.5pt" fo:language="ca" fo:country="ES" style:font-size-asian="7.5pt" style:font-name-complex="Noto Sans1"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officeooo:paragraph-rsid="000b1b47"/>
    </style:style>
    <style:style style:name="P5" style:family="paragraph" style:parent-style-name="Standard">
      <style:text-properties fo:language="ca" fo:country="ES" fo:font-weight="bold" officeooo:rsid="0052784f" officeooo:paragraph-rsid="0052784f" style:font-weight-asian="bold" style:font-weight-complex="bold"/>
    </style:style>
    <style:style style:name="P6" style:family="paragraph" style:parent-style-name="Text_20_body">
      <style:paragraph-properties fo:margin-top="0.15cm" fo:margin-bottom="0.15cm" style:contextual-spacing="false" fo:text-align="center" style:justify-single-word="false"/>
      <style:text-properties fo:language="ca" fo:country="ES" fo:font-weight="bold" officeooo:paragraph-rsid="000b1b47" style:font-weight-asian="bold" style:font-weight-complex="bold"/>
    </style:style>
    <style:style style:name="P7" style:family="paragraph" style:parent-style-name="Text_20_body">
      <style:paragraph-properties fo:margin-top="0.15cm" fo:margin-bottom="0.15cm" style:contextual-spacing="false" fo:text-align="center" style:justify-single-word="false"/>
      <style:text-properties fo:language="ca" fo:country="ES" fo:font-weight="bold" officeooo:rsid="003b5bc9" officeooo:paragraph-rsid="003b5bc9" style:font-weight-asian="bold" style:font-weight-complex="bold"/>
    </style:style>
    <style:style style:name="P8" style:family="paragraph" style:parent-style-name="Standard">
      <style:text-properties fo:language="ca" fo:country="ES" officeooo:rsid="004e6e87" officeooo:paragraph-rsid="006402eb"/>
    </style:style>
    <style:style style:name="P9" style:family="paragraph" style:parent-style-name="Text_20_body">
      <style:text-properties fo:language="ca" fo:country="ES" officeooo:rsid="004e6e87" officeooo:paragraph-rsid="004e6e87"/>
    </style:style>
    <style:style style:name="P10" style:family="paragraph" style:parent-style-name="Standard">
      <style:text-properties fo:language="ca" fo:country="ES" officeooo:paragraph-rsid="006402eb"/>
    </style:style>
    <style:style style:name="P11" style:family="paragraph" style:parent-style-name="Standard">
      <style:text-properties fo:language="ca" fo:country="ES" officeooo:paragraph-rsid="006fc3de"/>
    </style:style>
    <style:style style:name="P12" style:family="paragraph" style:parent-style-name="Standard">
      <style:text-properties fo:language="ca" fo:country="ES" officeooo:paragraph-rsid="008a50ad"/>
    </style:style>
    <style:style style:name="P13" style:family="paragraph" style:parent-style-name="Standard">
      <style:text-properties fo:language="ca" fo:country="ES" officeooo:paragraph-rsid="008c309e"/>
    </style:style>
    <style:style style:name="P14" style:family="paragraph" style:parent-style-name="Standard">
      <style:text-properties fo:language="ca" fo:country="ES" officeooo:paragraph-rsid="008e0df1"/>
    </style:style>
    <style:style style:name="P15" style:family="paragraph" style:parent-style-name="Standard">
      <style:text-properties fo:language="ca" fo:country="ES" officeooo:paragraph-rsid="0091aa2c" fo:background-color="transparent"/>
    </style:style>
    <style:style style:name="P1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d116b" fo:background-color="transparent" style:language-asian="en" style:country-asian="US"/>
    </style:style>
    <style:style style:name="P17" style:family="paragraph" style:parent-style-name="Standard">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4aeefc" style:language-asian="en" style:country-asian="US"/>
    </style:style>
    <style:style style:name="P1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2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58a27e" style:language-asian="en" style:country-asian="US"/>
    </style:style>
    <style:style style:name="P21" style:family="paragraph" style:parent-style-name="Standard">
      <style:paragraph-properties fo:margin-top="0.199cm" fo:margin-bottom="0.199cm" style:contextual-spacing="false"/>
      <style:text-properties fo:language="ca" fo:country="ES" officeooo:rsid="0043850a" officeooo:paragraph-rsid="00672415" style:language-asian="en" style:country-asian="US"/>
    </style:style>
    <style:style style:name="P22" style:family="paragraph" style:parent-style-name="Standard">
      <style:paragraph-properties fo:margin-top="0.199cm" fo:margin-bottom="0.199cm" style:contextual-spacing="false"/>
      <style:text-properties fo:language="ca" fo:country="ES" officeooo:rsid="0043850a" officeooo:paragraph-rsid="007ec257" style:language-asian="en" style:country-asian="US"/>
    </style:style>
    <style:style style:name="P23"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6402eb" style:language-asian="en" style:country-asian="US"/>
    </style:style>
    <style:style style:name="P24"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7ec257" style:language-asian="en" style:country-asian="US"/>
    </style:style>
    <style:style style:name="P25"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5bcbe" style:language-asian="en" style:country-asian="US"/>
    </style:style>
    <style:style style:name="P2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034f8" style:language-asian="en" style:country-asian="US"/>
    </style:style>
    <style:style style:name="P27"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a50ad" style:language-asian="en" style:country-asian="US"/>
    </style:style>
    <style:style style:name="P2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e0df1" style:language-asian="en" style:country-asian="US"/>
    </style:style>
    <style:style style:name="P2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4f281" style:language-asian="en" style:country-asian="US"/>
    </style:style>
    <style:style style:name="P3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5680f" style:language-asian="en" style:country-asian="US"/>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32"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5e4a" officeooo:paragraph-rsid="0094f281" style:language-asian="en" style:country-asian="US"/>
    </style:style>
    <style:style style:name="P33"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34"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8234e2" style:language-asian="en" style:country-asian="US"/>
    </style:style>
    <style:style style:name="P35"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36" style:family="paragraph" style:parent-style-name="Standard">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37" style:family="paragraph" style:parent-style-name="Standard">
      <style:paragraph-properties fo:margin-left="0cm" fo:margin-right="0cm" fo:margin-top="0.199cm" fo:margin-bottom="0.199cm" style:contextual-spacing="false" fo:text-indent="0cm" style:auto-text-indent="false"/>
      <style:text-properties fo:language="ca" fo:country="ES" officeooo:rsid="00779879" officeooo:paragraph-rsid="0083ce00" style:language-asian="en" style:country-asian="US"/>
    </style:style>
    <style:style style:name="P38"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4e6e87" style:language-asian="en" style:country-asian="US"/>
    </style:style>
    <style:style style:name="P39"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6402eb" style:language-asian="en" style:country-asian="US"/>
    </style:style>
    <style:style style:name="P40"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8a50ad" style:language-asian="en" style:country-asian="US"/>
    </style:style>
    <style:style style:name="P41" style:family="paragraph" style:parent-style-name="Standard">
      <style:paragraph-properties fo:margin-top="0.199cm" fo:margin-bottom="0.199cm" style:contextual-spacing="false"/>
      <style:text-properties fo:language="ca" fo:country="ES" officeooo:rsid="008034f8" officeooo:paragraph-rsid="008034f8" style:language-asian="en" style:country-asian="US"/>
    </style:style>
    <style:style style:name="P42"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43"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44"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45" style:family="paragraph" style:parent-style-name="Text_20_body">
      <style:paragraph-properties fo:margin-top="0.15cm" fo:margin-bottom="0.15cm" style:contextual-spacing="true" fo:text-align="center" style:justify-single-word="false"/>
      <style:text-properties fo:language="ca" fo:country="ES" officeooo:paragraph-rsid="000b1b47"/>
    </style:style>
    <style:style style:name="P46" style:family="paragraph" style:parent-style-name="Text_20_body">
      <style:paragraph-properties fo:margin-top="0.15cm" fo:margin-bottom="0.15cm" style:contextual-spacing="true" fo:text-align="center" style:justify-single-word="false"/>
      <style:text-properties fo:language="ca" fo:country="ES" officeooo:rsid="004a5dc1" officeooo:paragraph-rsid="000b1b47"/>
    </style:style>
    <style:style style:name="P47" style:family="paragraph" style:parent-style-name="Text_20_body">
      <style:paragraph-properties fo:margin-top="0.15cm" fo:margin-bottom="0.15cm" style:contextual-spacing="true" fo:text-align="center" style:justify-single-word="false"/>
      <style:text-properties fo:language="ca" fo:country="ES" officeooo:rsid="00250d9c" officeooo:paragraph-rsid="00250d9c"/>
    </style:style>
    <style:style style:name="P48" style:family="paragraph" style:parent-style-name="Text_20_body">
      <style:paragraph-properties fo:margin-top="0.15cm" fo:margin-bottom="0.15cm" style:contextual-spacing="true" fo:text-align="center" style:justify-single-word="false"/>
      <style:text-properties fo:language="ca" fo:country="ES" officeooo:rsid="0057089a" officeooo:paragraph-rsid="0057089a"/>
    </style:style>
    <style:style style:name="P49" style:family="paragraph" style:parent-style-name="Standard">
      <style:paragraph-properties fo:text-align="end" style:justify-single-word="false"/>
      <style:text-properties fo:font-size="18pt" fo:language="ca" fo:country="ES" fo:font-style="italic" style:font-size-asian="18pt" style:language-asian="es" style:country-asian="ES" style:font-style-asian="italic" style:font-name-complex="Noto Sans1" style:font-style-complex="italic"/>
    </style:style>
    <style:style style:name="P50"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51"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P5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3"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54"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55"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56" style:family="paragraph" style:parent-style-name="Footnote">
      <style:text-properties style:font-name="Bariol Regular" fo:language="ca" fo:country="ES" style:language-asian="zxx" style:country-asian="none" style:language-complex="zxx" style:country-complex="none"/>
    </style:style>
    <style:style style:name="P57" style:family="paragraph" style:parent-style-name="Footer">
      <style:paragraph-properties fo:margin-top="0cm" fo:margin-bottom="0.101cm" style:contextual-spacing="true"/>
      <style:text-properties style:font-name="Noto Sans" fo:language="ca" fo:country="ES" style:font-name-complex="Noto Sans1"/>
    </style:style>
    <style:style style:name="P58" style:family="paragraph" style:parent-style-name="Footer">
      <style:text-properties style:font-name="Noto Sans" fo:language="ca" fo:country="ES" officeooo:paragraph-rsid="000cf839" style:font-name-complex="Noto Sans1"/>
    </style:style>
    <style:style style:name="P59" style:family="paragraph" style:parent-style-name="Footer">
      <style:text-properties style:font-name="Noto Sans" fo:language="ca" fo:country="ES" style:font-name-complex="Noto Sans1"/>
    </style:style>
    <style:style style:name="P60" style:family="paragraph" style:parent-style-name="Footer">
      <style:paragraph-properties fo:text-align="center" style:justify-single-word="false"/>
      <style:text-properties style:font-name="Noto Sans" fo:language="ca" fo:country="ES" style:font-name-complex="Noto Sans1"/>
    </style:style>
    <style:style style:name="P61" style:family="paragraph" style:parent-style-name="Número_20_de_20_pàgina">
      <style:text-properties style:font-name="Noto Sans" fo:language="ca" fo:country="ES" style:font-name-complex="Noto Sans1"/>
    </style:style>
    <style:style style:name="P62" style:family="paragraph" style:parent-style-name="Text_20_body">
      <style:text-properties style:font-name="Noto Sans" fo:font-size="11pt" officeooo:rsid="0091aa2c" officeooo:paragraph-rsid="0091aa2c" style:font-size-asian="11pt" style:language-asian="en" style:country-asian="US" style:font-size-complex="11pt"/>
    </style:style>
    <style:style style:name="P63"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2f5981" officeooo:paragraph-rsid="0098a5ba" style:font-size-asian="11pt" style:language-asian="en" style:country-asian="US" style:font-size-complex="11pt"/>
    </style:style>
    <style:style style:name="P64"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98a5ba" officeooo:paragraph-rsid="0098a5ba" style:font-size-asian="11pt" style:language-asian="en" style:country-asian="US" style:font-size-complex="11pt"/>
    </style:style>
    <style:style style:name="P65" style:family="paragraph" style:parent-style-name="Standard">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66"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d116b" fo:background-color="#ffff00" style:font-size-asian="11pt" style:language-asian="en" style:country-asian="US" style:font-size-complex="11pt"/>
    </style:style>
    <style:style style:name="P67"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f54ba" fo:background-color="#ffff00" style:font-size-asian="11pt" style:language-asian="en" style:country-asian="US" style:font-size-complex="11pt"/>
    </style:style>
    <style:style style:name="P68"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69"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a1e6e4" officeooo:paragraph-rsid="00a87b9b" fo:background-color="transparent" style:font-size-asian="11pt" style:language-asian="en" style:country-asian="US" style:font-weight-asian="normal" style:font-size-complex="11pt" style:font-weight-complex="normal"/>
    </style:style>
    <style:style style:name="P70" style:family="paragraph" style:parent-style-name="Footer">
      <style:text-properties fo:color="#c30045" loext:opacity="100%" style:font-name="Noto Sans" fo:language="ca" fo:country="ES" style:font-name-complex="Noto Sans1"/>
    </style:style>
    <style:style style:name="P71" style:family="paragraph" style:parent-style-name="Standard">
      <style:text-properties officeooo:paragraph-rsid="005969a7"/>
    </style:style>
    <style:style style:name="P72" style:family="paragraph" style:parent-style-name="Standard">
      <style:text-properties officeooo:paragraph-rsid="006402eb"/>
    </style:style>
    <style:style style:name="P73" style:family="paragraph" style:parent-style-name="Standard">
      <style:text-properties officeooo:rsid="00672415" officeooo:paragraph-rsid="00672415"/>
    </style:style>
    <style:style style:name="P74" style:family="paragraph" style:parent-style-name="Standard">
      <style:text-properties fo:language="zxx" fo:country="none" officeooo:rsid="0091aa2c" officeooo:paragraph-rsid="0091aa2c" style:language-asian="zxx" style:country-asian="none" style:language-complex="zxx" style:country-complex="none"/>
    </style:style>
    <style:style style:name="P75" style:family="paragraph" style:parent-style-name="Table_20_Contents">
      <style:text-properties fo:language="zxx" fo:country="none" fo:font-style="italic" style:language-asian="zxx" style:country-asian="none" style:font-style-asian="italic" style:language-complex="zxx" style:country-complex="none" style:font-style-complex="italic"/>
    </style:style>
    <style:style style:name="P76" style:family="paragraph" style:parent-style-name="Standard">
      <style:text-properties officeooo:rsid="0091aa2c" officeooo:paragraph-rsid="0091aa2c"/>
    </style:style>
    <style:style style:name="P77" style:family="paragraph" style:parent-style-name="Text_20_body">
      <style:text-properties officeooo:paragraph-rsid="0091aa2c"/>
    </style:style>
    <style:style style:name="P78" style:family="paragraph" style:parent-style-name="Table_20_Contents">
      <style:text-properties officeooo:paragraph-rsid="0091aa2c"/>
    </style:style>
    <style:style style:name="P79" style:family="paragraph" style:parent-style-name="Standard">
      <style:paragraph-properties fo:margin-left="0cm" fo:margin-right="0cm" fo:margin-top="0.199cm" fo:margin-bottom="0.199cm" style:contextual-spacing="false" fo:text-indent="0cm" style:auto-text-indent="false"/>
      <style:text-properties officeooo:paragraph-rsid="00878a95"/>
    </style:style>
    <style:style style:name="P80" style:family="paragraph" style:parent-style-name="Text_20_body">
      <style:paragraph-properties fo:margin-left="0cm" fo:margin-right="0cm" fo:margin-top="0cm" fo:margin-bottom="0cm" style:contextual-spacing="false" fo:text-indent="0cm" style:auto-text-indent="false"/>
      <style:text-properties style:font-name="Courier New" fo:font-size="9pt" fo:language="zxx" fo:country="none" officeooo:rsid="008f54ba" officeooo:paragraph-rsid="008f54ba" fo:background-color="transparent" style:font-size-asian="9pt" style:language-asian="zxx" style:country-asian="none" style:font-size-complex="9pt" style:language-complex="zxx" style:country-complex="none"/>
    </style:style>
    <style:style style:name="P81" style:family="paragraph" style:parent-style-name="Table_20_Contents">
      <style:paragraph-properties fo:text-align="start" style:justify-single-word="false"/>
      <style:text-properties style:font-name="Courier New" fo:font-size="9pt" style:font-size-asian="9pt" style:font-size-complex="9pt"/>
    </style:style>
    <style:style style:name="P82" style:family="paragraph" style:parent-style-name="Preformatted_20_Text">
      <style:text-properties style:font-name="Courier New" fo:font-size="9pt" style:font-size-asian="9pt" style:font-size-complex="9pt"/>
    </style:style>
    <style:style style:name="P83" style:family="paragraph" style:parent-style-name="Table_20_Contents">
      <style:paragraph-properties fo:text-align="start" style:justify-single-word="false"/>
      <style:text-properties style:font-name="Courier New" fo:font-size="10pt" officeooo:paragraph-rsid="00a3abd2" style:font-size-asian="10pt" style:font-size-complex="10pt"/>
    </style:style>
    <style:style style:name="P84"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fo:font-weight="normal" officeooo:rsid="00a1e6e4" style:font-weight-asian="normal" style:font-weight-complex="normal"/>
    </style:style>
    <style:style style:name="P85"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2415"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3ce00"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officeooo:paragraph-rsid="0065ffa6"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838f03" style:font-size-asian="9pt" style:font-style-asian="normal" style:font-weight-asian="normal" style:font-size-complex="9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93" style:family="paragraph" style:parent-style-name="Preformatted_20_Text">
      <style:paragraph-properties fo:margin-top="0cm" fo:margin-bottom="0.499cm" style:contextual-spacing="false"/>
    </style:style>
    <style:style style:name="P94" style:family="paragraph" style:parent-style-name="Contents_20_1">
      <style:paragraph-properties>
        <style:tab-stops>
          <style:tab-stop style:position="14.998cm" style:type="right" style:leader-style="dotted" style:leader-text="."/>
        </style:tab-stops>
      </style:paragraph-properties>
    </style:style>
    <style:style style:name="P95" style:family="paragraph" style:parent-style-name="Contents_20_2">
      <style:paragraph-properties>
        <style:tab-stops>
          <style:tab-stop style:position="14.998cm" style:type="right" style:leader-style="dotted" style:leader-text="."/>
        </style:tab-stops>
      </style:paragraph-properties>
    </style:style>
    <style:style style:name="P96" style:family="paragraph" style:parent-style-name="Heading" style:list-style-name="">
      <style:paragraph-properties fo:text-align="center" style:justify-single-word="false"/>
      <style:text-properties fo:font-size="16pt" fo:language="ca" fo:country="ES" fo:font-weight="bold" officeooo:paragraph-rsid="000b1b47" style:font-size-asian="16pt" style:language-asian="zxx" style:country-asian="none" style:font-weight-asian="bold" style:font-size-complex="16pt" style:language-complex="zxx" style:country-complex="none" style:font-weight-complex="bold"/>
    </style:style>
    <style:style style:name="P97" style:family="paragraph" style:parent-style-name="Heading" style:list-style-name="">
      <style:paragraph-properties fo:text-align="center" style:justify-single-word="false"/>
      <style:text-properties fo:language="ca" fo:country="ES" officeooo:paragraph-rsid="000b1b47" style:language-asian="zxx" style:country-asian="none" style:language-complex="zxx" style:country-complex="none"/>
    </style:style>
    <style:style style:name="P98" style:family="paragraph" style:parent-style-name="Contents_20_Heading" style:master-page-name="Standard">
      <style:paragraph-properties style:page-number="auto" fo:break-before="page"/>
    </style:style>
    <style:style style:name="P99" style:family="paragraph" style:parent-style-name="Heading_20_1">
      <style:text-properties fo:language="ca" fo:country="ES"/>
    </style:style>
    <style:style style:name="P100" style:family="paragraph" style:parent-style-name="Heading_20_1">
      <style:text-properties fo:language="ca" fo:country="ES" officeooo:rsid="004e6e87" officeooo:paragraph-rsid="004e6e87"/>
    </style:style>
    <style:style style:name="P101" style:family="paragraph" style:parent-style-name="Heading_20_1">
      <style:text-properties fo:language="ca" fo:country="ES" officeooo:rsid="004e6e87" officeooo:paragraph-rsid="006402eb"/>
    </style:style>
    <style:style style:name="P102" style:family="paragraph" style:parent-style-name="Heading_20_1">
      <style:text-properties fo:language="ca" fo:country="ES" officeooo:rsid="004e6e87" officeooo:paragraph-rsid="006fc3de"/>
    </style:style>
    <style:style style:name="P103" style:family="paragraph" style:parent-style-name="Heading_20_1">
      <style:text-properties fo:language="ca" fo:country="ES" officeooo:rsid="004e6e87" officeooo:paragraph-rsid="008a50ad"/>
    </style:style>
    <style:style style:name="P104" style:family="paragraph" style:parent-style-name="Heading_20_1">
      <style:text-properties fo:language="ca" fo:country="ES" officeooo:rsid="004e6e87" officeooo:paragraph-rsid="008c309e"/>
    </style:style>
    <style:style style:name="P105" style:family="paragraph" style:parent-style-name="Heading_20_1">
      <style:text-properties fo:language="ca" fo:country="ES" officeooo:rsid="004e6e87" officeooo:paragraph-rsid="008e0df1"/>
    </style:style>
    <style:style style:name="P106" style:family="paragraph" style:parent-style-name="Heading_20_1">
      <style:paragraph-properties fo:margin-left="0cm" fo:margin-right="0cm" fo:margin-top="0.199cm" fo:margin-bottom="0.199cm" style:contextual-spacing="false" fo:text-indent="0cm" style:auto-text-indent="false"/>
      <style:text-properties fo:language="ca" fo:country="ES" officeooo:rsid="004e6e87" officeooo:paragraph-rsid="008034f8" style:language-asian="en" style:country-asian="US"/>
    </style:style>
    <style:style style:name="P107" style:family="paragraph" style:parent-style-name="Heading_20_1">
      <style:text-properties fo:language="ca" fo:country="ES" officeooo:paragraph-rsid="0091aa2c"/>
    </style:style>
    <style:style style:name="P108" style:family="paragraph" style:parent-style-name="Heading_20_1">
      <style:text-properties fo:language="ca" fo:country="ES" officeooo:paragraph-rsid="0095680f"/>
    </style:style>
    <style:style style:name="P109" style:family="paragraph" style:parent-style-name="Heading_20_1">
      <style:text-properties fo:language="ca" fo:country="ES" officeooo:paragraph-rsid="009a6cc4"/>
    </style:style>
    <style:style style:name="P110" style:family="paragraph" style:parent-style-name="Heading_20_1" style:list-style-name="L28">
      <style:text-properties style:font-name="Noto Sans" fo:font-size="11pt" fo:font-weight="normal" officeooo:rsid="00a5faf7" officeooo:paragraph-rsid="00a7f6b7" style:font-size-asian="11pt" style:language-asian="en" style:country-asian="US" style:font-weight-asian="normal" style:font-size-complex="11pt" style:font-weight-complex="normal"/>
    </style:style>
    <style:style style:name="P111" style:family="paragraph" style:parent-style-name="Heading_20_1">
      <style:text-properties officeooo:paragraph-rsid="00a87b9b"/>
    </style:style>
    <style:style style:name="P112" style:family="paragraph" style:parent-style-name="Heading_20_1">
      <style:text-properties officeooo:paragraph-rsid="00a94df0"/>
    </style:style>
    <style:style style:name="P113" style:family="paragraph" style:parent-style-name="Heading_20_1">
      <style:text-properties officeooo:paragraph-rsid="00aa7928"/>
    </style:style>
    <style:style style:name="P114" style:family="paragraph" style:parent-style-name="Heading_20_1">
      <style:text-properties officeooo:paragraph-rsid="00ad404b"/>
    </style:style>
    <style:style style:name="P115" style:family="paragraph" style:parent-style-name="Heading_20_2">
      <style:text-properties fo:language="ca" fo:country="ES" officeooo:rsid="004e6e87" officeooo:paragraph-rsid="004e6e87"/>
    </style:style>
    <style:style style:name="P116" style:family="paragraph" style:parent-style-name="Heading_20_2">
      <style:text-properties fo:language="ca" fo:country="ES" officeooo:rsid="004e6e87" officeooo:paragraph-rsid="006402eb"/>
    </style:style>
    <style:style style:name="P117" style:family="paragraph" style:parent-style-name="Heading_20_2">
      <style:text-properties fo:language="ca" fo:country="ES" officeooo:rsid="004e6e87" officeooo:paragraph-rsid="007ec257"/>
    </style:style>
    <style:style style:name="P118" style:family="paragraph" style:parent-style-name="Heading_20_2">
      <style:text-properties fo:language="ca" fo:country="ES" officeooo:rsid="004e6e87" officeooo:paragraph-rsid="008034f8"/>
    </style:style>
    <style:style style:name="P119" style:family="paragraph" style:parent-style-name="Heading_20_2">
      <style:text-properties fo:language="ca" fo:country="ES" officeooo:rsid="004e6e87" officeooo:paragraph-rsid="008a50ad"/>
    </style:style>
    <style:style style:name="P120" style:family="paragraph" style:parent-style-name="Heading_20_2">
      <style:text-properties fo:language="ca" fo:country="ES" officeooo:rsid="004e6e87" officeooo:paragraph-rsid="008c309e"/>
    </style:style>
    <style:style style:name="P121" style:family="paragraph" style:parent-style-name="Heading_20_2">
      <style:text-properties fo:language="ca" fo:country="ES" officeooo:rsid="004e6e87" officeooo:paragraph-rsid="008e0df1"/>
    </style:style>
    <style:style style:name="P122" style:family="paragraph" style:parent-style-name="Heading_20_2">
      <style:text-properties fo:language="ca" fo:country="ES" officeooo:rsid="004e6e87" officeooo:paragraph-rsid="0091aa2c"/>
    </style:style>
    <style:style style:name="P123" style:family="paragraph" style:parent-style-name="Heading_20_2">
      <style:text-properties fo:language="ca" fo:country="ES" officeooo:rsid="004e6e87" officeooo:paragraph-rsid="0095680f"/>
    </style:style>
    <style:style style:name="P124" style:family="paragraph" style:parent-style-name="Heading_20_2">
      <style:text-properties fo:language="ca" fo:country="ES" officeooo:rsid="004e6e87" officeooo:paragraph-rsid="009a6cc4"/>
    </style:style>
    <style:style style:name="P125"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4ead5c" style:language-asian="en" style:country-asian="US"/>
    </style:style>
    <style:style style:name="P126"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127"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28"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8034f8" style:language-asian="en" style:country-asian="US"/>
    </style:style>
    <style:style style:name="P129"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30"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31"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a50ad" style:language-asian="en" style:country-asian="US"/>
    </style:style>
    <style:style style:name="P132"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d116b" style:language-asian="en" style:country-asian="US"/>
    </style:style>
    <style:style style:name="P133"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e0df1" style:language-asian="en" style:country-asian="US"/>
    </style:style>
    <style:style style:name="P134" style:family="paragraph" style:parent-style-name="Heading_20_2">
      <style:text-properties officeooo:paragraph-rsid="006402eb"/>
    </style:style>
    <style:style style:name="P135" style:family="paragraph" style:parent-style-name="Heading_20_2">
      <style:text-properties officeooo:paragraph-rsid="007ec257"/>
    </style:style>
    <style:style style:name="P136" style:family="paragraph" style:parent-style-name="Heading_20_2">
      <style:text-properties officeooo:paragraph-rsid="008034f8"/>
    </style:style>
    <style:style style:name="P137" style:family="paragraph" style:parent-style-name="Heading_20_2">
      <style:text-properties officeooo:paragraph-rsid="008a50ad"/>
    </style:style>
    <style:style style:name="P138" style:family="paragraph" style:parent-style-name="Heading_20_2">
      <style:text-properties officeooo:paragraph-rsid="008c309e"/>
    </style:style>
    <style:style style:name="P139" style:family="paragraph" style:parent-style-name="Heading_20_2">
      <style:text-properties officeooo:paragraph-rsid="008e0df1"/>
    </style:style>
    <style:style style:name="P140"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1aa2c"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41"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5680f"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42"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a6cc4"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43" style:family="paragraph" style:parent-style-name="Heading_20_2">
      <style:text-properties officeooo:paragraph-rsid="00a023b2"/>
    </style:style>
    <style:style style:name="P144" style:family="paragraph" style:parent-style-name="Heading_20_2">
      <style:text-properties officeooo:paragraph-rsid="00a87b9b"/>
    </style:style>
    <style:style style:name="P145" style:family="paragraph" style:parent-style-name="Heading_20_2">
      <style:text-properties officeooo:paragraph-rsid="00a94df0"/>
    </style:style>
    <style:style style:name="P146" style:family="paragraph" style:parent-style-name="Heading_20_2">
      <style:text-properties officeooo:paragraph-rsid="00aa7928"/>
    </style:style>
    <style:style style:name="P147" style:family="paragraph" style:parent-style-name="Heading_20_2">
      <style:text-properties officeooo:rsid="00ad404b" officeooo:paragraph-rsid="00ad404b"/>
    </style:style>
    <style:style style:name="P148" style:family="paragraph" style:parent-style-name="Heading_20_3">
      <style:text-properties officeooo:rsid="005969a7" officeooo:paragraph-rsid="005969a7"/>
    </style:style>
    <style:style style:name="P149" style:family="paragraph" style:parent-style-name="Heading_20_3">
      <style:text-properties officeooo:rsid="005969a7" officeooo:paragraph-rsid="006402eb"/>
    </style:style>
    <style:style style:name="P150" style:family="paragraph" style:parent-style-name="Heading_20_3">
      <style:text-properties officeooo:paragraph-rsid="004ead5c"/>
    </style:style>
    <style:style style:name="P151" style:family="paragraph" style:parent-style-name="Heading_20_3">
      <style:text-properties fo:language="ca" fo:country="ES" officeooo:rsid="005af419" officeooo:paragraph-rsid="005af419" style:language-asian="en" style:country-asian="US"/>
    </style:style>
    <style:style style:name="P152" style:family="paragraph" style:parent-style-name="Heading_20_3">
      <style:text-properties fo:language="ca" fo:country="ES" officeooo:rsid="005af419" officeooo:paragraph-rsid="006402eb" style:language-asian="en" style:country-asian="US"/>
    </style:style>
    <style:style style:name="P153" style:family="paragraph" style:parent-style-name="Heading_20_3">
      <style:text-properties fo:language="ca" fo:country="ES" officeooo:rsid="004aeefc" officeooo:paragraph-rsid="005af419" style:language-asian="en" style:country-asian="US"/>
    </style:style>
    <style:style style:name="P154" style:family="paragraph" style:parent-style-name="Heading_20_3">
      <style:text-properties fo:language="ca" fo:country="ES" officeooo:rsid="004aeefc" officeooo:paragraph-rsid="006402eb" style:language-asian="en" style:country-asian="US"/>
    </style:style>
    <style:style style:name="P155" style:family="paragraph" style:parent-style-name="Heading_20_3">
      <style:text-properties fo:language="ca" fo:country="ES" officeooo:rsid="004aeefc" officeooo:paragraph-rsid="007ec257" style:language-asian="en" style:country-asian="US"/>
    </style:style>
    <style:style style:name="P156" style:family="paragraph" style:parent-style-name="Heading_20_3">
      <style:text-properties fo:language="ca" fo:country="ES" officeooo:rsid="004aeefc" officeooo:paragraph-rsid="008034f8" style:language-asian="en" style:country-asian="US"/>
    </style:style>
    <style:style style:name="P157" style:family="paragraph" style:parent-style-name="Heading_20_3">
      <style:text-properties fo:language="ca" fo:country="ES" officeooo:rsid="004aeefc" officeooo:paragraph-rsid="008a50ad" style:language-asian="en" style:country-asian="US"/>
    </style:style>
    <style:style style:name="P158" style:family="paragraph" style:parent-style-name="Heading_20_3">
      <style:text-properties fo:language="ca" fo:country="ES" officeooo:rsid="004aeefc" officeooo:paragraph-rsid="008e0df1" style:language-asian="en" style:country-asian="US"/>
    </style:style>
    <style:style style:name="P159" style:family="paragraph" style:parent-style-name="Heading_20_3">
      <style:text-properties fo:language="ca" fo:country="ES" officeooo:rsid="004aeefc" officeooo:paragraph-rsid="0094f281" style:language-asian="en" style:country-asian="US"/>
    </style:style>
    <style:style style:name="P16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4aeefc" officeooo:paragraph-rsid="0091aa2c" style:language-asian="en" style:country-asian="US"/>
    </style:style>
    <style:style style:name="P161" style:family="paragraph" style:parent-style-name="Heading_20_3">
      <style:text-properties fo:language="ca" fo:country="ES" officeooo:rsid="004aeefc" officeooo:paragraph-rsid="0095680f" style:language-asian="en" style:country-asian="US"/>
    </style:style>
    <style:style style:name="P16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7ec257" style:language-asian="en" style:country-asian="US"/>
    </style:style>
    <style:style style:name="P16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034f8" style:language-asian="en" style:country-asian="US"/>
    </style:style>
    <style:style style:name="P16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a50ad" style:language-asian="en" style:country-asian="US"/>
    </style:style>
    <style:style style:name="P16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a023b2" style:language-asian="en" style:country-asian="US"/>
    </style:style>
    <style:style style:name="P16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16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16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6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70" style:family="paragraph" style:parent-style-name="Heading_20_3">
      <style:text-properties fo:language="ca" fo:country="ES" officeooo:rsid="0098a5ba" officeooo:paragraph-rsid="0098a5ba" style:language-asian="en" style:country-asian="US"/>
    </style:style>
    <style:style style:name="P171" style:family="paragraph" style:parent-style-name="Heading_20_3">
      <style:text-properties fo:language="ca" fo:country="ES" officeooo:rsid="004aeefc" officeooo:paragraph-rsid="008d116b" fo:background-color="transparent" style:language-asian="en" style:country-asian="US"/>
    </style:style>
    <style:style style:name="P17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7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transparent" style:language-asian="en" style:country-asian="US"/>
    </style:style>
    <style:style style:name="P17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5680f" fo:background-color="transparent" style:language-asian="en" style:country-asian="US"/>
    </style:style>
    <style:style style:name="P17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transparent" style:language-asian="en" style:country-asian="US"/>
    </style:style>
    <style:style style:name="P176" style:family="paragraph" style:parent-style-name="Heading_20_3">
      <style:text-properties officeooo:paragraph-rsid="006402eb"/>
    </style:style>
    <style:style style:name="P177" style:family="paragraph" style:parent-style-name="Heading_20_3">
      <style:paragraph-properties fo:margin-left="0cm" fo:margin-right="0cm" fo:margin-top="0.199cm" fo:margin-bottom="0.199cm" style:contextual-spacing="false" fo:text-indent="0cm" style:auto-text-indent="false"/>
      <style:text-properties officeooo:paragraph-rsid="008c309e" fo:background-color="transparent"/>
    </style:style>
    <style:style style:name="P178" style:family="paragraph" style:parent-style-name="Heading_20_3">
      <style:paragraph-properties fo:margin-left="0cm" fo:margin-right="0cm" fo:margin-top="0.199cm" fo:margin-bottom="0.199cm" style:contextual-spacing="false" fo:text-indent="0cm" style:auto-text-indent="false"/>
      <style:text-properties officeooo:paragraph-rsid="008e0df1"/>
    </style:style>
    <style:style style:name="P179" style:family="paragraph" style:parent-style-name="Heading_20_3">
      <style:text-properties style:font-name="Bariol Regular2" fo:font-size="12pt" fo:font-style="italic" fo:font-weight="bold" officeooo:rsid="00a1e6e4" officeooo:paragraph-rsid="00a1e6e4" style:font-size-asian="13pt" style:language-asian="en" style:country-asian="US" style:font-weight-asian="bold" style:font-name-complex="Arial" style:font-size-complex="13pt" style:font-weight-complex="bold"/>
    </style:style>
    <style:style style:name="P180" style:family="paragraph" style:parent-style-name="List_20_Contents" style:list-style-name="L3">
      <style:paragraph-properties fo:margin-top="0.199cm" fo:margin-bottom="0.199cm" style:contextual-spacing="false"/>
      <style:text-properties fo:language="ca" fo:country="ES" officeooo:rsid="0058995d" officeooo:paragraph-rsid="0058995d" style:language-asian="en" style:country-asian="US"/>
    </style:style>
    <style:style style:name="P181" style:family="paragraph" style:parent-style-name="List_20_Contents" style:list-style-name="L4">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182" style:family="paragraph" style:parent-style-name="List_20_Contents" style:list-style-name="L3">
      <style:paragraph-properties fo:margin-top="0.199cm" fo:margin-bottom="0.199cm" style:contextual-spacing="false"/>
      <style:text-properties fo:language="ca" fo:country="ES" officeooo:rsid="005ff739" officeooo:paragraph-rsid="005ff739" style:language-asian="en" style:country-asian="US"/>
    </style:style>
    <style:style style:name="P183" style:family="paragraph" style:parent-style-name="List_20_Contents" style:list-style-name="L3">
      <style:paragraph-properties fo:margin-top="0.199cm" fo:margin-bottom="0.199cm" style:contextual-spacing="false"/>
      <style:text-properties fo:language="ca" fo:country="ES" officeooo:rsid="006223b4" officeooo:paragraph-rsid="006223b4" style:language-asian="en" style:country-asian="US"/>
    </style:style>
    <style:style style:name="P184" style:family="paragraph" style:parent-style-name="List_20_Contents" style:list-style-name="L3">
      <style:paragraph-properties fo:margin-top="0.199cm" fo:margin-bottom="0.199cm" style:contextual-spacing="false"/>
      <style:text-properties fo:language="ca" fo:country="ES" officeooo:rsid="006223b4" officeooo:paragraph-rsid="006402eb" style:language-asian="en" style:country-asian="US"/>
    </style:style>
    <style:style style:name="P185" style:family="paragraph" style:parent-style-name="List_20_Contents" style:list-style-name="L5">
      <style:paragraph-properties fo:margin-top="0.199cm" fo:margin-bottom="0.199cm" style:contextual-spacing="false"/>
      <style:text-properties fo:language="ca" fo:country="ES" officeooo:rsid="0058a27e" officeooo:paragraph-rsid="0058a27e" style:language-asian="en" style:country-asian="US"/>
    </style:style>
    <style:style style:name="P186" style:family="paragraph" style:parent-style-name="List_20_Contents" style:list-style-name="L7">
      <style:paragraph-properties fo:margin-top="0.199cm" fo:margin-bottom="0.199cm" style:contextual-spacing="false"/>
      <style:text-properties fo:language="ca" fo:country="ES" officeooo:rsid="0065ffa6" officeooo:paragraph-rsid="0065ffa6" style:language-asian="en" style:country-asian="US"/>
    </style:style>
    <style:style style:name="P187" style:family="paragraph" style:parent-style-name="List_20_Contents" style:list-style-name="L9">
      <style:paragraph-properties fo:margin-top="0.199cm" fo:margin-bottom="0.199cm" style:contextual-spacing="false"/>
      <style:text-properties fo:language="ca" fo:country="ES" officeooo:rsid="0065ffa6" officeooo:paragraph-rsid="0065ffa6" style:language-asian="en" style:country-asian="US"/>
    </style:style>
    <style:style style:name="P188" style:family="paragraph" style:parent-style-name="List_20_Contents" style:list-style-name="L8">
      <style:paragraph-properties fo:margin-top="0.199cm" fo:margin-bottom="0.199cm" style:contextual-spacing="false"/>
      <style:text-properties fo:language="ca" fo:country="ES" officeooo:rsid="00649516" officeooo:paragraph-rsid="00649516" style:language-asian="en" style:country-asian="US"/>
    </style:style>
    <style:style style:name="P189" style:family="paragraph" style:parent-style-name="List_20_Contents" style:list-style-name="L10">
      <style:paragraph-properties fo:margin-top="0.199cm" fo:margin-bottom="0.199cm" style:contextual-spacing="false"/>
      <style:text-properties fo:language="ca" fo:country="ES" officeooo:rsid="006c1539" officeooo:paragraph-rsid="006402eb" style:language-asian="en" style:country-asian="US"/>
    </style:style>
    <style:style style:name="P190" style:family="paragraph" style:parent-style-name="List_20_Contents" style:list-style-name="L13">
      <style:paragraph-properties fo:margin-top="0.199cm" fo:margin-bottom="0.199cm" style:contextual-spacing="false"/>
      <style:text-properties fo:language="ca" fo:country="ES" officeooo:rsid="006fc3de" officeooo:paragraph-rsid="007ec257" style:language-asian="en" style:country-asian="US"/>
    </style:style>
    <style:style style:name="P191" style:family="paragraph" style:parent-style-name="List_20_Contents" style:list-style-name="L13">
      <style:paragraph-properties fo:margin-top="0.199cm" fo:margin-bottom="0.199cm" style:contextual-spacing="false"/>
      <style:text-properties fo:language="ca" fo:country="ES" officeooo:rsid="00711bc8" officeooo:paragraph-rsid="007ec257" style:language-asian="en" style:country-asian="US"/>
    </style:style>
    <style:style style:name="P192" style:family="paragraph" style:parent-style-name="List_20_Contents" style:list-style-name="L13">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93" style:family="paragraph" style:parent-style-name="List_20_Contents" style:list-style-name="L26">
      <style:paragraph-properties fo:margin-left="0cm" fo:margin-right="0cm" fo:margin-top="0.199cm" fo:margin-bottom="0.199cm" style:contextual-spacing="false" fo:text-indent="0cm" style:auto-text-indent="false"/>
      <style:text-properties fo:language="ca" fo:country="ES" officeooo:rsid="00a023b2" officeooo:paragraph-rsid="00a023b2" fo:background-color="transparent" style:language-asian="en" style:country-asian="US"/>
    </style:style>
    <style:style style:name="P194" style:family="paragraph" style:parent-style-name="List_20_Contents" style:list-style-name="L3">
      <style:paragraph-properties fo:margin-top="0.199cm" fo:margin-bottom="0.199cm" style:contextual-spacing="false"/>
      <style:text-properties officeooo:rsid="005969a7" officeooo:paragraph-rsid="005969a7"/>
    </style:style>
    <style:style style:name="P195" style:family="paragraph" style:parent-style-name="List_20_Contents" style:list-style-name="L4">
      <style:paragraph-properties fo:margin-top="0.199cm" fo:margin-bottom="0.199cm" style:contextual-spacing="false"/>
      <style:text-properties officeooo:rsid="0058995d" officeooo:paragraph-rsid="0058995d"/>
    </style:style>
    <style:style style:name="P196" style:family="paragraph" style:parent-style-name="List_20_Contents" style:list-style-name="L27"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fo:keep-with-next="always" style:writing-mode="lr-tb">
        <style:tab-stops/>
      </style:paragraph-properties>
      <style:text-properties style:font-name="Noto Sans" fo:font-size="11pt" fo:language="ca" fo:country="ES" officeooo:rsid="002f5981" officeooo:paragraph-rsid="009d843a" style:font-size-asian="11pt" style:language-asian="en" style:country-asian="US" style:font-size-complex="11pt"/>
    </style:style>
    <style:style style:name="P197"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1"/>
    </style:style>
    <style:style style:name="P198" style:family="paragraph" style:parent-style-name="Standard" style:list-style-name="">
      <style:text-properties fo:language="ca" fo:country="ES" officeooo:paragraph-rsid="000b1b47"/>
    </style:style>
    <style:style style:name="P199" style:family="paragraph" style:parent-style-name="Standard" style:list-style-name="">
      <style:paragraph-properties fo:break-before="page"/>
      <style:text-properties fo:language="ca" fo:country="ES" officeooo:paragraph-rsid="000b1b47"/>
    </style:style>
    <style:style style:name="P200" style:family="paragraph" style:parent-style-name="Standard" style:list-style-name="L9">
      <style:paragraph-properties fo:margin-top="0.199cm" fo:margin-bottom="0.199cm" style:contextual-spacing="false"/>
      <style:text-properties fo:language="ca" fo:country="ES" style:text-underline-style="none" officeooo:rsid="00672415" officeooo:paragraph-rsid="00672415" style:language-asian="en" style:country-asian="US"/>
    </style:style>
    <style:style style:name="P201" style:family="paragraph" style:parent-style-name="Standard" style:list-style-name="L12">
      <style:paragraph-properties fo:margin-top="0.199cm" fo:margin-bottom="0.199cm" style:contextual-spacing="false"/>
      <style:text-properties fo:language="ca" fo:country="ES" officeooo:rsid="00739df9" officeooo:paragraph-rsid="007ec257" style:language-asian="en" style:country-asian="US"/>
    </style:style>
    <style:style style:name="P202" style:family="paragraph" style:parent-style-name="Standard" style:list-style-name="L12">
      <style:paragraph-properties fo:margin-top="0.199cm" fo:margin-bottom="0.199cm" style:contextual-spacing="false"/>
      <style:text-properties fo:language="ca" fo:country="ES" officeooo:rsid="00779879" officeooo:paragraph-rsid="007ec257" style:language-asian="en" style:country-asian="US"/>
    </style:style>
    <style:style style:name="P203" style:family="paragraph" style:parent-style-name="Standard" style:list-style-name="L13">
      <style:paragraph-properties fo:margin-top="0.199cm" fo:margin-bottom="0.199cm" style:contextual-spacing="false"/>
      <style:text-properties fo:language="ca" fo:country="ES" officeooo:rsid="00779879" officeooo:paragraph-rsid="007ec257" style:language-asian="en" style:country-asian="US"/>
    </style:style>
    <style:style style:name="P204" style:family="paragraph" style:parent-style-name="Standard" style:list-style-name="L14">
      <style:paragraph-properties fo:margin-top="0.199cm" fo:margin-bottom="0.199cm" style:contextual-spacing="false"/>
      <style:text-properties fo:language="ca" fo:country="ES" officeooo:rsid="00828906" officeooo:paragraph-rsid="007ec257" style:language-asian="en" style:country-asian="US"/>
    </style:style>
    <style:style style:name="P205" style:family="paragraph" style:parent-style-name="Standard" style:list-style-name="L14">
      <style:paragraph-properties fo:margin-top="0.199cm" fo:margin-bottom="0.199cm" style:contextual-spacing="false"/>
      <style:text-properties fo:language="ca" fo:country="ES" officeooo:rsid="0083fc32" officeooo:paragraph-rsid="007ec257" style:language-asian="en" style:country-asian="US"/>
    </style:style>
    <style:style style:name="P206" style:family="paragraph" style:parent-style-name="Standard" style:list-style-name="L15">
      <style:paragraph-properties fo:margin-top="0.199cm" fo:margin-bottom="0.199cm" style:contextual-spacing="false"/>
      <style:text-properties fo:language="ca" fo:country="ES" officeooo:rsid="0079d332" officeooo:paragraph-rsid="007ec257" style:language-asian="en" style:country-asian="US"/>
    </style:style>
    <style:style style:name="P207" style:family="paragraph" style:parent-style-name="Standard" style:list-style-name="L17">
      <style:paragraph-properties fo:margin-top="0.199cm" fo:margin-bottom="0.199cm" style:contextual-spacing="false" fo:text-align="start" style:justify-single-word="false"/>
      <style:text-properties fo:language="ca" fo:country="ES" officeooo:rsid="0080b2bb" officeooo:paragraph-rsid="0080b2bb" style:language-asian="en" style:country-asian="US"/>
    </style:style>
    <style:style style:name="P208" style:family="paragraph" style:parent-style-name="Standard" style:list-style-name="L18">
      <style:paragraph-properties fo:margin-top="0.199cm" fo:margin-bottom="0.199cm" style:contextual-spacing="false"/>
      <style:text-properties fo:language="ca" fo:country="ES" officeooo:rsid="0080b2bb" officeooo:paragraph-rsid="0080b2bb" style:language-asian="en" style:country-asian="US"/>
    </style:style>
    <style:style style:name="P209" style:family="paragraph" style:parent-style-name="Standard" style:list-style-name="L18">
      <style:paragraph-properties fo:margin-top="0.199cm" fo:margin-bottom="0.199cm" style:contextual-spacing="false"/>
      <style:text-properties fo:language="ca" fo:country="ES" officeooo:rsid="0043850a" officeooo:paragraph-rsid="008034f8" style:language-asian="en" style:country-asian="US"/>
    </style:style>
    <style:style style:name="P210" style:family="paragraph" style:parent-style-name="Standard" style:list-style-name="L19">
      <style:paragraph-properties fo:margin-top="0.199cm" fo:margin-bottom="0.199cm" style:contextual-spacing="false"/>
      <style:text-properties fo:language="ca" fo:country="ES" officeooo:rsid="008034f8" officeooo:paragraph-rsid="008034f8" style:language-asian="en" style:country-asian="US"/>
    </style:style>
    <style:style style:name="P211" style:family="paragraph" style:parent-style-name="Standard" style:list-style-name="L12">
      <style:paragraph-properties fo:margin-top="0.199cm" fo:margin-bottom="0.199cm" style:contextual-spacing="false"/>
      <style:text-properties fo:language="ca" fo:country="ES" officeooo:rsid="00a023b2" officeooo:paragraph-rsid="00a023b2" style:language-asian="en" style:country-asian="US"/>
    </style:style>
    <style:style style:name="P212" style:family="paragraph" style:parent-style-name="Standard" style:list-style-name="L2">
      <style:text-properties officeooo:rsid="005ff739" officeooo:paragraph-rsid="005969a7"/>
    </style:style>
    <style:style style:name="P213" style:family="paragraph" style:parent-style-name="Standard" style:list-style-name="L6">
      <style:text-properties officeooo:rsid="005ff739" officeooo:paragraph-rsid="006402eb"/>
    </style:style>
    <style:style style:name="P214" style:family="paragraph" style:parent-style-name="Standard" style:list-style-name="L6">
      <style:text-properties officeooo:rsid="006402eb" officeooo:paragraph-rsid="006402eb"/>
    </style:style>
    <style:style style:name="P215" style:family="paragraph" style:parent-style-name="Standard" style:list-style-name="L6">
      <style:text-properties officeooo:rsid="0065ddb6" officeooo:paragraph-rsid="0065ddb6"/>
    </style:style>
    <style:style style:name="P216" style:family="paragraph" style:parent-style-name="Standard" style:list-style-name="L6">
      <style:text-properties officeooo:rsid="00672415" officeooo:paragraph-rsid="00672415"/>
    </style:style>
    <style:style style:name="P217" style:family="paragraph" style:parent-style-name="Standard" style:list-style-name="L9">
      <style:paragraph-properties fo:margin-top="0.199cm" fo:margin-bottom="0.199cm" style:contextual-spacing="false"/>
      <style:text-properties officeooo:paragraph-rsid="00672415"/>
    </style:style>
    <style:style style:name="P218" style:family="paragraph" style:parent-style-name="Standard" style:list-style-name="L14">
      <style:paragraph-properties fo:margin-top="0.199cm" fo:margin-bottom="0.199cm" style:contextual-spacing="false"/>
      <style:text-properties officeooo:rsid="00828906" officeooo:paragraph-rsid="007ec257"/>
    </style:style>
    <style:style style:name="P219" style:family="paragraph" style:parent-style-name="Standard" style:list-style-name="L20">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a50ad" style:font-size-asian="11pt" style:language-asian="en" style:country-asian="US" style:font-size-complex="11pt"/>
    </style:style>
    <style:style style:name="P220" style:family="paragraph" style:parent-style-name="Standard" style:list-style-name="L21">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221" style:family="paragraph" style:parent-style-name="Standard" style:list-style-name="L23">
      <style:paragraph-properties fo:margin-top="0.199cm" fo:margin-bottom="0.199cm" style:contextual-spacing="false"/>
      <style:text-properties style:font-name="Noto Sans" fo:font-size="11pt" fo:language="ca" fo:country="ES" officeooo:rsid="008a50ad" officeooo:paragraph-rsid="008e0df1" style:font-size-asian="11pt" style:language-asian="en" style:country-asian="US" style:font-size-complex="11pt"/>
    </style:style>
    <style:style style:name="P222" style:family="paragraph" style:parent-style-name="Standard" style:list-style-name="L22">
      <style:paragraph-properties fo:margin-top="0.199cm" fo:margin-bottom="0.199cm" style:contextual-spacing="false"/>
      <style:text-properties style:font-name="Noto Sans" fo:font-size="11pt" fo:language="ca" fo:country="ES" officeooo:rsid="00901208" officeooo:paragraph-rsid="00901208" fo:background-color="transparent" style:font-size-asian="11pt" style:language-asian="en" style:country-asian="US" style:font-size-complex="11pt"/>
    </style:style>
    <style:style style:name="P223" style:family="paragraph" style:parent-style-name="Standard" style:list-style-name="L22">
      <style:paragraph-properties fo:margin-top="0.199cm" fo:margin-bottom="0.199cm" style:contextual-spacing="false"/>
      <style:text-properties style:font-name="Noto Sans" fo:font-size="11pt" fo:language="ca" fo:country="ES" officeooo:rsid="008f54ba" officeooo:paragraph-rsid="008f54ba" fo:background-color="transparent" style:font-size-asian="11pt" style:language-asian="en" style:country-asian="US" style:font-size-complex="11pt"/>
    </style:style>
    <style:style style:name="P224" style:family="paragraph" style:parent-style-name="Standard" style:list-style-name="L25">
      <style:text-properties style:font-name="Noto Sans" fo:font-size="11pt" officeooo:rsid="0091aa2c" officeooo:paragraph-rsid="0091aa2c" style:font-size-asian="11pt" style:language-asian="en" style:country-asian="US" style:font-size-complex="11pt"/>
    </style:style>
    <style:style style:name="P225" style:family="paragraph" style:parent-style-name="Standard" style:list-style-name="L24">
      <style:text-properties officeooo:paragraph-rsid="0091aa2c"/>
    </style:style>
    <style:style style:name="P226" style:family="paragraph" style:parent-style-name="Standard" style:list-style-name="L25">
      <style:text-properties officeooo:rsid="0091aa2c" officeooo:paragraph-rsid="0091aa2c"/>
    </style:style>
    <style:style style:name="P227" style:family="paragraph" style:parent-style-name="Standard">
      <style:text-properties officeooo:paragraph-rsid="00ad404b"/>
    </style:style>
    <style:style style:name="P228" style:family="paragraph" style:parent-style-name="Table_20_Contents">
      <style:paragraph-properties fo:text-align="start" style:justify-single-word="false"/>
      <style:text-properties style:font-name="Courier New" fo:font-size="10pt" officeooo:paragraph-rsid="00ad404b" style:font-size-asian="10pt" style:font-size-complex="10pt"/>
    </style:style>
    <style:style style:name="P229" style:family="paragraph" style:parent-style-name="Text_20_body" style:list-style-name="L1">
      <style:text-properties fo:language="ca" fo:country="ES" officeooo:rsid="00585e4a" officeooo:paragraph-rsid="00585e4a" fo:background-color="#ffff00"/>
    </style:style>
    <style:style style:name="P230" style:family="paragraph" style:parent-style-name="Text_20_body" style:list-style-name="L1">
      <style:text-properties fo:language="ca" fo:country="ES" officeooo:rsid="00585e4a" officeooo:paragraph-rsid="006402eb" fo:background-color="#ffff00"/>
    </style:style>
    <style:style style:name="P231" style:family="paragraph" style:parent-style-name="Text_20_body" style:list-style-name="L11">
      <style:text-properties fo:language="ca" fo:country="ES" officeooo:rsid="00585e4a" officeooo:paragraph-rsid="007ec257" fo:background-color="#ffff00"/>
    </style:style>
    <style:style style:name="P232" style:family="paragraph" style:parent-style-name="Text_20_body" style:list-style-name="L11">
      <style:text-properties fo:language="ca" fo:country="ES" officeooo:rsid="00585e4a" officeooo:paragraph-rsid="008034f8" fo:background-color="#ffff00"/>
    </style:style>
    <style:style style:name="P233" style:family="paragraph" style:parent-style-name="Text_20_body" style:list-style-name="L11">
      <style:text-properties fo:language="ca" fo:country="ES" officeooo:rsid="00585e4a" officeooo:paragraph-rsid="008a50ad" fo:background-color="#ffff00"/>
    </style:style>
    <style:style style:name="P234"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235"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236"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1aa2c" fo:background-color="#ffff00" style:language-asian="en" style:country-asian="US"/>
    </style:style>
    <style:style style:name="P237"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238" style:family="paragraph" style:parent-style-name="Text_20_body" style:list-style-name="L27">
      <style:paragraph-properties fo:margin-top="0.199cm" fo:margin-bottom="0.199cm" style:contextual-spacing="false"/>
      <style:text-properties fo:language="ca" fo:country="ES" officeooo:rsid="00585e4a" officeooo:paragraph-rsid="009d843a" fo:background-color="#ffff00" style:language-asian="en" style:country-asian="US"/>
    </style:style>
    <style:style style:name="P239" style:family="paragraph" style:parent-style-name="Text_20_body" style:list-style-name="L28">
      <style:paragraph-properties fo:margin-top="0.199cm" fo:margin-bottom="0.199cm" style:contextual-spacing="false"/>
      <style:text-properties fo:language="ca" fo:country="ES" officeooo:rsid="00585e4a" officeooo:paragraph-rsid="00a7f6b7" fo:background-color="#ffff00" style:language-asian="en" style:country-asian="US"/>
    </style:style>
    <style:style style:name="P240" style:family="paragraph" style:parent-style-name="Text_20_body" style:list-style-name="L28">
      <style:paragraph-properties fo:margin-top="0.199cm" fo:margin-bottom="0.199cm" style:contextual-spacing="false"/>
      <style:text-properties fo:language="ca" fo:country="ES" officeooo:rsid="00585e4a" officeooo:paragraph-rsid="00a87b9b" fo:background-color="#ffff00" style:language-asian="en" style:country-asian="US"/>
    </style:style>
    <style:style style:name="P241" style:family="paragraph" style:parent-style-name="Text_20_body" style:list-style-name="L28">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242" style:family="paragraph" style:parent-style-name="Text_20_body" style:list-style-name="L28">
      <style:paragraph-properties fo:margin-top="0.199cm" fo:margin-bottom="0.199cm" style:contextual-spacing="false"/>
      <style:text-properties fo:language="ca" fo:country="ES" officeooo:rsid="00585e4a" officeooo:paragraph-rsid="00aa7928" fo:background-color="#ffff00" style:language-asian="en" style:country-asian="US"/>
    </style:style>
    <style:style style:name="P243" style:family="paragraph" style:parent-style-name="Text_20_body">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244" style:family="paragraph" style:parent-style-name="Text_20_body">
      <style:paragraph-properties fo:margin-top="0.199cm" fo:margin-bottom="0.199cm" style:contextual-spacing="false"/>
      <style:text-properties fo:language="ca" fo:country="ES" officeooo:rsid="00585e4a" officeooo:paragraph-rsid="00ad404b" fo:background-color="#ffff00" style:language-asian="en" style:country-asian="US"/>
    </style:style>
    <style:style style:name="P245" style:family="paragraph" style:parent-style-name="Text_20_body">
      <style:paragraph-properties fo:margin-top="0.199cm" fo:margin-bottom="0.199cm" style:contextual-spacing="false" fo:break-before="page"/>
      <style:text-properties fo:language="ca" fo:country="ES" officeooo:rsid="00585e4a" officeooo:paragraph-rsid="00ad404b" fo:background-color="#ffff00" style:language-asian="en" style:country-asian="US"/>
    </style:style>
    <style:style style:name="P246"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paragraph-rsid="0095680f" fo:background-color="#ffff00"/>
    </style:style>
    <style:style style:name="P247" style:family="paragraph" style:parent-style-name="Text_20_body" style:list-style-name="L16">
      <style:paragraph-properties fo:margin-top="0.199cm" fo:margin-bottom="0.199cm" style:contextual-spacing="false"/>
      <style:text-properties fo:language="ca" fo:country="ES" officeooo:rsid="006fc3de" officeooo:paragraph-rsid="007ec257" style:language-asian="en" style:country-asian="US"/>
    </style:style>
    <style:style style:name="P248" style:family="paragraph" style:parent-style-name="Text_20_body" style:list-style-name="L16">
      <style:paragraph-properties fo:margin-top="0.199cm" fo:margin-bottom="0.199cm" style:contextual-spacing="false"/>
      <style:text-properties fo:language="ca" fo:country="ES" officeooo:rsid="00751bb8" officeooo:paragraph-rsid="007ec257" style:language-asian="en" style:country-asian="US"/>
    </style:style>
    <style:style style:name="P249" style:family="paragraph" style:parent-style-name="Text_20_body" style:list-style-name="L27">
      <style:text-properties style:font-name="Noto Sans" fo:font-size="11pt" officeooo:rsid="009a6cc4" officeooo:paragraph-rsid="009a6cc4" style:font-size-asian="11pt" style:language-asian="en" style:country-asian="US" style:font-size-complex="11pt"/>
    </style:style>
    <style:style style:name="P250" style:family="paragraph" style:parent-style-name="Text_20_body" style:list-style-name="L28">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251" style:family="paragraph" style:parent-style-name="Text_20_body">
      <style:paragraph-properties fo:margin-top="0.199cm" fo:margin-bottom="0.199cm" style:contextual-spacing="false"/>
      <style:text-properties style:font-name="Noto Sans" fo:font-size="11pt" fo:language="ca" fo:country="ES" style:text-underline-style="none" fo:font-weight="normal" officeooo:rsid="00585e4a" officeooo:paragraph-rsid="00aa7928" fo:background-color="#ffff00" style:font-size-asian="11pt" style:language-asian="en" style:country-asian="US" style:font-weight-asian="normal" style:font-size-complex="11pt" style:font-weight-complex="normal"/>
    </style:style>
    <style:style style:name="P252" style:family="paragraph" style:parent-style-name="Text_20_body" style:list-style-name="L27"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style>
    <style:style style:name="P253" style:family="paragraph" style:parent-style-name="Text_20_body" style:list-style-name="L28"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officeooo:paragraph-rsid="00a87b9b"/>
    </style:style>
    <style:style style:name="P254"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officeooo:rsid="00a1e6e4" officeooo:paragraph-rsid="00a1e6e4"/>
    </style:style>
    <style:style style:name="P255"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3abd2" style:font-weight-asian="normal" style:font-weight-complex="normal"/>
    </style:style>
    <style:style style:name="P256"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5faf7" style:font-weight-asian="normal" style:font-weight-complex="normal"/>
    </style:style>
    <style:style style:name="P257" style:family="paragraph" style:parent-style-name="Text_20_body">
      <style:text-properties officeooo:paragraph-rsid="00ad404b"/>
    </style:style>
    <style:style style:name="P258" style:family="paragraph" style:parent-style-name="Text_20_body">
      <style:text-properties officeooo:rsid="00ad404b" officeooo:paragraph-rsid="00ad404b"/>
    </style:style>
    <style:style style:name="P259"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officeooo:rsid="00ad404b" officeooo:paragraph-rsid="00ad404b"/>
    </style:style>
    <style:style style:name="P260"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261" style:family="paragraph">
      <loext:graphic-properties draw:fill="none"/>
      <style:paragraph-properties fo:text-align="start"/>
    </style:style>
    <style:style style:name="P262" style:family="paragraph">
      <loext:graphic-properties draw:fill="none"/>
      <style:paragraph-properties fo:text-align="start"/>
      <style:text-properties fo:font-size="18pt"/>
    </style:style>
    <style:style style:name="T1" style:family="text">
      <style:text-properties officeooo:rsid="0071e3fc"/>
    </style:style>
    <style:style style:name="T2" style:family="text">
      <style:text-properties fo:font-size="10pt" style:font-size-asian="10pt" style:font-size-complex="10pt"/>
    </style:style>
    <style:style style:name="T3" style:family="text">
      <style:text-properties fo:font-size="10pt" officeooo:rsid="0037c900" style:font-size-asian="10pt" style:font-size-complex="10pt"/>
    </style:style>
    <style:style style:name="T4" style:family="text">
      <style:text-properties fo:font-size="10pt" officeooo:rsid="00361c42" style:font-size-asian="10pt" style:font-size-complex="10pt"/>
    </style:style>
    <style:style style:name="T5" style:family="text">
      <style:text-properties officeooo:rsid="0037c900"/>
    </style:style>
    <style:style style:name="T6" style:family="text">
      <style:text-properties officeooo:rsid="0052784f" fo:background-color="transparent" loext:char-shading-value="0"/>
    </style:style>
    <style:style style:name="T7" style:family="text">
      <style:text-properties officeooo:rsid="0052b619" fo:background-color="transparent" loext:char-shading-value="0"/>
    </style:style>
    <style:style style:name="T8" style:family="text">
      <style:text-properties officeooo:rsid="000cf839"/>
    </style:style>
    <style:style style:name="T9" style:family="text">
      <style:text-properties officeooo:rsid="000efb83"/>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61c42" style:font-size-asian="16pt" style:font-weight-asian="bold" style:font-size-complex="16pt" style:font-weight-complex="bold"/>
    </style:style>
    <style:style style:name="T12" style:family="text">
      <style:text-properties officeooo:rsid="0033e65f"/>
    </style:style>
    <style:style style:name="T13" style:family="text">
      <style:text-properties officeooo:rsid="0049313f"/>
    </style:style>
    <style:style style:name="T14" style:family="text">
      <style:text-properties officeooo:rsid="004e6e87"/>
    </style:style>
    <style:style style:name="T15" style:family="text">
      <style:text-properties fo:language="ca" fo:country="ES" style:language-asian="en" style:country-asian="US"/>
    </style:style>
    <style:style style:name="T16" style:family="text">
      <style:text-properties fo:language="ca" fo:country="ES" officeooo:rsid="0058995d" style:language-asian="en" style:country-asian="US"/>
    </style:style>
    <style:style style:name="T17" style:family="text">
      <style:text-properties fo:language="ca" fo:country="ES" officeooo:rsid="004ead5c" style:language-asian="en" style:country-asian="US"/>
    </style:style>
    <style:style style:name="T18" style:family="text">
      <style:text-properties fo:language="ca" fo:country="ES" officeooo:rsid="005969a7" style:language-asian="en" style:country-asian="US"/>
    </style:style>
    <style:style style:name="T19" style:family="text">
      <style:text-properties fo:language="ca" fo:country="ES" officeooo:rsid="0043850a" style:language-asian="en" style:country-asian="US"/>
    </style:style>
    <style:style style:name="T20" style:family="text">
      <style:text-properties fo:language="ca" fo:country="ES" officeooo:rsid="0082eefb" style:language-asian="en" style:country-asian="US"/>
    </style:style>
    <style:style style:name="T21" style:family="text">
      <style:text-properties fo:language="ca" fo:country="ES" officeooo:rsid="00878a95" style:language-asian="en" style:country-asian="US"/>
    </style:style>
    <style:style style:name="T22" style:family="text">
      <style:text-properties fo:language="ca" fo:country="ES" officeooo:rsid="006fc3de" style:language-asian="en" style:country-asian="US"/>
    </style:style>
    <style:style style:name="T23" style:family="text">
      <style:text-properties fo:language="ca" fo:country="ES" style:text-underline-style="none" officeooo:rsid="00672415" style:language-asian="en" style:country-asian="US"/>
    </style:style>
    <style:style style:name="T24" style:family="text">
      <style:text-properties fo:language="ca" fo:country="ES" style:text-underline-style="none" officeooo:rsid="0065ffa6" style:language-asian="en" style:country-asian="US"/>
    </style:style>
    <style:style style:name="T25" style:family="text">
      <style:text-properties fo:language="ca" fo:country="ES" style:text-underline-style="none" officeooo:rsid="00782a47" style:language-asian="en" style:country-asian="US"/>
    </style:style>
    <style:style style:name="T26" style:family="text">
      <style:text-properties officeooo:rsid="004ead5c"/>
    </style:style>
    <style:style style:name="T27" style:family="text">
      <style:text-properties fo:font-weight="bold" officeooo:rsid="0052784f" fo:background-color="transparent" loext:char-shading-value="0"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officeooo:rsid="00585e4a" style:font-weight-asian="bold" style:font-weight-complex="bold"/>
    </style:style>
    <style:style style:name="T30" style:family="text">
      <style:text-properties fo:font-weight="bold" officeooo:rsid="006402eb" style:font-weight-asian="bold" style:font-weight-complex="bold"/>
    </style:style>
    <style:style style:name="T31" style:family="text">
      <style:text-properties fo:font-weight="bold" officeooo:rsid="006d3931" style:font-weight-asian="bold" style:font-weight-complex="bold"/>
    </style:style>
    <style:style style:name="T32" style:family="text">
      <style:text-properties fo:font-weight="bold" officeooo:rsid="00809be9" style:font-weight-asian="bold" style:font-weight-complex="bold"/>
    </style:style>
    <style:style style:name="T33" style:family="text">
      <style:text-properties fo:font-weight="bold" officeooo:rsid="008034f8" style:font-weight-asian="bold" style:font-weight-complex="bold"/>
    </style:style>
    <style:style style:name="T34" style:family="text">
      <style:text-properties fo:font-weight="bold" officeooo:rsid="0085bcbe" style:font-weight-asian="bold" style:font-weight-complex="bold"/>
    </style:style>
    <style:style style:name="T35" style:family="text">
      <style:text-properties fo:font-weight="bold" officeooo:rsid="008d116b" style:font-weight-asian="bold" style:font-weight-complex="bold"/>
    </style:style>
    <style:style style:name="T36" style:family="text">
      <style:text-properties fo:font-weight="bold" officeooo:rsid="008a50ad" style:font-weight-asian="bold" style:font-weight-complex="bold"/>
    </style:style>
    <style:style style:name="T37" style:family="text">
      <style:text-properties fo:font-weight="bold" officeooo:rsid="009db2e0" style:font-weight-asian="bold" style:font-weight-complex="bold"/>
    </style:style>
    <style:style style:name="T38" style:family="text">
      <style:text-properties fo:font-weight="bold" officeooo:rsid="00a3abd2" style:language-asian="en" style:country-asian="US" style:font-weight-asian="bold" style:font-weight-complex="bold"/>
    </style:style>
    <style:style style:name="T39" style:family="text">
      <style:text-properties officeooo:rsid="0057089a"/>
    </style:style>
    <style:style style:name="T40" style:family="text">
      <style:text-properties officeooo:rsid="00585e4a"/>
    </style:style>
    <style:style style:name="T41" style:family="text">
      <style:text-properties officeooo:rsid="00591cff"/>
    </style:style>
    <style:style style:name="T42" style:family="text">
      <style:text-properties officeooo:rsid="005969a7"/>
    </style:style>
    <style:style style:name="T43" style:family="text">
      <style:text-properties officeooo:rsid="005dcaac"/>
    </style:style>
    <style:style style:name="T44" style:family="text">
      <style:text-properties officeooo:rsid="006402eb"/>
    </style:style>
    <style:style style:name="T45" style:family="text">
      <style:text-properties style:font-name="Courier New" fo:font-size="9pt" style:font-size-asian="9pt" style:font-size-complex="9pt"/>
    </style:style>
    <style:style style:name="T46" style:family="text">
      <style:text-properties style:font-name="Courier New" fo:font-size="8pt" style:font-size-asian="8pt" style:font-size-complex="8pt"/>
    </style:style>
    <style:style style:name="T47" style:family="text">
      <style:text-properties style:font-name="Courier New" fo:font-size="8pt" officeooo:rsid="006c01f8" style:font-size-asian="8pt" style:font-size-complex="8pt"/>
    </style:style>
    <style:style style:name="T48" style:family="text">
      <style:text-properties style:font-name="Courier New" fo:font-size="8pt" officeooo:rsid="0083ce00" style:font-size-asian="8pt" style:font-size-complex="8pt"/>
    </style:style>
    <style:style style:name="T49" style:family="text">
      <style:text-properties style:font-name="Courier New" fo:font-size="10pt" style:font-size-asian="10pt" style:language-asian="en" style:country-asian="US" style:font-size-complex="10pt"/>
    </style:style>
    <style:style style:name="T50" style:family="text">
      <style:text-properties officeooo:rsid="00649516"/>
    </style:style>
    <style:style style:name="T51" style:family="text">
      <style:text-properties officeooo:rsid="0065ffa6"/>
    </style:style>
    <style:style style:name="T52" style:family="text">
      <style:text-properties officeooo:rsid="006c4f36"/>
    </style:style>
    <style:style style:name="T53" style:family="text">
      <style:text-properties officeooo:rsid="006d3931"/>
    </style:style>
    <style:style style:name="T54" style:family="text">
      <style:text-properties officeooo:rsid="006fc3de"/>
    </style:style>
    <style:style style:name="T55" style:family="text">
      <style:text-properties officeooo:rsid="0074d44a"/>
    </style:style>
    <style:style style:name="T56" style:family="text">
      <style:text-properties style:font-name="Noto Sans" fo:font-size="11pt" style:font-size-asian="11pt" style:font-size-complex="11pt"/>
    </style:style>
    <style:style style:name="T57" style:family="text">
      <style:text-properties style:font-name="Noto Sans" fo:font-size="11pt" officeooo:rsid="0091aa2c" style:font-size-asian="11pt" style:language-asian="en" style:country-asian="US" style:font-size-complex="11pt"/>
    </style:style>
    <style:style style:name="T58" style:family="text">
      <style:text-properties style:font-name="Noto Sans" fo:font-size="11pt" officeooo:rsid="00a5faf7" style:font-size-asian="11pt" style:language-asian="en" style:country-asian="US" style:font-size-complex="11pt"/>
    </style:style>
    <style:style style:name="T59" style:family="text">
      <style:text-properties style:font-name="Noto Sans" fo:font-size="11pt" fo:font-weight="bold" officeooo:rsid="008a50ad" style:font-size-asian="11pt" style:font-weight-asian="bold" style:font-size-complex="11pt" style:font-weight-complex="bold"/>
    </style:style>
    <style:style style:name="T60" style:family="text">
      <style:text-properties style:font-name="Noto Sans" fo:font-size="11pt" fo:font-weight="bold" officeooo:rsid="008d116b" style:font-size-asian="11pt" style:font-weight-asian="bold" style:font-size-complex="11pt" style:font-weight-complex="bold"/>
    </style:style>
    <style:style style:name="T61" style:family="text">
      <style:text-properties style:font-name="Noto Sans" fo:font-size="11pt" fo:font-weight="bold" officeooo:rsid="008ebea4" style:font-size-asian="11pt" style:font-weight-asian="bold" style:font-size-complex="11pt" style:font-weight-complex="bold"/>
    </style:style>
    <style:style style:name="T62" style:family="text">
      <style:text-properties style:font-name="Noto Sans" fo:font-size="11pt" fo:font-weight="bold" officeooo:rsid="0094f281" style:font-size-asian="11pt" style:font-weight-asian="bold" style:font-size-complex="11pt" style:font-weight-complex="bold"/>
    </style:style>
    <style:style style:name="T63" style:family="text">
      <style:text-properties style:font-name="Noto Sans" fo:font-size="11pt" fo:font-weight="bold" officeooo:rsid="0095680f" style:font-size-asian="11pt" style:font-weight-asian="bold" style:font-size-complex="11pt" style:font-weight-complex="bold"/>
    </style:style>
    <style:style style:name="T64" style:family="text">
      <style:text-properties style:font-name="Noto Sans" fo:font-size="11pt" fo:font-weight="bold" officeooo:rsid="00585e4a" fo:background-color="transparent" loext:char-shading-value="0" style:font-size-asian="11pt" style:language-asian="en" style:country-asian="US" style:font-weight-asian="bold" style:font-size-complex="11pt" style:font-weight-complex="bold"/>
    </style:style>
    <style:style style:name="T65" style:family="text">
      <style:text-properties style:font-name="Noto Sans" fo:font-size="11pt" fo:font-weight="bold" officeooo:rsid="00a87b9b" fo:background-color="transparent" loext:char-shading-value="0" style:font-size-asian="11pt" style:language-asian="en" style:country-asian="US" style:font-weight-asian="bold" style:font-size-complex="11pt" style:font-weight-complex="bold"/>
    </style:style>
    <style:style style:name="T66" style:family="text">
      <style:text-properties style:font-name="Noto Sans" fo:font-size="11pt" fo:font-style="italic" officeooo:rsid="0091aa2c" style:font-size-asian="11pt" style:language-asian="en" style:country-asian="US" style:font-style-asian="italic" style:font-size-complex="11pt" style:font-style-complex="italic"/>
    </style:style>
    <style:style style:name="T67" style:family="text">
      <style:text-properties style:font-name="Noto Sans" fo:font-size="11pt" fo:font-weight="normal" officeooo:rsid="00585e4a" fo:background-color="transparent" loext:char-shading-value="0" style:font-size-asian="11pt" style:language-asian="en" style:country-asian="US" style:font-weight-asian="normal" style:font-size-complex="11pt" style:font-weight-complex="normal"/>
    </style:style>
    <style:style style:name="T68" style:family="text">
      <style:text-properties style:font-name="Noto Sans" fo:font-size="11pt" fo:font-weight="normal" officeooo:rsid="00a1e6e4" fo:background-color="transparent" loext:char-shading-value="0" style:font-size-asian="11pt" style:language-asian="en" style:country-asian="US" style:font-weight-asian="normal" style:font-size-complex="11pt" style:font-weight-complex="normal"/>
    </style:style>
    <style:style style:name="T69" style:family="text">
      <style:text-properties style:font-name="Noto Sans" fo:font-size="11pt" fo:font-weight="normal" style:font-size-asian="11pt" style:font-weight-asian="normal" style:font-size-complex="11pt" style:font-weight-complex="normal"/>
    </style:style>
    <style:style style:name="T70" style:family="text">
      <style:text-properties officeooo:rsid="007891dd"/>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officeooo:rsid="007d10c9"/>
    </style:style>
    <style:style style:name="T73" style:family="text">
      <style:text-properties officeooo:rsid="0082eefb"/>
    </style:style>
    <style:style style:name="T74" style:family="text">
      <style:text-properties officeooo:rsid="008034f8"/>
    </style:style>
    <style:style style:name="T75" style:family="text">
      <style:text-properties officeooo:rsid="00838f03"/>
    </style:style>
    <style:style style:name="T76" style:family="text">
      <style:text-properties officeooo:rsid="0083ce00"/>
    </style:style>
    <style:style style:name="T77" style:family="text">
      <style:text-properties officeooo:rsid="0085bcbe"/>
    </style:style>
    <style:style style:name="T78" style:family="text">
      <style:text-properties fo:font-weight="normal" style:font-weight-asian="normal" style:font-weight-complex="normal"/>
    </style:style>
    <style:style style:name="T79" style:family="text">
      <style:text-properties fo:font-weight="normal" officeooo:rsid="0085bcbe" style:font-weight-asian="normal" style:font-weight-complex="normal"/>
    </style:style>
    <style:style style:name="T80" style:family="text">
      <style:text-properties fo:font-weight="normal" officeooo:rsid="00585e4a" style:font-weight-asian="normal" style:font-weight-complex="normal"/>
    </style:style>
    <style:style style:name="T81" style:family="text">
      <style:text-properties fo:font-weight="normal" officeooo:rsid="00a1e6e4" style:font-weight-asian="normal" style:font-weight-complex="normal"/>
    </style:style>
    <style:style style:name="T82" style:family="text">
      <style:text-properties officeooo:rsid="00878a95"/>
    </style:style>
    <style:style style:name="T83" style:family="text">
      <style:text-properties style:font-name="Noto Sans3" fo:font-size="16pt" fo:font-weight="bold" officeooo:rsid="008a50ad" style:letter-kerning="true" style:font-name-asian="Times New Roman1" style:font-size-asian="16pt" style:language-asian="en" style:country-asian="US" style:font-weight-asian="bold" style:font-size-complex="16pt" style:font-weight-complex="bold"/>
    </style:style>
    <style:style style:name="T84" style:family="text">
      <style:text-properties style:font-name="Noto Sans3" fo:font-size="16pt" fo:font-weight="bold" officeooo:rsid="008c309e" style:letter-kerning="true" style:font-name-asian="Times New Roman1" style:font-size-asian="16pt" style:language-asian="en" style:country-asian="US" style:font-weight-asian="bold" style:font-size-complex="16pt" style:font-weight-complex="bold"/>
    </style:style>
    <style:style style:name="T85" style:family="text">
      <style:text-properties style:font-name="Noto Sans3" fo:font-size="16pt" fo:font-weight="bold" officeooo:rsid="008e0df1" style:letter-kerning="true" style:font-name-asian="Times New Roman1" style:font-size-asian="16pt" style:language-asian="en" style:country-asian="US" style:font-weight-asian="bold" style:font-size-complex="16pt" style:font-weight-complex="bold"/>
    </style:style>
    <style:style style:name="T86" style:family="text">
      <style:text-properties style:font-name="Noto Sans3" fo:font-size="16pt" fo:font-weight="bold" officeooo:rsid="00930b25" style:letter-kerning="true" style:font-name-asian="Times New Roman1" style:font-size-asian="16pt" style:language-asian="en" style:country-asian="US" style:font-weight-asian="bold" style:font-size-complex="16pt" style:font-weight-complex="bold"/>
    </style:style>
    <style:style style:name="T87" style:family="text">
      <style:text-properties style:font-name="Noto Sans3" fo:font-size="16pt" fo:font-weight="bold" officeooo:rsid="0095680f" style:letter-kerning="true" style:font-name-asian="Times New Roman1" style:font-size-asian="16pt" style:language-asian="en" style:country-asian="US" style:font-weight-asian="bold" style:font-size-complex="16pt" style:font-weight-complex="bold"/>
    </style:style>
    <style:style style:name="T88" style:family="text">
      <style:text-properties style:font-name="Noto Sans3" fo:font-size="16pt" fo:font-weight="bold" officeooo:rsid="009a6cc4" style:letter-kerning="true" style:font-name-asian="Times New Roman1" style:font-size-asian="16pt" style:language-asian="en" style:country-asian="US" style:font-weight-asian="bold" style:font-size-complex="16pt" style:font-weight-complex="bold"/>
    </style:style>
    <style:style style:name="T89" style:family="text">
      <style:text-properties style:font-name="Noto Sans3" fo:font-size="16pt" fo:font-weight="bold" officeooo:rsid="009d843a" style:letter-kerning="true" style:font-name-asian="Times New Roman1" style:font-size-asian="16pt" style:language-asian="en" style:country-asian="US" style:font-weight-asian="bold" style:font-size-complex="16pt" style:font-weight-complex="bold"/>
    </style:style>
    <style:style style:name="T90" style:family="text">
      <style:text-properties style:font-name="Noto Sans3" fo:font-size="16pt" fo:font-weight="bold" officeooo:rsid="00a7f6b7" style:letter-kerning="true" style:font-name-asian="Times New Roman1" style:font-size-asian="16pt" style:language-asian="en" style:country-asian="US" style:font-weight-asian="bold" style:font-size-complex="16pt" style:font-weight-complex="bold"/>
    </style:style>
    <style:style style:name="T91" style:family="text">
      <style:text-properties style:font-name="Noto Sans3" fo:font-size="16pt" fo:font-weight="bold" officeooo:rsid="00a87b9b" style:letter-kerning="true" style:font-name-asian="Times New Roman1" style:font-size-asian="16pt" style:language-asian="en" style:country-asian="US" style:font-weight-asian="bold" style:font-size-complex="16pt" style:font-weight-complex="bold"/>
    </style:style>
    <style:style style:name="T92" style:family="text">
      <style:text-properties style:font-name="Noto Sans3" fo:font-size="16pt" fo:font-weight="bold" officeooo:rsid="00a94df0" style:letter-kerning="true" style:font-name-asian="Times New Roman1" style:font-size-asian="16pt" style:language-asian="en" style:country-asian="US" style:font-weight-asian="bold" style:font-size-complex="16pt" style:font-weight-complex="bold"/>
    </style:style>
    <style:style style:name="T93" style:family="text">
      <style:text-properties style:font-name="Noto Sans3" fo:font-size="16pt" fo:font-weight="bold" officeooo:rsid="00aa7928" style:letter-kerning="true" style:font-name-asian="Times New Roman1" style:font-size-asian="16pt" style:language-asian="en" style:country-asian="US" style:font-weight-asian="bold" style:font-size-complex="16pt" style:font-weight-complex="bold"/>
    </style:style>
    <style:style style:name="T94" style:family="text">
      <style:text-properties style:font-name="Noto Sans3" fo:font-size="16pt" fo:font-weight="bold" officeooo:rsid="00ad404b" style:letter-kerning="true" style:font-name-asian="Times New Roman1" style:font-size-asian="16pt" style:language-asian="en" style:country-asian="US" style:font-weight-asian="bold" style:font-size-complex="16pt" style:font-weight-complex="bold"/>
    </style:style>
    <style:style style:name="T95" style:family="text">
      <style:text-properties officeooo:rsid="008e8966"/>
    </style:style>
    <style:style style:name="T96" style:family="text">
      <style:text-properties fo:font-style="italic" style:font-style-asian="italic" style:font-style-complex="italic"/>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officeooo:rsid="0091aa2c"/>
    </style:style>
    <style:style style:name="T99" style:family="text">
      <style:text-properties style:font-name="Bariol Regular2" fo:font-size="12pt" fo:font-style="italic" fo:font-weight="bold" officeooo:rsid="0091aa2c" style:font-size-asian="13pt" style:font-weight-asian="bold" style:font-name-complex="Arial" style:font-size-complex="13pt" style:font-weight-complex="bold"/>
    </style:style>
    <style:style style:name="T100" style:family="text">
      <style:text-properties officeooo:rsid="00585e4a" style:language-asian="en" style:country-asian="US"/>
    </style:style>
    <style:style style:name="T101" style:family="text">
      <style:text-properties officeooo:rsid="00591cff" style:language-asian="en" style:country-asian="US"/>
    </style:style>
    <style:style style:name="T102" style:family="text">
      <style:text-properties officeooo:rsid="0098a5ba"/>
    </style:style>
    <style:style style:name="T103" style:family="text">
      <style:text-properties officeooo:rsid="009b8b89"/>
    </style:style>
    <style:style style:name="T104" style:family="text">
      <style:text-properties officeooo:rsid="00a5fa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Manual d<text:span text:style-name="T14">e Migració de Versions </text:span>de <text:span text:style-name="T7">CARPETA</text:span></text:p>
      <text:p text:style-name="P49"><text:span text:style-name="T12">Informació de les tasques a realitzar durant l'actualització de versions de </text:span><text:span text:style-name="T6">CARPETA</text:span></text:p>
      <text:p text:style-name="P4"><draw:frame draw:style-name="fr1" draw:name="gràfics2" text:anchor-type="char" svg:x="-3.099cm" svg:y="8.299cm" svg:width="5.74cm" svg:height="5.399cm" draw:z-index="24"><draw:image xlink:href="Pictures/10000001000003BE0000034848F957506B3AACD9.png" xlink:type="simple" xlink:show="embed" xlink:actuate="onLoad" draw:mime-type="image/png"/></draw:frame></text:p>
      <text:table-of-content text:style-name="Sect1" text:name="Índex de continguts1">
        <text:table-of-content-source text:outline-level="2">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98">Índex</text:p>
          </text:index-title>
          <text:p text:style-name="P94"><text:a xlink:type="simple" xlink:href="#__RefHeading___Toc3280_64491606" text:style-name="Index_20_Link" text:visited-style-name="Index_20_Link">Historial de versions<text:tab/>3</text:a></text:p>
          <text:p text:style-name="P94"><text:a xlink:type="simple" xlink:href="#__RefHeading___Toc5636_2443218625" text:style-name="Index_20_Link" text:visited-style-name="Index_20_Link">1. Introducció<text:tab/>5</text:a></text:p>
          <text:p text:style-name="P94"><text:a xlink:type="simple" xlink:href="#__RefHeading___Toc5638_2443218625" text:style-name="Index_20_Link" text:visited-style-name="Index_20_Link">2. Versió 1.1.0<text:tab/>5</text:a></text:p>
          <text:p text:style-name="P94"><text:a xlink:type="simple" xlink:href="#__RefHeading___Toc1419_2224171145" text:style-name="Index_20_Link" text:visited-style-name="Index_20_Link">3. Migració de 1.1.5 a 1.1.6<text:tab/>5</text:a></text:p>
          <text:p text:style-name="P95"><text:a xlink:type="simple" xlink:href="#__RefHeading___Toc5640_2443218625" text:style-name="Index_20_Link" text:visited-style-name="Index_20_Link">3.1. Llistat de Millores Github<text:tab/>5</text:a></text:p>
          <text:p text:style-name="P95"><text:a xlink:type="simple" xlink:href="#__RefHeading___Toc1864_1972297109" text:style-name="Index_20_Link" text:visited-style-name="Index_20_Link">3.2. Canvis Web Back<text:tab/>5</text:a></text:p>
          <text:p text:style-name="P95"><text:a xlink:type="simple" xlink:href="#__RefHeading___Toc1868_1972297109" text:style-name="Index_20_Link" text:visited-style-name="Index_20_Link">3.3. Canvis Web Front<text:tab/>6</text:a></text:p>
          <text:p text:style-name="P95"><text:a xlink:type="simple" xlink:href="#__RefHeading___Toc1870_1972297109" text:style-name="Index_20_Link" text:visited-style-name="Index_20_Link">3.4. Sistemes<text:tab/>6</text:a></text:p>
          <text:p text:style-name="P95"><text:a xlink:type="simple" xlink:href="#__RefHeading___Toc1872_1972297109" text:style-name="Index_20_Link" text:visited-style-name="Index_20_Link">3.5. Desenvolupador<text:tab/>6</text:a></text:p>
          <text:p text:style-name="P95"><text:a xlink:type="simple" xlink:href="#__RefHeading___Toc1874_1972297109" text:style-name="Index_20_Link" text:visited-style-name="Index_20_Link">3.6. Altres<text:tab/>6</text:a></text:p>
          <text:p text:style-name="P94"><text:a xlink:type="simple" xlink:href="#__RefHeading___Toc1419_22241711451" text:style-name="Index_20_Link" text:visited-style-name="Index_20_Link">4. Migració de 1.1.6 a 1.1.7<text:tab/>7</text:a></text:p>
          <text:p text:style-name="P95"><text:a xlink:type="simple" xlink:href="#__RefHeading___Toc5640_24432186251" text:style-name="Index_20_Link" text:visited-style-name="Index_20_Link">4.1. Llistat de Millores Github<text:tab/>7</text:a></text:p>
          <text:p text:style-name="P95"><text:a xlink:type="simple" xlink:href="#__RefHeading___Toc1864_19722971091" text:style-name="Index_20_Link" text:visited-style-name="Index_20_Link">4.2. Canvis Web Back<text:tab/>7</text:a></text:p>
          <text:p text:style-name="P95"><text:a xlink:type="simple" xlink:href="#__RefHeading___Toc1868_19722971091" text:style-name="Index_20_Link" text:visited-style-name="Index_20_Link">4.3. Canvis Web Front<text:tab/>8</text:a></text:p>
          <text:p text:style-name="P95"><text:a xlink:type="simple" xlink:href="#__RefHeading___Toc1870_19722971091" text:style-name="Index_20_Link" text:visited-style-name="Index_20_Link">4.4. Sistemes<text:tab/>8</text:a></text:p>
          <text:p text:style-name="P95"><text:a xlink:type="simple" xlink:href="#__RefHeading___Toc1872_19722971091" text:style-name="Index_20_Link" text:visited-style-name="Index_20_Link">4.5. Desenvolupador<text:tab/>9</text:a></text:p>
          <text:p text:style-name="P95"><text:a xlink:type="simple" xlink:href="#__RefHeading___Toc1874_19722971091" text:style-name="Index_20_Link" text:visited-style-name="Index_20_Link">4.6. Altres<text:tab/>9</text:a></text:p>
          <text:p text:style-name="P94"><text:a xlink:type="simple" xlink:href="#__RefHeading___Toc639_2443939350" text:style-name="Index_20_Link" text:visited-style-name="Index_20_Link">5. Migració de 1.1.7 a 1.1.8<text:tab/>9</text:a></text:p>
          <text:p text:style-name="P95"><text:a xlink:type="simple" xlink:href="#__RefHeading___Toc4524_596115327" text:style-name="Index_20_Link" text:visited-style-name="Index_20_Link">5.1. Llistat de Millores Github<text:tab/>9</text:a></text:p>
          <text:p text:style-name="P95"><text:a xlink:type="simple" xlink:href="#__RefHeading___Toc1864_197229710911" text:style-name="Index_20_Link" text:visited-style-name="Index_20_Link">5.2. Canvis Web Back<text:tab/>9</text:a></text:p>
          <text:p text:style-name="P95"><text:a xlink:type="simple" xlink:href="#__RefHeading___Toc4526_596115327" text:style-name="Index_20_Link" text:visited-style-name="Index_20_Link">5.3. Canvis Web Front<text:tab/>10</text:a></text:p>
          <text:p text:style-name="P95"><text:a xlink:type="simple" xlink:href="#__RefHeading___Toc4528_596115327" text:style-name="Index_20_Link" text:visited-style-name="Index_20_Link">5.4. Sistemes<text:tab/>10</text:a></text:p>
          <text:p text:style-name="P95"><text:a xlink:type="simple" xlink:href="#__RefHeading___Toc1866_19722971091" text:style-name="Index_20_Link" text:visited-style-name="Index_20_Link">5.5. Desenvolupador<text:tab/>10</text:a></text:p>
          <text:p text:style-name="P94"><text:a xlink:type="simple" xlink:href="#__RefHeading___Toc4530_596115327" text:style-name="Index_20_Link" text:visited-style-name="Index_20_Link">6. Migració de 1.1.8 a 1.1.9<text:tab/>11</text:a></text:p>
          <text:p text:style-name="P95"><text:a xlink:type="simple" xlink:href="#__RefHeading___Toc4532_596115327" text:style-name="Index_20_Link" text:visited-style-name="Index_20_Link">6.1. Llistat de Millores Github<text:tab/>11</text:a></text:p>
          <text:p text:style-name="P95"><text:a xlink:type="simple" xlink:href="#__RefHeading___Toc1864_1972297109111" text:style-name="Index_20_Link" text:visited-style-name="Index_20_Link">6.2. Canvis Web Back<text:tab/>11</text:a></text:p>
          <text:p text:style-name="P95"><text:a xlink:type="simple" xlink:href="#__RefHeading___Toc4534_596115327" text:style-name="Index_20_Link" text:visited-style-name="Index_20_Link">6.3. Canvis Web Front<text:tab/>11</text:a></text:p>
          <text:p text:style-name="P95"><text:a xlink:type="simple" xlink:href="#__RefHeading___Toc4536_596115327" text:style-name="Index_20_Link" text:visited-style-name="Index_20_Link">6.4. Sistemes<text:tab/>12</text:a></text:p>
          <text:p text:style-name="P94"><text:a xlink:type="simple" xlink:href="#__RefHeading___Toc1040_109388940" text:style-name="Index_20_Link" text:visited-style-name="Index_20_Link">7. Migració de 1.1.9 a 1.1.10<text:tab/>12</text:a></text:p>
          <text:p text:style-name="P95"><text:a xlink:type="simple" xlink:href="#__RefHeading___Toc4524_5961153271" text:style-name="Index_20_Link" text:visited-style-name="Index_20_Link">7.1. Llistat de Millores Github<text:tab/>12</text:a></text:p>
          <text:p text:style-name="P95"><text:a xlink:type="simple" xlink:href="#__RefHeading___Toc1864_1972297109112" text:style-name="Index_20_Link" text:visited-style-name="Index_20_Link">7.2. Canvis Web Back<text:tab/>13</text:a></text:p>
          <text:p text:style-name="P95"><text:a xlink:type="simple" xlink:href="#__RefHeading___Toc1042_109388940" text:style-name="Index_20_Link" text:visited-style-name="Index_20_Link">7.3. Sistemes<text:tab/>13</text:a></text:p>
          <text:p text:style-name="P94"><text:a xlink:type="simple" xlink:href="#__RefHeading___Toc1040_1093889401" text:style-name="Index_20_Link" text:visited-style-name="Index_20_Link">8. Migració de 1.1.10 a 1.1.11<text:tab/>13</text:a></text:p>
          <text:p text:style-name="P95"><text:a xlink:type="simple" xlink:href="#__RefHeading___Toc4524_59611532711" text:style-name="Index_20_Link" text:visited-style-name="Index_20_Link">8.1. Llistat de Millores Github<text:tab/>13</text:a></text:p>
          <text:p text:style-name="P95"><text:a xlink:type="simple" xlink:href="#__RefHeading___Toc1864_19722971091121" text:style-name="Index_20_Link" text:visited-style-name="Index_20_Link">8.2. Canvis Web Back<text:tab/>14</text:a></text:p>
          <text:p text:style-name="P95"><text:soft-page-break/><text:a xlink:type="simple" xlink:href="#__RefHeading___Toc1042_1093889401" text:style-name="Index_20_Link" text:visited-style-name="Index_20_Link">8.3. Sistemes<text:tab/>15</text:a></text:p>
          <text:p text:style-name="P94"><text:a xlink:type="simple" xlink:href="#__RefHeading___Toc1447_1568045501" text:style-name="Index_20_Link" text:visited-style-name="Index_20_Link">9. Migració de 1.1.11 a 1.1.12<text:tab/>15</text:a></text:p>
          <text:p text:style-name="P95"><text:a xlink:type="simple" xlink:href="#__RefHeading___Toc4524_596115327111" text:style-name="Index_20_Link" text:visited-style-name="Index_20_Link">9.1. Llistat de Millores Github<text:tab/>15</text:a></text:p>
          <text:p text:style-name="P95"><text:a xlink:type="simple" xlink:href="#__RefHeading___Toc1864_197229710911211" text:style-name="Index_20_Link" text:visited-style-name="Index_20_Link">9.2. Canvis Web Back<text:tab/>16</text:a></text:p>
          <text:p text:style-name="P95"><text:a xlink:type="simple" xlink:href="#__RefHeading___Toc1042_10938894011" text:style-name="Index_20_Link" text:visited-style-name="Index_20_Link">9.3. Sistemes<text:tab/>16</text:a></text:p>
          <text:p text:style-name="P94"><text:a xlink:type="simple" xlink:href="#__RefHeading___Toc1449_1568045501" text:style-name="Index_20_Link" text:visited-style-name="Index_20_Link">10. Migració de 1.1.12 a 1.1.13<text:tab/>16</text:a></text:p>
          <text:p text:style-name="P95"><text:a xlink:type="simple" xlink:href="#__RefHeading___Toc4524_5961153271111" text:style-name="Index_20_Link" text:visited-style-name="Index_20_Link">10.1. Llistat de Millores Github<text:tab/>16</text:a></text:p>
          <text:p text:style-name="P95"><text:a xlink:type="simple" xlink:href="#__RefHeading___Toc4524_59611532711111" text:style-name="Index_20_Link" text:visited-style-name="Index_20_Link">10.2. Sistemes<text:tab/>16</text:a></text:p>
          <text:p text:style-name="P94"><text:a xlink:type="simple" xlink:href="#__RefHeading___Toc1449_15680455011" text:style-name="Index_20_Link" text:visited-style-name="Index_20_Link">11. Migració de 1.1.13 a 1.1.14<text:tab/>17</text:a></text:p>
          <text:p text:style-name="P95"><text:a xlink:type="simple" xlink:href="#__RefHeading___Toc4524_59611532711112" text:style-name="Index_20_Link" text:visited-style-name="Index_20_Link">11.1. Llistat de Millores Github<text:tab/>17</text:a></text:p>
          <text:p text:style-name="P95"><text:a xlink:type="simple" xlink:href="#__RefHeading___Toc4524_596115327111111" text:style-name="Index_20_Link" text:visited-style-name="Index_20_Link">11.2. Sistemes<text:tab/>17</text:a></text:p>
          <text:p text:style-name="P94"><text:a xlink:type="simple" xlink:href="#__RefHeading___Toc1449_156804550111" text:style-name="Index_20_Link" text:visited-style-name="Index_20_Link">12. Migració de 1.1.14 a 1.1.15<text:tab/>18</text:a></text:p>
          <text:p text:style-name="P95"><text:a xlink:type="simple" xlink:href="#__RefHeading___Toc4524_596115327111121" text:style-name="Index_20_Link" text:visited-style-name="Index_20_Link">12.1. Llistat de Millores Github<text:tab/>18</text:a></text:p>
          <text:p text:style-name="P95"><text:a xlink:type="simple" xlink:href="#__RefHeading___Toc1818_2543256757" text:style-name="Index_20_Link" text:visited-style-name="Index_20_Link">12.2. Canvis Web Back<text:tab/>18</text:a></text:p>
          <text:p text:style-name="P95"><text:a xlink:type="simple" xlink:href="#__RefHeading___Toc4524_5961153271111111" text:style-name="Index_20_Link" text:visited-style-name="Index_20_Link">12.3. Sistemes<text:tab/>18</text:a></text:p>
          <text:p text:style-name="P94"><text:a xlink:type="simple" xlink:href="#__RefHeading___Toc1449_1568045501111" text:style-name="Index_20_Link" text:visited-style-name="Index_20_Link">13. Migració de 1.1.15 a 1.1.16<text:tab/>19</text:a></text:p>
          <text:p text:style-name="P95"><text:a xlink:type="simple" xlink:href="#__RefHeading___Toc4524_5961153271111211" text:style-name="Index_20_Link" text:visited-style-name="Index_20_Link">13.1. Llistat de Millores Github<text:tab/>19</text:a></text:p>
          <text:p text:style-name="P95"><text:a xlink:type="simple" xlink:href="#__RefHeading___Toc4524_59611532711111111" text:style-name="Index_20_Link" text:visited-style-name="Index_20_Link">13.2. Sistemes<text:tab/>19</text:a></text:p>
          <text:p text:style-name="P94"><text:a xlink:type="simple" xlink:href="#__RefHeading___Toc1449_15680455011111" text:style-name="Index_20_Link" text:visited-style-name="Index_20_Link">14. Migració de 1.1.16 a 1.1.17<text:tab/>20</text:a></text:p>
          <text:p text:style-name="P95"><text:a xlink:type="simple" xlink:href="#__RefHeading___Toc4524_59611532711112111" text:style-name="Index_20_Link" text:visited-style-name="Index_20_Link">14.1. Llistat de Millores Github<text:tab/>20</text:a></text:p>
          <text:p text:style-name="P95"><text:a xlink:type="simple" xlink:href="#__RefHeading___Toc4524_596115327111111111" text:style-name="Index_20_Link" text:visited-style-name="Index_20_Link">14.2. Sistemes<text:tab/>20</text:a></text:p>
          <text:p text:style-name="P94"><text:a xlink:type="simple" xlink:href="#__RefHeading___Toc1974_482952548" text:style-name="Index_20_Link" text:visited-style-name="Index_20_Link">15. Migració de 1.1.17 a 1.1.18<text:tab/>20</text:a></text:p>
          <text:p text:style-name="P95"><text:a xlink:type="simple" xlink:href="#__RefHeading___Toc1976_482952548" text:style-name="Index_20_Link" text:visited-style-name="Index_20_Link">15.1. Llistat de Millores Github<text:tab/>20</text:a></text:p>
          <text:p text:style-name="P95"><text:a xlink:type="simple" xlink:href="#__RefHeading___Toc1978_482952548" text:style-name="Index_20_Link" text:visited-style-name="Index_20_Link">15.2. Sistemes<text:tab/>21</text:a></text:p>
          <text:p text:style-name="P94"><text:a xlink:type="simple" xlink:href="#__RefHeading___Toc1974_4829525481" text:style-name="Index_20_Link" text:visited-style-name="Index_20_Link">16. Migració de 1.1.18 a 1.1.19<text:tab/>21</text:a></text:p>
          <text:p text:style-name="P95"><text:a xlink:type="simple" xlink:href="#__RefHeading___Toc1976_4829525481" text:style-name="Index_20_Link" text:visited-style-name="Index_20_Link">16.1. Llistat de Millores Github<text:tab/>21</text:a></text:p>
        </text:index-body>
      </text:table-of-content>
      <text:h text:style-name="P96" text:outline-level="1"/>
      <text:h text:style-name="P96" text:outline-level="1"/>
      <text:h text:style-name="P97" text:outline-level="1"><text:bookmark-start text:name="__RefHeading___Toc3280_64491606"/><text:span text:style-name="T10">Hist</text:span><text:span text:style-name="T11">o</text:span><text:span text:style-name="T10">ria</text:span><text:span text:style-name="T11">l</text:span><text:span text:style-name="T10"> de version</text:span><text:span text:style-name="T11">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7">Data</text:p>
          </table:table-cell>
          <table:table-cell table:style-name="Taula2.A1" office:value-type="string">
            <text:p text:style-name="P6">Versió</text:p>
          </table:table-cell>
          <table:table-cell table:style-name="Taula2.A1" office:value-type="string">
            <text:p text:style-name="P6">Descripció</text:p>
          </table:table-cell>
          <table:table-cell table:style-name="Taula2.D1" office:value-type="string">
            <text:p text:style-name="P6">Autor</text:p>
          </table:table-cell>
        </table:table-row>
        <table:table-row table:style-name="Taula2.1">
          <table:table-cell table:style-name="Taula2.A2" office:value-type="date" office:date-value="2020-12-03">
            <text:p text:style-name="P45">03/12/20</text:p>
          </table:table-cell>
          <table:table-cell table:style-name="Taula2.B2" office:value-type="string">
            <text:p text:style-name="P46"><text:span text:style-name="T13">1</text:span>.0</text:p>
          </table:table-cell>
          <table:table-cell table:style-name="Taula2.C2" office:value-type="string">
            <text:p text:style-name="P47">Primera versió</text:p>
          </table:table-cell>
          <table:table-cell table:style-name="Taula2.D2" office:value-type="string">
            <text:p text:style-name="P48">anadal</text:p>
          </table:table-cell>
        </table:table-row>
      </table:table>
      <text:h text:style-name="P198" text:outline-level="1"/>
      <text:h text:style-name="P198" text:outline-level="1"><text:soft-page-break/></text:h>
      <text:h text:style-name="P198" text:outline-level="1"/>
      <text:h text:style-name="P198" text:outline-level="1"/>
      <text:h text:style-name="P199" text:outline-level="1"/>
      <text:h text:style-name="P198" text:outline-level="1"/>
      <text:h text:style-name="P198" text:outline-level="1"/>
      <text:h text:style-name="P198" text:outline-level="1"/>
      <text:h text:style-name="P99" text:outline-level="1"><text:bookmark-start text:name="__RefHeading___Toc5636_2443218625"/>Introducció<text:bookmark-end text:name="__RefHeading___Toc5636_2443218625"/></text:h>
      <text:p text:style-name="P3"><text:tab/>Aquest manual servirà d'ajuda per l'actualització de versions de <text:span text:style-name="T27">CARPETA</text:span> i descriurà les tasques a realitzar a nivell de BBDD, configuració de propietats de sistema, canvis en l'entorn web, ... <text:s/>També s'inclourà un resum de les millores realitzades en aquella versió a molt alt nivell.</text:p>
      <text:p text:style-name="P5"/>
      <text:h text:style-name="P100" text:outline-level="1"><text:bookmark-start text:name="__RefHeading___Toc5638_2443218625"/>Versió 1.<text:span text:style-name="T39">1</text:span>.0<text:bookmark-end text:name="__RefHeading___Toc5638_2443218625"/></text:h>
      <text:p text:style-name="P9"/>
      <text:p text:style-name="P9"><text:tab/>Per la instal·lació d’una versió neta del producte consulta el document «Manual d’Instal·lació»</text:p>
      <text:h text:style-name="P100" text:outline-level="1"><text:bookmark-start text:name="__RefHeading___Toc1419_2224171145"/>Migració de 1.<text:span text:style-name="T39">1</text:span>.<text:span text:style-name="T39">5</text:span> a 1.<text:span text:style-name="T39">1</text:span>.<text:span text:style-name="T39">6</text:span><text:bookmark-end text:name="__RefHeading___Toc1419_2224171145"/></text:h>
      <text:p text:style-name="P3"><text:tab/></text:p>
      <text:h text:style-name="P115" text:outline-level="2"><text:bookmark-start text:name="__RefHeading___Toc5640_2443218625"/>Llistat de Millores <text:span text:style-name="T43">Github</text:span><text:bookmark-end text:name="__RefHeading___Toc5640_2443218625"/></text:h>
      <text:list xml:id="list2690223494" text:style-name="L1">
        <text:list-item>
          <text:p text:style-name="P229">FALTA: <text:span text:style-name="T41">ES DEFINEIX AL FINAL DEL PROJECT</text:span></text:p>
        </text:list-item>
      </text:list>
      <text:p text:style-name="P38"><text:tab/></text:p>
      <text:h text:style-name="Heading_20_2" text:outline-level="2"><text:bookmark-start text:name="__RefHeading___Toc1864_1972297109"/>Canvis <text:s/>Web <text:span text:style-name="T42">Back</text:span><text:bookmark-end text:name="__RefHeading___Toc1864_1972297109"/></text:h>
      <text:h text:style-name="P148" text:outline-level="3"><text:bookmark-start text:name="__RefHeading___Toc657_4016845891"/>Canvis SuperAdministrador<text:bookmark-end text:name="__RefHeading___Toc657_4016845891"/></text:h>
      <text:list xml:id="list3834009376" text:style-name="L2">
        <text:list-item>
          <text:p text:style-name="P212">Nou plugin de tipus front de Notib :requereix de <text:s/>configuració.</text:p>
        </text:list-item>
      </text:list>
      <text:p text:style-name="P71"/>
      <text:h text:style-name="P150" text:outline-level="3"><text:bookmark-start text:name="__RefHeading___Toc1866_1972297109"/>Canvis <text:span text:style-name="T42">Administrador d’Entitat</text:span><text:bookmark-end text:name="__RefHeading___Toc1866_1972297109"/></text:h>
      <text:list xml:id="list4107280872" text:style-name="L3">
        <text:list-item>
          <text:p text:style-name="P180">Ara quan entres va directament a la pipella amb més privilegis enlloc d’anar a la Presentació.</text:p>
        </text:list-item>
        <text:list-item>
          <text:p text:style-name="P194"><text:span text:style-name="T16">N</text:span><text:span text:style-name="T15">ous camps dins entitat de Suport FAQ, Dubtes/Queixes i Suport Tècnic.</text:span></text:p>
        </text:list-item>
        <text:list-item>
          <text:p text:style-name="P182"><text:soft-page-break/>Nou plugin notib: l’administrador d’entitat ha de decidir si el vol afegir a la seva entitat.</text:p>
        </text:list-item>
        <text:list-item>
          <text:p text:style-name="P183">Nou plugin de Dades Personals: actualment mostra les mateixes dades que l’opció de menú però en breu hauria d’incloure molta més informació obtinguda de PINBAL.</text:p>
        </text:list-item>
      </text:list>
      <text:p text:style-name="P31"><text:s/></text:p>
      <text:h text:style-name="P125" text:outline-level="2"><text:bookmark-start text:name="__RefHeading___Toc1868_1972297109"/>Canvis <text:span text:style-name="T42">Web Front</text:span><text:bookmark-end text:name="__RefHeading___Toc1868_1972297109"/></text:h>
      <text:list xml:id="list1784265465" text:style-name="L4">
        <text:list-item>
          <text:p text:style-name="P195"><text:span text:style-name="T17">B</text:span><text:span text:style-name="T15">arra d’accés </text:span><text:span text:style-name="T18">ràpid.</text:span></text:p>
          <text:p text:style-name="P181"/>
        </text:list-item>
      </text:list>
      <text:h text:style-name="Heading_20_2" text:outline-level="2"><text:bookmark-start text:name="__RefHeading___Toc1870_1972297109"/>Sistemes<text:bookmark-end text:name="__RefHeading___Toc1870_1972297109"/></text:h>
      <text:h text:style-name="P151" text:outline-level="3"><text:bookmark-start text:name="__RefHeading___Toc720_4016845891"/>Propietats de Sistema i Propietats Globals<text:bookmark-end text:name="__RefHeading___Toc720_4016845891"/></text:h>
      <text:list xml:id="list910228613" text:style-name="L5">
        <text:list-item>
          <text:p text:style-name="P185">Obligatorietat de definir el directori on guardar fitxers</text:p>
        </text:list-item>
      </text:list>
      <text:p text:style-name="P20"/>
      <text:h text:style-name="P153" text:outline-level="3"><text:bookmark-start text:name="__RefHeading___Toc722_4016845891"/>Actualitzar BBDD<text:bookmark-end text:name="__RefHeading___Toc722_4016845891"/></text:h>
      <text:p text:style-name="P25"><text:tab/><text:span text:style-name="T40">Hi ha hagut certs canvis de Base de Dades, d'aquí que s’hagi d’executar l’script SQL </text:span><text:span text:style-name="T29">update_from_1.1.5_to_1.1.6_schema .sql.</text:span><text:span text:style-name="T40"> Hi ha versions postgresql i oracle.</text:span></text:p>
      <text:p text:style-name="P18"/>
      <text:h text:style-name="Heading_20_2" text:outline-level="2"><text:bookmark-start text:name="__RefHeading___Toc1872_1972297109"/>Desenvolupador<text:bookmark-end text:name="__RefHeading___Toc1872_1972297109"/></text:h>
      <text:p text:style-name="P18"/>
      <text:h text:style-name="Heading_20_2" text:outline-level="2"><text:bookmark-start text:name="__RefHeading___Toc1874_1972297109"/>Altres<text:bookmark-end text:name="__RefHeading___Toc1874_1972297109"/></text:h>
      <text:p text:style-name="P18"><text:tab/><text:span text:style-name="T26">Altres canvis d’importància que per si mateix no es requereix una categoria.</text:span></text:p>
      <text:p text:style-name="P18"/>
      <text:p text:style-name="P18"/>
      <text:p text:style-name="P8"/>
      <text:h text:style-name="P101" text:outline-level="1"><text:bookmark-start text:name="__RefHeading___Toc1419_22241711451"/><text:soft-page-break/>Migració de 1.<text:span text:style-name="T39">1</text:span>.<text:span text:style-name="T44">6</text:span> a 1.<text:span text:style-name="T39">1</text:span>.<text:span text:style-name="T50">7</text:span><text:bookmark-end text:name="__RefHeading___Toc1419_22241711451"/></text:h>
      <text:p text:style-name="P10"><text:tab/></text:p>
      <text:h text:style-name="P116" text:outline-level="2"><text:bookmark-start text:name="__RefHeading___Toc5640_24432186251"/>Llistat de Millores <text:span text:style-name="T43">Github</text:span><text:bookmark-end text:name="__RefHeading___Toc5640_24432186251"/></text:h>
      <text:list xml:id="list142042167238629" text:continue-list="list2690223494" text:style-name="L1">
        <text:list-item>
          <text:p text:style-name="P230">FALTA: <text:span text:style-name="T41">ES DEFINEIX AL FINAL DEL PROJECT</text:span></text:p>
        </text:list-item>
      </text:list>
      <text:p text:style-name="P39"><text:tab/></text:p>
      <text:h text:style-name="P134" text:outline-level="2"><text:bookmark-start text:name="__RefHeading___Toc1864_19722971091"/>Canvis <text:s/>Web <text:span text:style-name="T42">Back</text:span><text:bookmark-end text:name="__RefHeading___Toc1864_19722971091"/></text:h>
      <text:h text:style-name="P149" text:outline-level="3"><text:bookmark-start text:name="__RefHeading___Toc657_40168458911"/>Canvis SuperAdministrador<text:bookmark-end text:name="__RefHeading___Toc657_40168458911"/></text:h>
      <text:list xml:id="list4079526012" text:style-name="L6">
        <text:list-item>
          <text:p text:style-name="P213">Nou plugin de <text:span text:style-name="T44">Dades Personals</text:span> :requereix de <text:s/>configuració.</text:p>
        </text:list-item>
        <text:list-item>
          <text:p text:style-name="P214">Els plugins permeten definir un logo a traves de propietats:</text:p>
        </text:list-item>
      </text:list>
      <table:table table:name="Taula3" table:style-name="Taula3">
        <table:table-column table:style-name="Taula3.A"/>
        <table:table-row table:style-name="TableLine2234996962480">
          <table:table-cell table:style-name="Taula3.A1" office:value-type="string">
            <text:p text:style-name="P87"><text:span text:style-name="Source_20_Text"><text:span text:style-name="T45">es.caib.carpeta.pluginsib.carpetafront.notib.logo=EMPTY</text:span></text:span></text:p>
            <text:p text:style-name="Preformatted_20_Text"><text:span text:style-name="Source_20_Text"><text:span text:style-name="T45">es.caib.carpeta.pluginsib.carpetafront.regweb.logo=http://otae.fundaciobit.org/downloads/carpeta/logo.jpg</text:span></text:span></text:p>
            <text:p text:style-name="Preformatted_20_Text"><text:span text:style-name="Source_20_Text"><text:span text:style-name="T45">es.caib.carpeta.pluginsib.carpetafront.sistra.logo=c:\\icones\\dibuix.png</text:span></text:span></text:p>
            <text:p text:style-name="P82"/>
            <text:p text:style-name="Preformatted_20_Text"><text:span text:style-name="Source_20_Text"><text:span text:style-name="T45"># En aquest cas s'utilitza la icona definida dins del Plugin</text:span></text:span></text:p>
            <text:p text:style-name="P93"><text:span text:style-name="Source_20_Text"><text:span text:style-name="T45"># es.caib.carpeta.pluginsib.carpetafront.reactexample.logo=</text:span></text:span></text:p>
          </table:table-cell>
        </table:table-row>
      </table:table>
      <text:list xml:id="list142043269979683" text:continue-numbering="true" text:style-name="L6">
        <text:list-item>
          <text:p text:style-name="P215">Nova gestió d’Idiomes Suportats al Back/Front</text:p>
        </text:list-item>
        <text:list-item>
          <text:p text:style-name="P216">Afegir les següents propietats al Plugin de Dades Personals:</text:p>
        </text:list-item>
      </text:list>
      <table:table table:name="Taula6" table:style-name="Taula6">
        <table:table-column table:style-name="Taula6.A"/>
        <table:table-row table:style-name="TableLine2234996972848">
          <table:table-cell table:style-name="Taula6.A1" office:value-type="string">
            <text:p text:style-name="P90">es.caib.carpeta.pluginsib.carpetafront.dadespersonals.pinbal.baseurl=[=SP["es.caib.carpeta.pluginsib.carpetafront.dadespersonals.pinbal.baseurl"]]<text:line-break/>es.caib.carpeta.pluginsib.carpetafront.dadespersonals.pinbal.username=[=SP["es.caib.carpeta.pluginsib.carpetafront.dadespersonals.pinbal.username"]]<text:line-break/>es.caib.carpeta.pluginsib.carpetafront.dadespersonals.pinbal.password=[=SP["es.caib.carpeta.pluginsib.carpetafront.dadespersonals.pinbal.password"]]<text:line-break/><text:line-break/><text:line-break/># Necessari en DEV i PRE. NO es fan cridades reals sinó d'un joc de proves<text:line-break/># Exemples: <text:s text:c="2"/>+ "30000056Y", "FUSTER"<text:line-break/># <text:s text:c="12"/>+ "41107605G", "JAUME"<text:line-break/>es.caib.carpeta.pluginsib.carpetafront.dadespersonals.pinbal.testnif=30000056Y<text:line-break/>es.caib.carpeta.pluginsib.carpetafront.dadespersonals.pinbal.testsurname=FUSTER</text:p>
          </table:table-cell>
        </table:table-row>
      </table:table>
      <text:p text:style-name="P73"/>
      <text:p text:style-name="P72"/>
      <text:p text:style-name="P72"/>
      <text:h text:style-name="P176" text:outline-level="3"><text:bookmark-start text:name="__RefHeading___Toc1866_19722971092"/><text:soft-page-break/>Canvis <text:span text:style-name="T42">Administrador d’Entitat</text:span><text:bookmark-end text:name="__RefHeading___Toc1866_19722971092"/></text:h>
      <text:list xml:id="list142043538128257" text:continue-list="list4107280872" text:style-name="L3">
        <text:list-item>
          <text:p text:style-name="P184"><text:span text:style-name="T52">H</text:span>i ha un tipus d'enllaç anomenat Tipus- Plugin o tipus psuedo-plugin que actua com un plugin però enllaça amb un pàgina externa en un altre pipella. <text:s/><text:span text:style-name="T52">Fins ara, a</text:span>quest <text:span text:style-name="T52">tipus d’</text:span>enllaç es po<text:span text:style-name="T52">dia</text:span> donar d'alta al Back però no apareix<text:span text:style-name="T52">ia</text:span> al front. <text:span text:style-name="T52">S’ha fet</text:span> que sigui visible al front a la part del menú lateral dret.</text:p>
        </text:list-item>
      </text:list>
      <text:h text:style-name="P126" text:outline-level="2"><text:bookmark-start text:name="__RefHeading___Toc1868_19722971091"/>Canvis <text:span text:style-name="T42">Web Front</text:span><text:bookmark-end text:name="__RefHeading___Toc1868_19722971091"/></text:h>
      <text:list xml:id="list3388127187" text:style-name="L7">
        <text:list-item>
          <text:p text:style-name="P186">S’inclou la possibilitat de reprendre tràmits anònims des de la pàgina principal.</text:p>
        </text:list-item>
      </text:list>
      <text:h text:style-name="P134" text:outline-level="2"><text:bookmark-start text:name="__RefHeading___Toc1870_19722971091"/>Sistemes<text:bookmark-end text:name="__RefHeading___Toc1870_19722971091"/></text:h>
      <text:h text:style-name="P152" text:outline-level="3"><text:bookmark-start text:name="__RefHeading___Toc720_40168458911"/>Propietats de Sistema i Propietats Globals<text:bookmark-end text:name="__RefHeading___Toc720_40168458911"/></text:h>
      <text:list xml:id="list675281291" text:style-name="L8">
        <text:list-item>
          <text:p text:style-name="P188">Afegir propietat de descripció de l’aplicació usada per fer consultes a LoginIB. Es troba en el fitxer carpeta.properties:</text:p>
        </text:list-item>
      </text:list>
      <table:table table:name="Taula4" table:style-name="Taula4">
        <table:table-column table:style-name="Taula4.A"/>
        <table:table-row table:style-name="TableLine2234996975440">
          <table:table-cell table:style-name="Taula4.A1" office:value-type="string">
            <text:p text:style-name="P88">es.caib.carpeta.loginib.aplicaciondescripcion=CARPETA</text:p>
          </table:table-cell>
        </table:table-row>
      </table:table>
      <text:list xml:id="list3047794919" text:style-name="L9">
        <text:list-item>
          <text:p text:style-name="P187">Per l’ús de la tramitació anònima és necessari la definició de les següents propietats al fitxer carpeta.system.properties. </text:p>
        </text:list-item>
      </text:list>
      <table:table table:name="Tabla1" table:style-name="Tabla1">
        <table:table-column table:style-name="Tabla1.A"/>
        <table:table-row table:style-name="TableLine2234996962192">
          <table:table-cell table:style-name="Tabla1.A1" office:value-type="string">
            <text:p text:style-name="P89">es.caib.carpeta.pluginsib.carpetafront.sistra1.url=<text:span text:style-name="T51">URL<text:line-break/></text:span>es.caib.carpeta.pluginsib.carpetafront.sistra1.user=<text:span text:style-name="T51">USER<text:line-break/></text:span>es.caib.carpeta.pluginsib.carpetafront.sistra1.pass=<text:span text:style-name="T51">PASS</text:span></text:p>
          </table:table-cell>
        </table:table-row>
      </table:table>
      <text:list xml:id="list142041843538286" text:continue-numbering="true" text:style-name="L9">
        <text:list-item>
          <text:p text:style-name="P200">Eliminar del fitxer carpeta.properties l’entrada «es.caib.carpeta.notificaciones.url»</text:p>
        </text:list-item>
        <text:list-item>
          <text:p text:style-name="P217"><text:span text:style-name="T23">Afegir dins del fitxer </text:span><text:span text:style-name="T25">p</text:span><text:span text:style-name="T24">ropietats al fitxer carpeta.system.properties </text:span><text:span text:style-name="T23">les següents entrades:</text:span></text:p>
        </text:list-item>
      </text:list>
      <table:table table:name="Taula5" table:style-name="Taula5">
        <table:table-column table:style-name="Taula5.A"/>
        <table:table-row table:style-name="TableLine2234996973136">
          <table:table-cell table:style-name="Taula5.A1" office:value-type="string">
            <text:p text:style-name="P85"><text:span text:style-name="T46">#PINBAL<text:line-break/>es.caib.carpeta.pluginsib.carpetafront.dadespersonals.pinbal.baseurl=https://proves.caib.es/pinbal<text:line-break/>es.caib.carpeta.pluginsib.carpetafront.dadespersonals.pinbal.username=</text:span><text:span text:style-name="T47">$</text:span><text:span text:style-name="T46">carpeta_pinbal<text:line-break/>es.caib.carpeta.pluginsib.carpetafront.dadespersonals.pinbal.password=</text:span><text:span text:style-name="T47">PASSWORD</text:span></text:p>
          </table:table-cell>
        </table:table-row>
      </table:table>
      <text:p text:style-name="P21"/>
      <text:h text:style-name="P154" text:outline-level="3"><text:bookmark-start text:name="__RefHeading___Toc722_40168458911"/>Actualitzar BBDD<text:bookmark-end text:name="__RefHeading___Toc722_40168458911"/></text:h>
      <text:p text:style-name="P25"><text:tab/><text:span text:style-name="T40">Hi ha hagut certs canvis de Base de Dades, d'aquí que s’hagi d’executar l’script SQL </text:span><text:span text:style-name="T29">update_from_1.1.</text:span><text:span text:style-name="T30">6</text:span><text:span text:style-name="T29">_to_1.1.</text:span><text:span text:style-name="T30">7_</text:span><text:span text:style-name="T31">schema</text:span><text:span text:style-name="T29">.sql.</text:span><text:span text:style-name="T40"> Hi ha versions postgresql i oracle.</text:span></text:p>
      <text:p text:style-name="P23"><text:soft-page-break/><text:tab/><text:span text:style-name="T53">Hi ha una versió dels scripts de migració per l’entitat CAIB dins </text:span><text:span text:style-name="T31">oracle/update_schema_from_1.1.6_to_1.1.7_caib.sql</text:span><text:span text:style-name="T53"> amb la creació dels següents tablespaces: CARPETA_DADES, CARPETA_LOB i CARPETA_INDEX.</text:span></text:p>
      <text:h text:style-name="P134" text:outline-level="2"><text:bookmark-start text:name="__RefHeading___Toc1872_19722971091"/>Desenvolupador<text:bookmark-end text:name="__RefHeading___Toc1872_19722971091"/></text:h>
      <text:list xml:id="list1817260168" text:style-name="L10">
        <text:list-item>
          <text:p text:style-name="P189">S’han canviat els packages del projecte de persistència de es.caib.carpeta.jpa a es.caib.carpeta.persistence</text:p>
        </text:list-item>
        <text:list-item>
          <text:p text:style-name="P189">La nomenclatura de les interfaces EJB de carpeta-ejb i carpeta-logic ha passat d’acabar en Local a acabar en Service</text:p>
        </text:list-item>
      </text:list>
      <text:h text:style-name="P134" text:outline-level="2"><text:bookmark-start text:name="__RefHeading___Toc1874_19722971091"/>Altres<text:bookmark-end text:name="__RefHeading___Toc1874_19722971091"/></text:h>
      <text:p text:style-name="P19"/>
      <text:h text:style-name="P102" text:outline-level="1"><text:bookmark-start text:name="__RefHeading___Toc639_2443939350"/>Migració de 1.<text:span text:style-name="T39">1</text:span>.<text:span text:style-name="T54">7</text:span> a 1.<text:span text:style-name="T39">1</text:span>.<text:span text:style-name="T54">8</text:span><text:bookmark-end text:name="__RefHeading___Toc639_2443939350"/></text:h>
      <text:p text:style-name="P11"><text:tab/></text:p>
      <text:h text:style-name="P117" text:outline-level="2"><text:bookmark-start text:name="__RefHeading___Toc4524_596115327"/>Llistat de Millores <text:span text:style-name="T43">Github</text:span><text:bookmark-end text:name="__RefHeading___Toc4524_596115327"/></text:h>
      <text:list xml:id="list486484573" text:style-name="L11">
        <text:list-item>
          <text:p text:style-name="P231">FALTA: <text:span text:style-name="T41">ES DEFINEIX AL FINAL DEL PROJECT</text:span></text:p>
        </text:list-item>
      </text:list>
      <text:h text:style-name="P135" text:outline-level="2"><text:bookmark-start text:name="__RefHeading___Toc1864_197229710911"/>Canvis <text:s/>Web <text:span text:style-name="T42">Back</text:span><text:bookmark-end text:name="__RefHeading___Toc1864_197229710911"/></text:h>
      <text:h text:style-name="P162" text:outline-level="3"><text:bookmark-start text:name="__RefHeading___Toc657_401684589111"/>Canvis SuperAdministrado<text:span text:style-name="T54">r</text:span><text:bookmark-end text:name="__RefHeading___Toc657_401684589111"/></text:h>
      <text:list xml:id="list198455984" text:style-name="L12">
        <text:list-item>
          <text:p text:style-name="P201">Es permet definir emprant codi HTML la pàgina de Inici no autenticada del front din<text:span text:style-name="T70">s</text:span> de les dades de l’Entitat</text:p>
        </text:list-item>
        <text:list-item>
          <text:p text:style-name="P202">S’ha afegit un camp «contextPath» de tipus String a Plugin per a que des de l’adreça del navegador del Front no aparegui el pluginID sinó aquest camp.</text:p>
        </text:list-item>
      </text:list>
      <text:p text:style-name="P33"/>
      <text:h text:style-name="P166" text:outline-level="3">Canvis Administrador d’Entitat</text:h>
      <text:list xml:id="list3483000497" text:style-name="L13">
        <text:list-item>
          <text:p text:style-name="P190">S’han creat Seccions, que permeten agrupar en forma d’arbre plugins i enlla<text:span text:style-name="T55">ç</text:span>os de tipus pseudo-plugin</text:p>
        </text:list-item>
        <text:list-item>
          <text:p text:style-name="P191">Els enllaços de Tipus Plugin (PseudoPlugin ) ara poden definir una descripció.</text:p>
        </text:list-item>
        <text:list-item>
          <text:p text:style-name="P203"><text:soft-page-break/>S’ha afegit un camp «contextPath» de tipus String a <text:span text:style-name="T56">Secció</text:span> per a que des de l’adreça del navegador del Front no aparegui el <text:span text:style-name="T56">seccio</text:span>ID sinó aquest camp.</text:p>
          <text:p text:style-name="P192"/>
        </text:list-item>
      </text:list>
      <text:h text:style-name="P127" text:outline-level="2"><text:bookmark-start text:name="__RefHeading___Toc4526_596115327"/>Canvis Web Front<text:bookmark-end text:name="__RefHeading___Toc4526_596115327"/></text:h>
      <text:list xml:id="list2785583775" text:style-name="L14">
        <text:list-item>
          <text:p text:style-name="P218"><text:span text:style-name="T19">E</text:span><text:span text:style-name="T15">ls idiomes es </text:span><text:span text:style-name="T20">carreguen</text:span><text:span text:style-name="T15"> automàticament </text:span><text:span text:style-name="T20">d</text:span><text:span text:style-name="T15">els </text:span><text:span text:style-name="T20">que hi ha</text:span><text:span text:style-name="T15"> definits al back.</text:span></text:p>
        </text:list-item>
        <text:list-item>
          <text:p text:style-name="P204">El canvi d’entitat, quan ja s’ha <text:span text:style-name="T73">accedit</text:span> a alguna <text:span text:style-name="T73">entitat,</text:span> es fa a través d’un component React.</text:p>
        </text:list-item>
        <text:list-item>
          <text:p text:style-name="P205">S’han afegit les rutes a les url’s de cada component.</text:p>
        </text:list-item>
      </text:list>
      <text:p text:style-name="P22"/>
      <text:h text:style-name="P129" text:outline-level="2"><text:bookmark-start text:name="__RefHeading___Toc4528_596115327"/>Sistemes<text:bookmark-end text:name="__RefHeading___Toc4528_596115327"/></text:h>
      <text:h text:style-name="P168" text:outline-level="3">Propietats de Sistema i Propietats Globals</text:h>
      <text:list xml:id="list961594080" text:style-name="L15">
        <text:list-item>
          <text:p text:style-name="P206">Al API REST de Dades Obertes, es pot limitar la consulta entre dates amb la definició de la propietat global «<text:span text:style-name="T71">es.caib.carpeta.accesosmaxd</text:span><text:span text:style-name="T72">ie</text:span><text:span text:style-name="T71">s</text:span>». Si no hi ha definida aquesta propietat, el valor per defecte és «365».</text:p>
        </text:list-item>
      </text:list>
      <text:h text:style-name="P155" text:outline-level="3">Actualitzar BBDD</text:h>
      <text:p text:style-name="P25"><text:tab/><text:span text:style-name="T40">Hi ha hagut certs canvis de Base de Dades, d'aquí que s’hagi d’executar l’script SQL </text:span><text:span text:style-name="T29">update_from_1.1.</text:span><text:span text:style-name="T32">7_</text:span><text:span text:style-name="T29">to_1.1.</text:span><text:span text:style-name="T32">8_</text:span><text:span text:style-name="T29">schema.sql.</text:span><text:span text:style-name="T40"> Hi ha versions postgresql i oracle.</text:span></text:p>
      <text:p text:style-name="P24"><text:tab/><text:span text:style-name="T53">Hi ha una versió dels scripts de migració per l’entitat CAIB dins </text:span><text:span text:style-name="T31">oracle/update_schema_from_1.1.</text:span><text:span text:style-name="T32">7</text:span><text:span text:style-name="T31">_to_1.1.</text:span><text:span text:style-name="T32">8</text:span><text:span text:style-name="T31">_caib.sql</text:span><text:span text:style-name="T53"> amb la creació dels següents tablespaces: CARPETA_SECCIO. També hi ha hagut canvis als tablespaces: CARPETA_ENLLAZ, CARPETA_PLUGINENTITAT.</text:span></text:p>
      <text:p text:style-name="P36"/>
      <text:h text:style-name="P127" text:outline-level="2"><text:bookmark-start text:name="__RefHeading___Toc1866_19722971091"/>Desenvolupador<text:bookmark-end text:name="__RefHeading___Toc1866_19722971091"/></text:h>
      <text:list xml:id="list907866721" text:style-name="L16">
        <text:list-item>
          <text:p text:style-name="P247">S’ha eliminat el directori carpeta-logic i s’ha fusionat amb carpeta-ejb. Els EJB de es.caib.carpeta.ejb seran no edita<text:span text:style-name="T70">b</text:span>les i els del package es.caib.carpeta.logic seràn els que abans hi havia a carp<text:span text:style-name="T70">e</text:span>ta-logic.</text:p>
        </text:list-item>
        <text:list-item>
          <text:p text:style-name="P248">S’ha eliminat els scripts de genapp.</text:p>
        </text:list-item>
      </text:list>
      <text:h text:style-name="P106" text:outline-level="1"><text:bookmark-start text:name="__RefHeading___Toc4530_596115327"/><text:soft-page-break/>Migració de 1.<text:span text:style-name="T39">1</text:span>.<text:span text:style-name="T74">8</text:span> a 1.<text:span text:style-name="T39">1</text:span>.<text:span text:style-name="T74">9</text:span><text:bookmark-end text:name="__RefHeading___Toc4530_596115327"/></text:h>
      <text:h text:style-name="P118" text:outline-level="2"><text:bookmark-start text:name="__RefHeading___Toc4532_596115327"/>Llistat de Millores <text:span text:style-name="T43">Github</text:span><text:bookmark-end text:name="__RefHeading___Toc4532_596115327"/></text:h>
      <text:list xml:id="list142043031342509" text:continue-list="list486484573" text:style-name="L11">
        <text:list-item>
          <text:p text:style-name="P232">FALTA: <text:span text:style-name="T41">ES DEFINEIX AL FINAL DEL PROJECT</text:span></text:p>
        </text:list-item>
      </text:list>
      <text:h text:style-name="P136" text:outline-level="2"><text:bookmark-start text:name="__RefHeading___Toc1864_1972297109111"/>Canvis <text:s/>Web <text:span text:style-name="T42">Back</text:span><text:bookmark-end text:name="__RefHeading___Toc1864_1972297109111"/></text:h>
      <text:h text:style-name="P163" text:outline-level="3"><text:bookmark-start text:name="__RefHeading___Toc657_4016845891111"/>Canvis SuperAdministrado<text:span text:style-name="T54">r</text:span><text:bookmark-end text:name="__RefHeading___Toc657_4016845891111"/></text:h>
      <text:list xml:id="list1108980735" text:style-name="L17">
        <text:list-item>
          <text:p text:style-name="P207">S’han de definir les següents propietats al plugin de Sistra ja que quan es troba amb un tràmit de tipus REGISTRO, es connecta amb el component de «RegwebDetallComponent» <text:span text:style-name="T76">a la </text:span>API de Regweb:<text:line-break/></text:p>
        </text:list-item>
      </text:list>
      <table:table table:name="Tabla2" table:style-name="Tabla2">
        <table:table-column table:style-name="Tabla2.A"/>
        <table:table-row table:style-name="TableLine2234996971696">
          <table:table-cell table:style-name="Tabla2.A1" office:value-type="string">
            <text:p text:style-name="P91"># <text:span text:style-name="T75">Dades </text:span>Regweb</text:p>
            <text:p text:style-name="P91">es.caib.carpeta.pluginsib.carpetafront.regweb32.url=[=SP["es.caib.carpeta.pluginsib.carpetafront.regweb32.url"]]</text:p>
            <text:p text:style-name="P91">es.caib.carpeta.pluginsib.carpetafront.regweb32.user=[=SP["es.caib.carpeta.pluginsib.carpetafront.regweb32.user"]]</text:p>
            <text:p text:style-name="P91">es.caib.carpeta.pluginsib.carpetafront.regweb32.pass=[=SP["es.caib.carpeta.pluginsib.carpetafront.regweb32.pass"]]</text:p>
            <text:p text:style-name="P91">es.caib.carpeta.pluginsib.carpetafront.<text:span text:style-name="T77">sistra</text:span>.entidad=A04003003</text:p>
          </table:table-cell>
        </table:table-row>
      </table:table>
      <text:p text:style-name="P34"><text:tab/><text:span text:style-name="T76">Es tracten de les mateixes propietats de connexió que hem definit al plugin de RegWeb. Si no es tenen configurades, s’hauran de crear les següents propietats al fitxer de «carpeta.system.properties»: </text:span></text:p>
      <table:table table:name="Tabla3" table:style-name="Tabla3">
        <table:table-column table:style-name="Tabla3.A"/>
        <table:table-row table:style-name="TableLine2234996969104">
          <table:table-cell table:style-name="Tabla3.A1" office:value-type="string">
            <text:p text:style-name="P86"><text:span text:style-name="T46">#</text:span><text:span text:style-name="T48">REGWEB</text:span><text:span text:style-name="T46"><text:line-break/></text:span><text:span text:style-name="T45">es.caib.carpeta.pluginsib.carpetafront.regweb32.url</text:span><text:span text:style-name="T46">=https://dev.caib.es/regweb3/ws/v3/RegWebAsientoRegistral<text:line-break/></text:span><text:span text:style-name="T45">es.caib.carpeta.pluginsib.carpetafront.regweb32.user</text:span><text:span text:style-name="T46">=</text:span><text:span text:style-name="T48">USER</text:span><text:span text:style-name="T46"><text:line-break/></text:span><text:span text:style-name="T45">es.caib.carpeta.pluginsib.carpetafront.regweb32.pass</text:span><text:span text:style-name="T46">=</text:span><text:span text:style-name="T47">PASSWORD</text:span></text:p>
          </table:table-cell>
        </table:table-row>
      </table:table>
      <text:p text:style-name="P37"/>
      <text:h text:style-name="P128" text:outline-level="2"><text:bookmark-start text:name="__RefHeading___Toc4534_596115327"/>Canvis Web Front<text:bookmark-end text:name="__RefHeading___Toc4534_596115327"/></text:h>
      <text:list xml:id="list1381472705" text:style-name="L18">
        <text:list-item>
          <text:p text:style-name="P208">Creació del component RegwebDetallComponent, situat dintre de la carpeta «pluginsib-carpetafront». S’encarrega de mostrar el detall d’un registre des dels plugins de RegWeb i de Sistra, en aquest darrer cas, quan <text:span text:style-name="T77">només</text:span> es tracta de tràmits de tipus REGISTRO. <text:s/></text:p>
          <text:p text:style-name="P209"/>
        </text:list-item>
      </text:list>
      <text:h text:style-name="P130" text:outline-level="2"><text:bookmark-start text:name="__RefHeading___Toc4536_596115327"/><text:soft-page-break/>Sistemes<text:bookmark-end text:name="__RefHeading___Toc4536_596115327"/></text:h>
      <text:h text:style-name="P169" text:outline-level="3">Propietats de Sistema i Propietats Globals</text:h>
      <text:list xml:id="list3504055895" text:style-name="L19">
        <text:list-item>
          <text:p text:style-name="P210">S’ha creat un «scheduler» per tal d’esborrar els logs que es creen al sistema. Per tal d’activar-ho, s’han de crear dues propietats globals amb el rol de <text:span text:style-name="T77">S</text:span>uper<text:span text:style-name="T77">A</text:span>dmistrador:</text:p>
          <text:list>
            <text:list-item>
              <text:p text:style-name="P210">«es.caib.carpeta.esborrarlogs.hora» : s’indica la hora d’inici que s’ha d’executar la tasca. El valor per defecte és 4 que representa les 4:00 de la matinada.</text:p>
            </text:list-item>
            <text:list-item>
              <text:p text:style-name="P210">«es.caib.carpeta.esborrarlogs.dies» : indica el número de dies que volem conservar de log. El valor per defecte és 90. <text:span text:style-name="T77">Això significa que amb </text:span>el valor per defecte, només es mantenen els logs dels darrers 90 dies.</text:p>
            </text:list-item>
          </text:list>
        </text:list-item>
      </text:list>
      <text:p text:style-name="P41"><text:tab/>Si es modifica qualque valor d’aquestes propietats, es necessari aturar i tornar a arrancar el JBOSS per a què tinguin efecte els canvis.</text:p>
      <text:h text:style-name="P156" text:outline-level="3">Actualitzar BBDD</text:h>
      <text:p text:style-name="P26"><text:tab/><text:span text:style-name="T40">Hi ha hagut certs canvis de Base de Dades, d'aquí que s’hagi d’executar l’script SQL </text:span><text:span text:style-name="T29">update_from_1.1.</text:span><text:span text:style-name="T33">8</text:span><text:span text:style-name="T32">_</text:span><text:span text:style-name="T29">to_1.1.</text:span><text:span text:style-name="T33">9_</text:span><text:span text:style-name="T34">schema</text:span><text:span text:style-name="T29">.sql </text:span><text:span text:style-name="T79">i </text:span><text:span text:style-name="T34">update_from_1.1.8_to_1.1.9_data.sql</text:span><text:span text:style-name="T29">.</text:span><text:span text:style-name="T40"> Hi ha versions postgresql i oracle.</text:span></text:p>
      <text:h text:style-name="Heading_20_3" text:outline-level="3">Datasources</text:h>
      <text:p text:style-name="P79"><text:span text:style-name="T21"><text:tab/></text:span>S'han realitzat canvis en els fitxers <text:span text:style-name="T82">datasource</text:span> d'oracle i postgresql de dintre <text:span text:style-name="T82">la carpeta</text:span> /scripts/datasources/ per a qué es pugin configurar els datasources sense haver de tocar el fitxer de configuració standalone.xml. Simplement, <text:span text:style-name="T82">amb aquest format, </text:span>s'han de copiar al directori de desplegament. </text:p>
      <text:h text:style-name="P103" text:outline-level="1" text:is-list-header="true"/>
      <text:h text:style-name="P103" text:outline-level="1"><text:bookmark-start text:name="__RefHeading___Toc1040_109388940"/>Migració de 1.<text:span text:style-name="T39">1</text:span>.<text:span text:style-name="T83">9</text:span> a 1.<text:span text:style-name="T39">1</text:span>.<text:span text:style-name="T83">10</text:span><text:bookmark-end text:name="__RefHeading___Toc1040_109388940"/></text:h>
      <text:p text:style-name="P12"><text:tab/></text:p>
      <text:h text:style-name="P119" text:outline-level="2"><text:bookmark-start text:name="__RefHeading___Toc4524_5961153271"/>Llistat de Millores <text:span text:style-name="T43">Github</text:span><text:bookmark-end text:name="__RefHeading___Toc4524_5961153271"/></text:h>
      <text:list xml:id="list142042993063712" text:continue-list="list142043031342509" text:style-name="L11">
        <text:list-item>
          <text:p text:style-name="P233">FALTA: <text:span text:style-name="T41">ES DEFINEIX AL FINAL DEL PROJECT</text:span></text:p>
        </text:list-item>
      </text:list>
      <text:p text:style-name="P40"/>
      <text:h text:style-name="P137" text:outline-level="2"><text:bookmark-start text:name="__RefHeading___Toc1864_1972297109112"/><text:soft-page-break/>Canvis <text:s/>Web <text:span text:style-name="T42">Back</text:span><text:bookmark-end text:name="__RefHeading___Toc1864_1972297109112"/></text:h>
      <text:h text:style-name="P164" text:outline-level="3"><text:bookmark-start text:name="__RefHeading___Toc657_4016845891112"/>Canvis SuperAdministrado<text:span text:style-name="T54">r</text:span><text:bookmark-end text:name="__RefHeading___Toc657_4016845891112"/></text:h>
      <text:list xml:id="list2808462694" text:style-name="L20">
        <text:list-item>
          <text:p text:style-name="P219"><text:bookmark-start text:name="__RefHeading___Toc1866_197229710911"/>Els plugins ara poden ser Públics i es poden mostrar abans de fer el login. S’han subdividit en tres categories:<text:bookmark-end text:name="__RefHeading___Toc1866_197229710911"/></text:p>
        </text:list-item>
      </text:list>
      <text:list xml:id="list1291067975" text:style-name="L21">
        <text:list-item>
          <text:p text:style-name="P220">Públics: Només es mostren al menú desllissant si no ens hem autenticat</text:p>
        </text:list-item>
        <text:list-item>
          <text:p text:style-name="P220">Privats: Només es mostres després d’haver-se autenticat amb Clave</text:p>
        </text:list-item>
        <text:list-item>
          <text:p text:style-name="P220">Públics i Privats: Es mostren tant a la part autenticada com a la part no autenticada.</text:p>
        </text:list-item>
      </text:list>
      <text:p text:style-name="P65">S’ha de ser conscient que els plugins que es marquin com «públic» o «públic i privat» no poden fer ús de les Dades de Login</text:p>
      <text:list xml:id="list142043440282891" text:continue-list="list2808462694" text:style-name="L20">
        <text:list-item>
          <text:p text:style-name="P219">S’han afegit dos camps nous a Plugin (Títol Llarg i Subtítol Llarg) i s’ha modificat el nom d’altres dos: Nom passa a ser Títol i Descripció passa ser Subtítol curt. Els elements curts serviran per el menú desllissant i la pàgina central, mentre que els elements llargs serviran per mostrar-se dins de les pàgines del propi plugin.</text:p>
          <text:list>
            <text:list-item>
              <text:list>
                <text:list-header>
                  <text:p text:style-name="P219"/>
                </text:list-header>
              </text:list>
            </text:list-item>
          </text:list>
        </text:list-item>
      </text:list>
      <text:h text:style-name="P131" text:outline-level="2"><text:bookmark-start text:name="__RefHeading___Toc1042_109388940"/>Sistemes<text:bookmark-end text:name="__RefHeading___Toc1042_109388940"/></text:h>
      <text:h text:style-name="P157" text:outline-level="3">Actualitzar BBDD</text:h>
      <text:p text:style-name="P27"><text:tab/><text:span text:style-name="T40">Hi ha hagut certs canvis de Base de Dades, d'aquí que s’hagi d’executar l’script SQL </text:span><text:span text:style-name="T29">update_from_1.1.</text:span><text:span text:style-name="T59">9</text:span><text:span text:style-name="T32">_</text:span><text:span text:style-name="T29">to_1.1.</text:span><text:span text:style-name="T59">10</text:span><text:span text:style-name="T33">_</text:span><text:span text:style-name="T34">schema</text:span><text:span text:style-name="T29">.sql </text:span><text:span text:style-name="T79">i </text:span><text:span text:style-name="T34">update_from_1.1.</text:span><text:span text:style-name="T59">9</text:span><text:span text:style-name="T34">_to_1.1.</text:span><text:span text:style-name="T59">10</text:span><text:span text:style-name="T34">_data.sql</text:span><text:span text:style-name="T29">.</text:span><text:span text:style-name="T40"> Hi ha versions postgresql i oracle.</text:span></text:p>
      <text:p text:style-name="P27"/>
      <text:h text:style-name="P104" text:outline-level="1"><text:bookmark-start text:name="__RefHeading___Toc1040_1093889401"/>Migració de 1.<text:span text:style-name="T39">1</text:span>.<text:span text:style-name="T84">10</text:span> a 1.<text:span text:style-name="T39">1</text:span>.<text:span text:style-name="T83">1</text:span><text:span text:style-name="T84">1</text:span><text:bookmark-end text:name="__RefHeading___Toc1040_1093889401"/></text:h>
      <text:p text:style-name="P13"><text:tab/></text:p>
      <text:h text:style-name="P120" text:outline-level="2"><text:bookmark-start text:name="__RefHeading___Toc4524_59611532711"/>Llistat de Millores <text:span text:style-name="T43">Github</text:span><text:bookmark-end text:name="__RefHeading___Toc4524_59611532711"/></text:h>
      <text:list xml:id="list142042972365385" text:continue-list="list142042993063712" text:style-name="L11">
        <text:list-item>
          <text:p text:style-name="P234">FALTA: <text:span text:style-name="T41">ES DEFINEIX AL FINAL DEL PROJECT</text:span></text:p>
        </text:list-item>
      </text:list>
      <text:p text:style-name="P42"/>
      <text:p text:style-name="P42"/>
      <text:h text:style-name="P138" text:outline-level="2"><text:bookmark-start text:name="__RefHeading___Toc1864_19722971091121"/><text:soft-page-break/>Canvis <text:s/>Web <text:span text:style-name="T42">Back</text:span><text:bookmark-end text:name="__RefHeading___Toc1864_19722971091121"/></text:h>
      <text:h text:style-name="P177" text:outline-level="3"><text:bookmark-start text:name="__RefHeading___Toc657_40168458911122"/><text:span text:style-name="T18">Canvis SuperAdministrado</text:span><text:span text:style-name="T22">r</text:span><text:bookmark-end text:name="__RefHeading___Toc657_40168458911122"/></text:h>
      <text:list xml:id="list4072592423" text:style-name="L22">
        <text:list-item>
          <text:p text:style-name="P222">Desenvolupada la integració amb Notib per a que un ciutadà pugui accedir a les seves notificacions des de la Carpeta Ciutadana.</text:p>
        </text:list-item>
        <text:list-item>
          <text:p text:style-name="P223">Canviades les propietats del <text:span text:style-name="T96">plugin</text:span> Pinbal Policia.</text:p>
        </text:list-item>
      </text:list>
      <table:table table:name="Tabla5" table:style-name="Tabla5">
        <table:table-column table:style-name="Tabla5.A"/>
        <table:table-row table:style-name="TableLine2234996974000">
          <table:table-cell table:style-name="Tabla5.A1" office:value-type="string">
            <text:p text:style-name="P80">es.caib.carpeta.pluginsib.carpetafront.pinbalpolicia.baseurl=[=SP["es.caib.carpeta.pluginsib.carpetafront.dadespersonals.pinbal.baseurl"]]</text:p>
            <text:p text:style-name="P80">es.caib.carpeta.pluginsib.carpetafront.pinbalpolicia.username=[=SP["es.caib.carpeta.pluginsib.carpetafront.dadespersonals.pinbal.username"]]</text:p>
            <text:p text:style-name="P80">es.caib.carpeta.pluginsib.carpetafront.pinbalpolicia.password=[=SP["es.caib.carpeta.pluginsib.carpetafront.dadespersonals.pinbal.password"]]</text:p>
            <text:p text:style-name="P80"/>
            <text:p text:style-name="P80">es.caib.carpeta.pluginsib.carpetafront.pinbalpolicia.codicertificat=SVDDGPCIWS02</text:p>
            <text:p text:style-name="P80"/>
            <text:p text:style-name="P80">es.caib.carpeta.pluginsib.carpetafront.pinbalpolicia.codiprocediment=CODSVDR_GBA_20121107<text:tab/></text:p>
            <text:p text:style-name="P80">es.caib.carpeta.pluginsib.carpetafront.pinbalpolicia.finalitat=Baremacions per el proces d''escolaritzacio</text:p>
            <text:p text:style-name="P80">es.caib.carpeta.pluginsib.carpetafront.pinbalpolicia.identificadorsolicitant=S0711001H</text:p>
            <text:p text:style-name="P80">es.caib.carpeta.pluginsib.carpetafront.pinbalpolicia.unitattramitadora=Servei d''escolarització</text:p>
            <text:p text:style-name="P80"/>
            <text:p text:style-name="P80"># Necessari en DEV i PRE. NO es fan cridades reals sinó d,un joc de proves</text:p>
            <text:p text:style-name="P80"># Exemples: <text:s text:c="2"/>- 30000056Y, FUSTER</text:p>
            <text:p text:style-name="P80"># <text:s text:c="12"/>- 41107605G, JAUME</text:p>
            <text:p text:style-name="P80">es.caib.carpeta.pluginsib.carpetafront.pinbalpolicia.testnif=30000056Y</text:p>
            <text:p text:style-name="P80">es.caib.carpeta.pluginsib.carpetafront.pinbalpolicia.testsurname=FUSTER</text:p>
            <text:p text:style-name="P80"/>
            <text:p text:style-name="P80">es.caib.carpeta.pluginsib.carpetafront.pinbalpolicia.development=true' WHERE classe = 'org.fundaciobit.pluginsib.carpetafront.pinbalpolicia.PinbalPoliciaCarpetaFrontPlugin';</text:p>
          </table:table-cell>
        </table:table-row>
      </table:table>
      <text:p text:style-name="P66"/>
      <text:list xml:id="list142041667491250" text:continue-numbering="true" text:style-name="L22">
        <text:list-item>
          <text:p text:style-name="P223">Afegit <text:span text:style-name="T96">plugin</text:span> Pinbal «Estar al corrent de pagament amb la CAIB per a subvencions i ajudes».</text:p>
        </text:list-item>
      </text:list>
      <table:table table:name="Tabla4" table:style-name="Tabla4">
        <table:table-column table:style-name="Tabla4.A"/>
        <table:table-row table:style-name="TableLine2234996974864">
          <table:table-cell table:style-name="Tabla4.A1" office:value-type="string">
            <text:p text:style-name="P80">es.caib.carpeta.pluginsib.carpetafront.pinbalsubvenciones.baseurl=[=SP["es.caib.carpeta.pluginsib.carpetafront.dadespersonals.pinbal.baseurl"]]</text:p>
            <text:p text:style-name="P80">es.caib.carpeta.pluginsib.carpetafront.pinbalsubvenciones.username=[=SP["es.caib.carpeta.pluginsib.carpetafront.dadespersonals.pinbal.username"]]</text:p>
            <text:p text:style-name="P80">es.caib.carpeta.pluginsib.carpetafront.pinbalsubvenciones.password=[=SP["es.caib.carpeta.pluginsib.carpetafront.dadespersonals.pinbal.password"]]</text:p>
            <text:p text:style-name="P80"/>
            <text:p text:style-name="P80">es.caib.carpeta.pluginsib.carpetafront.pinbalsubvenciones.codicertificat=SVDCCAACPASWS01</text:p>
            <text:p text:style-name="P80"/>
            <text:p text:style-name="P80"><text:soft-page-break/>es.caib.carpeta.pluginsib.carpetafront.pinbalsubvenciones.codiprocediment=CODSVDR_GBA_20121107</text:p>
            <text:p text:style-name="P80">es.caib.carpeta.pluginsib.carpetafront.pinbalsubvenciones.finalitat=Consulta estar al corrent de pagament a CAIB</text:p>
            <text:p text:style-name="P80">es.caib.carpeta.pluginsib.carpetafront.pinbalsubvenciones.identificadorsolicitant=S0711001H</text:p>
            <text:p text:style-name="P80">es.caib.carpeta.pluginsib.carpetafront.pinbalsubvenciones.unitattramitadora=Servei d''escolarització</text:p>
            <text:p text:style-name="P80"/>
            <text:p text:style-name="P80">es.caib.carpeta.pluginsib.carpetafront.pinbalsubvenciones.codigoprovincia=07</text:p>
            <text:p text:style-name="P80">es.caib.carpeta.pluginsib.carpetafront.pinbalsubvenciones.codigocomunidadautonoma=04</text:p>
            <text:p text:style-name="P80"/>
            <text:p text:style-name="P80"># Necessari en DEV i PRE. NO es fan cridades reals sinó d,un joc de proves</text:p>
            <text:p text:style-name="P80"># Exemples: <text:s text:c="2"/>- 30000056Y, FUSTER</text:p>
            <text:p text:style-name="P80"># <text:s text:c="12"/>- 41107605G, JAUME</text:p>
            <text:p text:style-name="P80">es.caib.carpeta.pluginsib.carpetafront.pinbalsubvenciones.testnif=30000056Y</text:p>
            <text:p text:style-name="P80">es.caib.carpeta.pluginsib.carpetafront.pinbalsubvenciones.testsurname=FUSTER</text:p>
            <text:p text:style-name="P80"/>
            <text:p text:style-name="P80">es.caib.carpeta.pluginsib.carpetafront.pinbalsubvenciones.development=true', true, 99, NULL, 'ajudasubvencions');</text:p>
          </table:table-cell>
        </table:table-row>
      </table:table>
      <text:p text:style-name="P67"/>
      <text:h text:style-name="P132" text:outline-level="2"><text:bookmark-start text:name="__RefHeading___Toc1042_1093889401"/>Sistemes<text:bookmark-end text:name="__RefHeading___Toc1042_1093889401"/></text:h>
      <text:h text:style-name="P171" text:outline-level="3">Actualitzar BBDD</text:h>
      <text:p text:style-name="P16"><text:tab/><text:span text:style-name="T95">S’han afegit els scripts per actualitzar les propietats del plugin de Pinbal Policia i per inserir les propietats necessàries pel plugin «Estar al corrent de pagament amb la CAIB per a subvencions i ajudes». Per això , s’ha creat l’script SQL </text:span><text:span text:style-name="T29">update_from_1.1.</text:span><text:span text:style-name="T60">10</text:span><text:span text:style-name="T32">_</text:span><text:span text:style-name="T29">to_1.1.</text:span><text:span text:style-name="T59">1</text:span><text:span text:style-name="T60">1</text:span><text:span text:style-name="T33">_</text:span><text:span text:style-name="T34">schema</text:span><text:span text:style-name="T29">.sql.</text:span><text:span text:style-name="T40"> Hi ha versions postgresql i oracle.</text:span></text:p>
      <text:h text:style-name="P172" text:outline-level="3" text:is-list-header="true"/>
      <text:p text:style-name="P17"/>
      <text:h text:style-name="P105" text:outline-level="1"><text:bookmark-start text:name="__RefHeading___Toc1447_1568045501"/>Migració de 1.<text:span text:style-name="T39">1</text:span>.<text:span text:style-name="T84">1</text:span><text:span text:style-name="T85">1</text:span> a 1.<text:span text:style-name="T39">1</text:span>.<text:span text:style-name="T83">1</text:span><text:span text:style-name="T85">2</text:span><text:bookmark-end text:name="__RefHeading___Toc1447_1568045501"/></text:h>
      <text:p text:style-name="P14"><text:tab/></text:p>
      <text:h text:style-name="P121" text:outline-level="2"><text:bookmark-start text:name="__RefHeading___Toc4524_596115327111"/>Llistat de Millores <text:span text:style-name="T43">Github</text:span><text:bookmark-end text:name="__RefHeading___Toc4524_596115327111"/></text:h>
      <text:list xml:id="list142043233919510" text:continue-list="list142042972365385" text:style-name="L11">
        <text:list-item>
          <text:p text:style-name="P235">FALTA: <text:span text:style-name="T41">ES DEFINEIX AL FINAL DEL PROJECT</text:span></text:p>
        </text:list-item>
      </text:list>
      <text:p text:style-name="P43"/>
      <text:p text:style-name="P43"/>
      <text:h text:style-name="P139" text:outline-level="2"><text:bookmark-start text:name="__RefHeading___Toc1864_197229710911211"/><text:soft-page-break/>Canvis <text:s/>Web <text:span text:style-name="T42">Back</text:span><text:bookmark-end text:name="__RefHeading___Toc1864_197229710911211"/></text:h>
      <text:h text:style-name="P178" text:outline-level="3"><text:bookmark-start text:name="__RefHeading___Toc657_401684589111221"/><text:span text:style-name="T18">Canvis SuperAdministrado</text:span><text:span text:style-name="T22">r</text:span><text:bookmark-end text:name="__RefHeading___Toc657_401684589111221"/></text:h>
      <text:list xml:id="list674153238" text:style-name="L23">
        <text:list-item>
          <text:p text:style-name="P221"/>
        </text:list-item>
      </text:list>
      <text:h text:style-name="P133" text:outline-level="2"><text:bookmark-start text:name="__RefHeading___Toc1042_10938894011"/>Sistemes<text:bookmark-end text:name="__RefHeading___Toc1042_10938894011"/></text:h>
      <text:h text:style-name="P158" text:outline-level="3">Actualitzar BBDD</text:h>
      <text:p text:style-name="P28"><text:tab/><text:span text:style-name="T40">Hi ha hagut certs canvis de Base de Dades, d'aquí que s’hagi d’executar l’script SQL </text:span><text:span text:style-name="T29">update_from_1.1.</text:span><text:span text:style-name="T60">1</text:span><text:span text:style-name="T61">1</text:span><text:span text:style-name="T32">_</text:span><text:span text:style-name="T29">to_1.1.</text:span><text:span text:style-name="T59">1</text:span><text:span text:style-name="T61">2</text:span><text:span text:style-name="T33">_</text:span><text:span text:style-name="T34">schema</text:span><text:span text:style-name="T29">.sql.</text:span><text:span text:style-name="T40"> Hi ha versions postgresql i oracle.</text:span></text:p>
      <text:h text:style-name="P173" text:outline-level="3" text:is-list-header="true"/>
      <text:h text:style-name="P107" text:outline-level="1"><text:bookmark-start text:name="__RefHeading___Toc1449_1568045501"/><text:span text:style-name="T14">Migració de 1.1.</text:span><text:span text:style-name="T84">1</text:span><text:span text:style-name="T86">2</text:span><text:span text:style-name="T14"> a 1.1.</text:span><text:span text:style-name="T83">1</text:span><text:span text:style-name="T86">3</text:span><text:bookmark-end text:name="__RefHeading___Toc1449_1568045501"/></text:h>
      <text:h text:style-name="P122" text:outline-level="2"><text:bookmark-start text:name="__RefHeading___Toc4524_5961153271111"/>Llistat de Millores <text:span text:style-name="T43">Github</text:span><text:bookmark-end text:name="__RefHeading___Toc4524_5961153271111"/></text:h>
      <text:list xml:id="list142041923446982" text:continue-list="list142043233919510" text:style-name="L11">
        <text:list-item>
          <text:p text:style-name="P236">FALTA: <text:span text:style-name="T41">ES DEFINEIX AL FINAL DEL PROJECT</text:span></text:p>
        </text:list-item>
      </text:list>
      <text:p text:style-name="P15"><text:tab/></text:p>
      <text:h text:style-name="P140" text:outline-level="2"><text:bookmark-start text:name="__RefHeading___Toc4524_59611532711111"/>Sistemes<text:bookmark-end text:name="__RefHeading___Toc4524_59611532711111"/></text:h>
      <text:h text:style-name="P159" text:outline-level="3">Actualitzar BBDD</text:h>
      <text:p text:style-name="P29"><text:tab/><text:span text:style-name="T40">Hi ha hagut certs canvis de Base de Dades, d'aquí que s’hagi d’executar l’script SQL </text:span><text:span text:style-name="T29">update_from_1.1.</text:span><text:span text:style-name="T60">1</text:span><text:span text:style-name="T62">2</text:span><text:span text:style-name="T32">_</text:span><text:span text:style-name="T29">to_1.1.</text:span><text:span text:style-name="T59">1</text:span><text:span text:style-name="T62">3</text:span><text:span text:style-name="T33">_</text:span><text:span text:style-name="T63">data</text:span><text:span text:style-name="T29">.sql.</text:span><text:span text:style-name="T40"> Hi ha versions postgresql i oracle.</text:span></text:p>
      <text:p text:style-name="P32"/>
      <text:h text:style-name="P160" text:outline-level="3">Actualitzar <text:span text:style-name="T99">KeyCloak en l’entorn CAIB</text:span></text:h>
      <text:list xml:id="list1518978784" text:style-name="L24">
        <text:list-item>
          <text:p text:style-name="P225">Fitxer carpeta.properties:</text:p>
        </text:list-item>
      </text:list>
      <text:list xml:id="list59062935" text:style-name="L25">
        <text:list-item>
          <text:list>
            <text:list-item>
              <text:p text:style-name="P226">Comentar Plugin KeyCloakCAIB:</text:p>
            </text:list-item>
          </text:list>
        </text:list-item>
      </text:list>
      <table:table table:name="Tabla6" table:style-name="Tabla6">
        <table:table-column table:style-name="Tabla6.A"/>
        <table:table-row table:style-name="TableLine2235002485600">
          <table:table-cell table:style-name="Tabla6.A1" office:value-type="string">
            <text:p text:style-name="P74"><text:span text:style-name="T28">#</text:span><text:span text:style-name="T97">es.caib.carpeta.userinformationplugin=org.fundaciobit.pluginsib.userinformation.keycloakcaib.KeyCloakCaibUserInformationPlugin</text:span></text:p>
          </table:table-cell>
        </table:table-row>
      </table:table>
      <text:list xml:id="list142042516348265" text:continue-numbering="true" text:style-name="L25">
        <text:list-item>
          <text:list>
            <text:list-item>
              <text:p text:style-name="P226">Descomentar <text:s/>Plugin de KeyCloak:</text:p>
            </text:list-item>
          </text:list>
        </text:list-item>
      </text:list>
      <table:table table:name="Tabla7" table:style-name="Tabla7">
        <table:table-column table:style-name="Tabla7.A"/>
        <table:table-row table:style-name="TableLine2235002498560">
          <table:table-cell table:style-name="Tabla7.A1" office:value-type="string">
            <text:p text:style-name="P75">es.caib.carpeta.userinformationplugin=org.fundaciobit.pluginsib.userinformation.keycloak.KeyCloakUserInformationPlugin</text:p>
          </table:table-cell>
        </table:table-row>
      </table:table>
      <text:list xml:id="list142041643165007" text:continue-numbering="true" text:style-name="L25">
        <text:list-item>
          <text:list>
            <text:list-item>
              <text:p text:style-name="P226"><text:soft-page-break/>Configurar Propietats de Plugin de KeyCloak</text:p>
            </text:list-item>
          </text:list>
        </text:list-item>
      </text:list>
      <table:table table:name="Tabla8" table:style-name="Tabla8">
        <table:table-column table:style-name="Tabla8.A"/>
        <table:table-row table:style-name="TableLine2235002494528">
          <table:table-cell table:style-name="Tabla8.A1" office:value-type="string">
            <text:p text:style-name="P92">es.caib.carpeta.pluginsib.userinformation.keycloak.serverurl=<text:span text:style-name="T28">https://dev.caib.es/</text:span><text:line-break/>es.caib.carpeta.pluginsib.userinformation.keycloak.realm=<text:span text:style-name="T28">webdes</text:span><text:line-break/>es.caib.carpeta.pluginsib.userinformation.keycloak.client_id=<text:span text:style-name="T28">goib-ws</text:span><text:line-break/>es.caib.carpeta.pluginsib.userinformation.keycloak.password_secret=<text:span text:style-name="T28">[=SP["es.caib.carpeta.pluginsib.userinformation.keycloak.password_secret"]]</text:span><text:line-break/>es.caib.carpeta.pluginsib.userinformation.keycloak.client_id_for_user_autentication=<text:span text:style-name="T28">goib-default</text:span><text:line-break/>es.caib.carpeta.pluginsib.userinformation.keycloak.mapping.administrationID=<text:span text:style-name="T28">nif</text:span><text:line-break/>es.caib.carpeta.pluginsib.userinformation.keycloak.debug=<text:span text:style-name="T28">true</text:span></text:p>
          </table:table-cell>
        </table:table-row>
      </table:table>
      <text:p text:style-name="P76"/>
      <text:list xml:id="list142042291259921" text:continue-list="list1518978784" text:style-name="L24">
        <text:list-item>
          <text:p text:style-name="P225">Fitxer carpeta.system.properties</text:p>
        </text:list-item>
      </text:list>
      <text:list xml:id="list142042192630406" text:continue-list="list142041643165007" text:style-name="L25">
        <text:list-item>
          <text:list>
            <text:list-item>
              <text:p text:style-name="P224">Afegir la següent Propietat:</text:p>
            </text:list-item>
          </text:list>
        </text:list-item>
      </text:list>
      <table:table table:name="Tabla9" table:style-name="Tabla9">
        <table:table-column table:style-name="Tabla9.A"/>
        <table:table-row table:style-name="TableLine2235002495104">
          <table:table-cell table:style-name="Tabla9.A1" office:value-type="string">
            <text:p text:style-name="Table_20_Contents"># Plugin UserInformation - KeyCloak</text:p>
            <text:p text:style-name="P78">es.caib.carpeta.pluginsib.userinformation.keycloak.password_secret=<text:span text:style-name="T57">xxxxxxxxx</text:span></text:p>
          </table:table-cell>
        </table:table-row>
      </table:table>
      <text:p text:style-name="P77"><text:span text:style-name="T98">on «</text:span><text:span text:style-name="T57">xxxxxxxxx» és el </text:span><text:span text:style-name="T66">Secret</text:span><text:span text:style-name="T57"> del </text:span><text:span text:style-name="T66">Client</text:span><text:span text:style-name="T57"> «goib-ws».</text:span></text:p>
      <text:p text:style-name="P62"/>
      <text:h text:style-name="P174" text:outline-level="3" text:is-list-header="true"/>
      <text:h text:style-name="P108" text:outline-level="1"><text:bookmark-start text:name="__RefHeading___Toc1449_15680455011"/><text:span text:style-name="T14">Migració de 1.1.</text:span><text:span text:style-name="T84">1</text:span><text:span text:style-name="T87">3</text:span><text:span text:style-name="T14"> a 1.1.</text:span><text:span text:style-name="T83">1</text:span><text:span text:style-name="T87">4</text:span><text:bookmark-end text:name="__RefHeading___Toc1449_15680455011"/></text:h>
      <text:h text:style-name="P123" text:outline-level="2"><text:bookmark-start text:name="__RefHeading___Toc4524_59611532711112"/>Llistat de Millores <text:span text:style-name="T43">Github</text:span><text:bookmark-end text:name="__RefHeading___Toc4524_59611532711112"/></text:h>
      <text:list xml:id="list142041542482282" text:continue-list="list142041923446982" text:style-name="L11">
        <text:list-item>
          <text:p text:style-name="P246"><text:span text:style-name="T100">FALTA: </text:span><text:span text:style-name="T101">ES DEFINEIX AL FINAL DEL PROJECT</text:span></text:p>
        </text:list-item>
      </text:list>
      <text:h text:style-name="P141" text:outline-level="2"><text:bookmark-start text:name="__RefHeading___Toc4524_596115327111111"/>Sistemes<text:bookmark-end text:name="__RefHeading___Toc4524_596115327111111"/></text:h>
      <text:h text:style-name="P161" text:outline-level="3">Actualitzar BBDD</text:h>
      <text:p text:style-name="P30"><text:tab/><text:span text:style-name="T40">Hi ha hagut certs canvis de Base de Dades, d'aquí que s’hagi d’executar l’script SQL </text:span><text:span text:style-name="T29">update_from_1.1.</text:span><text:span text:style-name="T60">1</text:span><text:span text:style-name="T63">3</text:span><text:span text:style-name="T32">_</text:span><text:span text:style-name="T29">to_1.1.</text:span><text:span text:style-name="T59">1</text:span><text:span text:style-name="T63">4</text:span><text:span text:style-name="T33">_</text:span><text:span text:style-name="T34">schema</text:span><text:span text:style-name="T29">.sql.</text:span><text:span text:style-name="T40"> Hi ha versions postgresql i oracle.</text:span></text:p>
      <text:h text:style-name="P170" text:outline-level="3">Eliminar Plugin de UserInformation de KeyCloak-CAIB</text:h>
      <text:p text:style-name="P63"><text:tab/><text:span text:style-name="T102">Eliminar del fitxer «carpeta.properties» les propietats començades per «es.caib.carpeta.pluginsib.userinformation.keycloakcaib» i l’entrada «es.caib.carpeta.userinformationplugin=org.fundaciobit.pluginsib.userinformation.keycloakcaib.KeyCloakCaibUserInformationPlugin».</text:span></text:p>
      <text:p text:style-name="P64"><text:soft-page-break/><text:tab/>Configurar Plugin de userInformation de KeyCloak per les instàncies de Carpeta que tenien actiu el Plugin de KeyCloak-CAIB.</text:p>
      <text:p text:style-name="P62"/>
      <text:p text:style-name="P62"/>
      <text:h text:style-name="P175" text:outline-level="3" text:is-list-header="true"/>
      <text:h text:style-name="P109" text:outline-level="1"><text:bookmark-start text:name="__RefHeading___Toc1449_156804550111"/><text:span text:style-name="T14">Migració de 1.1.</text:span><text:span text:style-name="T84">1</text:span><text:span text:style-name="T88">4</text:span><text:span text:style-name="T14"> a 1.1.</text:span><text:span text:style-name="T83">1</text:span><text:span text:style-name="T88">5</text:span><text:bookmark-end text:name="__RefHeading___Toc1449_156804550111"/></text:h>
      <text:h text:style-name="P124" text:outline-level="2"><text:bookmark-start text:name="__RefHeading___Toc4524_596115327111121"/>Llistat de Millores <text:span text:style-name="T43">Github</text:span><text:bookmark-end text:name="__RefHeading___Toc4524_596115327111121"/></text:h>
      <text:list xml:id="list142042475789578" text:continue-numbering="true" text:style-name="L11">
        <text:list-item>
          <text:p text:style-name="P237">FALTA: </text:p>
        </text:list-item>
      </text:list>
      <text:p text:style-name="P44"/>
      <text:h text:style-name="P143" text:outline-level="2"><text:bookmark-start text:name="__RefHeading___Toc1818_2543256757"/>Canvis <text:s/>Web <text:span text:style-name="T42">Back</text:span><text:bookmark-end text:name="__RefHeading___Toc1818_2543256757"/></text:h>
      <text:h text:style-name="P165" text:outline-level="3"><text:bookmark-start text:name="__RefHeading___Toc657_4016845891113"/>Canvis SuperAdministrado<text:span text:style-name="T54">r</text:span><text:bookmark-end text:name="__RefHeading___Toc657_4016845891113"/></text:h>
      <text:list xml:id="list142042005537941" text:continue-list="list198455984" text:style-name="L12">
        <text:list-item>
          <text:p text:style-name="P211">A l’hora de crear una nova Entitat, el Super Administrador només veurà els camps mínims necessaris. Els camps obligatoris de tipus imatge o text es carreguen automàticament amb uns valors per defecte.</text:p>
        </text:list-item>
      </text:list>
      <text:p text:style-name="P35"/>
      <text:h text:style-name="P167" text:outline-level="3">Canvis Administrador d’Entitat</text:h>
      <text:list xml:id="list3226347725" text:style-name="L26">
        <text:list-item>
          <text:p text:style-name="P193">L’Administrador d’Entitat haurà de modificar els valors de les imatges i textos omplits automàticament per l’aplicació quan es crea una nova Entitat.</text:p>
        </text:list-item>
      </text:list>
      <text:p text:style-name="P44"/>
      <text:h text:style-name="P142" text:outline-level="2"><text:bookmark-start text:name="__RefHeading___Toc4524_5961153271111111"/>Sistemes<text:bookmark-end text:name="__RefHeading___Toc4524_5961153271111111"/></text:h>
      <text:list xml:id="list1954541677" text:style-name="L27">
        <text:list-item>
          <text:p text:style-name="P249">S’ha actualitzat el plugin de MOCK d’Autenticació de Ciutadans. La propietat opcional «es.caib.carpeta.pluginsib.login.mock.administrationid» s’ha eliminat i s’ha substituit per la propietat requerida «es.caib.carpeta.pluginsib.login.mock.logininfo» que conte un objecte JSOn que representa la classe LoginInfo. A continuació es mostre<text:span text:style-name="T103">n</text:span> exemple<text:span text:style-name="T103">s</text:span> de persona fisica i jur<text:span text:style-name="T103">í</text:span>dica:</text:p>
        </text:list-item>
      </text:list>
      <table:table table:name="Tabla10" table:style-name="Tabla10">
        <table:table-column table:style-name="Tabla10.A"/>
        <table:table-row table:style-name="TableLine2235002487328">
          <table:table-cell table:style-name="Tabla10.A1" office:value-type="string">
            <text:p text:style-name="P81"># Persona Fisica<text:line-break/>es.caib.carpeta.pluginsib.login.mock.logininfo={"username":"pfuster","name":"Pep","surname1":"Fuster","surname2":"Gonella","administrationID":"30000056Y","a<text:soft-page-break/>uthenticationMethod":"None","qaa":1,"identityProvider":"MOCK","business":false}<text:line-break/># Persona Juridica<text:line-break/>#es.caib.carpeta.pluginsib.login.mock.logininfo={"username":"","name":"MyBusiness","administrationID":"87654321Z","authenticationMethod":"None","qaa":1,"identityProvider":"MOCK","business":false,"representative":{"name":"Pep","surname1":"Gonella","surname2":"Fuster","administrationID":"30000056Y"}}</text:p>
          </table:table-cell>
        </table:table-row>
      </table:table>
      <text:h text:style-name="Heading_20_3" text:outline-level="3">Actualitzar BBDD</text:h>
      <text:list xml:id="list142042953929068" text:continue-numbering="true" text:style-name="L27">
        <text:list-item>
          <text:list>
            <text:list-item>
              <text:list>
                <text:list-item>
                  <text:list>
                    <text:list-item>
                      <text:list>
                        <text:list-item>
                          <text:list>
                            <text:list-header>
                              <text:h text:style-name="P196" text:outline-level="3"><text:span text:style-name="T40">Hi ha hagut certs canvis de Base de Dades, d'aquí que s’hagi d’executar l’script SQL </text:span><text:span text:style-name="T29">update_from_1.1.</text:span><text:span text:style-name="T35">1</text:span><text:span text:style-name="T37">4</text:span><text:span text:style-name="T32">_</text:span><text:span text:style-name="T29">to_1.1.</text:span><text:span text:style-name="T36">1</text:span><text:span text:style-name="T37">5</text:span><text:span text:style-name="T33">_</text:span><text:span text:style-name="T34">schema</text:span><text:span text:style-name="T29">.sql.</text:span><text:span text:style-name="T40"> Hi ha versions postgresql i oracle.</text:span></text:h>
                            </text:list-header>
                          </text:list>
                        </text:list-item>
                      </text:list>
                    </text:list-item>
                  </text:list>
                </text:list-item>
              </text:list>
            </text:list-item>
          </text:list>
        </text:list-item>
      </text:list>
      <text:p text:style-name="Text_20_body"/>
      <text:p text:style-name="Text_20_body"/>
      <text:h text:style-name="Heading_20_1" text:outline-level="1"><text:bookmark-start text:name="__RefHeading___Toc1449_1568045501111"/><text:span text:style-name="T14">Migració de 1.1.</text:span><text:span text:style-name="T84">1</text:span><text:span text:style-name="T89">5</text:span><text:span text:style-name="T14"> a 1.1.</text:span><text:span text:style-name="T83">1</text:span><text:span text:style-name="T89">6</text:span><text:bookmark-end text:name="__RefHeading___Toc1449_1568045501111"/></text:h>
      <text:h text:style-name="Heading_20_2" text:outline-level="2"><text:bookmark-start text:name="__RefHeading___Toc4524_5961153271111211"/>Llistat de Millores <text:span text:style-name="T43">Github</text:span><text:bookmark-end text:name="__RefHeading___Toc4524_5961153271111211"/></text:h>
      <text:list xml:id="list142042941975070" text:continue-numbering="true" text:style-name="L27">
        <text:list-item>
          <text:p text:style-name="P238">FALTA: </text:p>
        </text:list-item>
      </text:list>
      <text:h text:style-name="Heading_20_2" text:outline-level="2"><text:bookmark-start text:name="__RefHeading___Toc4524_59611532711111111"/>Sistemes<text:bookmark-end text:name="__RefHeading___Toc4524_59611532711111111"/></text:h>
      <text:h text:style-name="Heading_20_3" text:outline-level="3">Actualitzar BBDD</text:h>
      <text:list xml:id="list142042943352378" text:continue-numbering="true" text:style-name="L27">
        <text:list-item>
          <text:list>
            <text:list-item>
              <text:list>
                <text:list-item>
                  <text:list>
                    <text:list-item>
                      <text:list>
                        <text:list-item>
                          <text:list>
                            <text:list-header>
                              <text:p text:style-name="P252"><text:span text:style-name="T40">Hi ha hagut certs canvis de Base de Dades, d'aquí que s’hagi d’executar l’script SQL </text:span><text:span text:style-name="T29">update_from_1.1.15_to_1.1.16_schema.sql</text:span><text:span text:style-name="T80"> </text:span><text:span text:style-name="T81">que es troba a </text:span><text:a xlink:type="simple" xlink:href="https://github.com/GovernIB/carpeta/tree/carpeta-1.1/scripts/bbdd" text:style-name="Internet_20_link" text:visited-style-name="Visited_20_Internet_20_Link"><text:span text:style-name="T81">https://github.com/GovernIB/carpeta/tree/carpeta-1.1/scripts/bbdd</text:span></text:a></text:p>
                            </text:list-header>
                          </text:list>
                        </text:list-item>
                      </text:list>
                    </text:list-item>
                  </text:list>
                </text:list-item>
              </text:list>
            </text:list-item>
          </text:list>
        </text:list-item>
      </text:list>
      <text:p text:style-name="P84"/>
      <text:h text:style-name="P179" text:outline-level="3">Sistemes</text:h>
      <text:list xml:id="list1813651722" text:style-name="L28">
        <text:list-item>
          <text:p text:style-name="P254"><text:span text:style-name="T80">S’</text:span><text:span text:style-name="T78">ha afegit l’enviament de missatges als mòbils des del back de Carpeta, cosa que requereix afegir el certificat d’aquest servidor REST que proporciona el servei d’enviament al TRUSTSTORE de java on s’executa el Jboss. Per això s’ha d’executar el batch installCertificateExpoNotifications.bat que es troba aquí </text:span><text:a xlink:type="simple" xlink:href="https://github.com/GovernIB/carpeta/tree/carpeta-1.1/carpeta-front/reactnative" text:style-name="Internet_20_link" text:visited-style-name="Visited_20_Internet_20_Link"><text:span text:style-name="T78">https://github.com/GovernIB/carpeta/tree/carpeta-1.1/carpeta-front/reactnative</text:span></text:a><text:span text:style-name="T78">.</text:span></text:p>
        </text:list-item>
        <text:list-item>
          <text:p text:style-name="P255"><text:soft-page-break/>L’API anterior està al war carpeta-api-interna.war i a més requereix d’autenticació, per això s’ha d’afegir a la configuració keycloak de standalone.xml el següent tros de codi:</text:p>
        </text:list-item>
      </text:list>
      <table:table table:name="Tabla11" table:style-name="Tabla11">
        <table:table-column table:style-name="Tabla11.A"/>
        <table:table-row table:style-name="TableLine2235002488192">
          <table:table-cell table:style-name="Tabla11.A1" office:value-type="string">
            <text:p text:style-name="P83">&lt;secure-deployment name="<text:span text:style-name="T28">carpeta-api-interna.war</text:span>"&gt;<text:line-break/> <text:s text:c="3"/>&lt;realm&gt;GOIB&lt;/realm&gt;<text:line-break/> <text:s text:c="3"/>&lt;resource&gt;goib-ws&lt;/resource&gt;<text:line-break/> <text:s text:c="3"/>&lt;use-resource-role-mappings&gt;true&lt;/use-resource-role-mappings&gt;<text:line-break/> <text:s text:c="3"/>&lt;bearer-only&gt;true&lt;/bearer-only&gt;<text:line-break/> <text:s text:c="3"/>&lt;enable-basic-auth&gt;true&lt;/enable-basic-auth&gt;<text:line-break/> <text:s text:c="3"/>&lt;principal-attribute&gt;preferred_username&lt;/principal-attribute&gt;<text:line-break/> <text:s text:c="3"/>&lt;credential name="secret"&gt;<text:span text:style-name="T38">Posar secret de goib-ws</text:span>&lt;/credential&gt;<text:line-break/>&lt;/secure-deployment&gt;</text:p>
          </table:table-cell>
        </table:table-row>
      </table:table>
      <text:list xml:id="list142042971635740" text:continue-numbering="true" text:style-name="L28">
        <text:list-item>
          <text:p text:style-name="P256">L’API <text:span text:style-name="T104">externa /carpetaapi/externa/serveis/accessos s’ha deprecat i s’ha de substituir per /carpetaapi/externa/public/</text:span><text:span text:style-name="T58">estadistiques/accessos. Les operacions són les mateixes</text:span></text:p>
          <text:h text:style-name="P110" text:outline-level="1"/>
        </text:list-item>
      </text:list>
      <text:h text:style-name="Heading_20_1" text:outline-level="1"><text:bookmark-start text:name="__RefHeading___Toc1449_15680455011111"/><text:span text:style-name="T14">Migració de 1.1.</text:span><text:span text:style-name="T84">1</text:span><text:span text:style-name="T90">6</text:span><text:span text:style-name="T14"> a 1.1.</text:span><text:span text:style-name="T83">1</text:span><text:span text:style-name="T90">7</text:span><text:bookmark-end text:name="__RefHeading___Toc1449_15680455011111"/></text:h>
      <text:h text:style-name="Heading_20_2" text:outline-level="2"><text:bookmark-start text:name="__RefHeading___Toc4524_59611532711112111"/>Llistat de Millores <text:span text:style-name="T43">Github</text:span><text:bookmark-end text:name="__RefHeading___Toc4524_59611532711112111"/></text:h>
      <text:list xml:id="list142043343665672" text:continue-numbering="true" text:style-name="L28">
        <text:list-item>
          <text:p text:style-name="P239">FALTA: </text:p>
        </text:list-item>
      </text:list>
      <text:h text:style-name="Heading_20_2" text:outline-level="2"><text:bookmark-start text:name="__RefHeading___Toc4524_596115327111111111"/>Sistemes<text:bookmark-end text:name="__RefHeading___Toc4524_596115327111111111"/></text:h>
      <text:h text:style-name="Heading_20_3" text:outline-level="3">Actualitzar BBDD</text:h>
      <text:list xml:id="list142042360974522" text:continue-numbering="true" text:style-name="L28">
        <text:list-item>
          <text:list>
            <text:list-item>
              <text:list>
                <text:list-item>
                  <text:list>
                    <text:list-item>
                      <text:list>
                        <text:list-item>
                          <text:list>
                            <text:list-header>
                              <text:p text:style-name="P253"><text:span text:style-name="T67">Hi ha hagut certs canvis de Base de Dades, d'aquí que s’hagi d’executar l’script SQL </text:span><text:span text:style-name="T64">update_from_1.1.1</text:span><text:span text:style-name="T65">6</text:span><text:span text:style-name="T64">_to_1.1.1</text:span><text:span text:style-name="T65">7</text:span><text:span text:style-name="T64">_schema.sql</text:span><text:span text:style-name="T67"> </text:span><text:span text:style-name="T68">que es troba a </text:span><text:a xlink:type="simple" xlink:href="https://github.com/GovernIB/carpeta/tree/carpeta-1.1/scripts/bbdd" text:style-name="Internet_20_link" text:visited-style-name="Visited_20_Internet_20_Link"><text:span text:style-name="T68">https://github.com/GovernIB/carpeta/tree/carpeta-1.1/scripts/bbdd</text:span></text:a></text:p>
                            </text:list-header>
                          </text:list>
                        </text:list-item>
                      </text:list>
                    </text:list-item>
                  </text:list>
                </text:list-item>
              </text:list>
            </text:list-item>
          </text:list>
        </text:list-item>
      </text:list>
      <text:p text:style-name="P69"/>
      <text:p text:style-name="P69"/>
      <text:h text:style-name="P111" text:outline-level="1"><text:bookmark-start text:name="__RefHeading___Toc1974_482952548"/><text:span text:style-name="T14">Migració de 1.1.</text:span><text:span text:style-name="T84">1</text:span><text:span text:style-name="T91">7</text:span><text:span text:style-name="T14"> a 1.1.</text:span><text:span text:style-name="T83">1</text:span><text:span text:style-name="T91">8</text:span><text:bookmark-end text:name="__RefHeading___Toc1974_482952548"/></text:h>
      <text:h text:style-name="Heading_20_2" text:outline-level="2"><text:bookmark-start text:name="__RefHeading___Toc1976_482952548"/>Llistat de Millores <text:span text:style-name="T43">Github</text:span><text:bookmark-end text:name="__RefHeading___Toc1976_482952548"/></text:h>
      <text:list xml:id="list142042156434328" text:continue-numbering="true" text:style-name="L28">
        <text:list-item>
          <text:p text:style-name="P240">FALTA: </text:p>
        </text:list-item>
      </text:list>
      <text:h text:style-name="P144" text:outline-level="2"><text:bookmark-start text:name="__RefHeading___Toc1978_482952548"/><text:soft-page-break/>Sistemes<text:bookmark-end text:name="__RefHeading___Toc1978_482952548"/></text:h>
      <text:h text:style-name="Heading_20_3" text:outline-level="3">Actualitzar BBDD</text:h>
      <text:list xml:id="list142042484849169" text:continue-numbering="true" text:style-name="L28">
        <text:list-item>
          <text:list>
            <text:list-item>
              <text:list>
                <text:list-item>
                  <text:list>
                    <text:list-item>
                      <text:list>
                        <text:list-item>
                          <text:list>
                            <text:list-header>
                              <text:p text:style-name="P250">Hi ha hagut certs canvis de Base de Dades...</text:p>
                            </text:list-header>
                          </text:list>
                        </text:list-item>
                      </text:list>
                    </text:list-item>
                  </text:list>
                </text:list-item>
              </text:list>
            </text:list-item>
          </text:list>
        </text:list-item>
      </text:list>
      <text:p text:style-name="P68"/>
      <text:h text:style-name="P112" text:outline-level="1"><text:bookmark-start text:name="__RefHeading___Toc1974_4829525481"/><text:span text:style-name="T14">Migració de 1.1.</text:span><text:span text:style-name="T84">1</text:span><text:span text:style-name="T92">8</text:span><text:span text:style-name="T14"> a 1.1.</text:span><text:span text:style-name="T83">1</text:span><text:span text:style-name="T92">9</text:span><text:bookmark-end text:name="__RefHeading___Toc1974_4829525481"/></text:h>
      <text:h text:style-name="P145" text:outline-level="2"><text:bookmark-start text:name="__RefHeading___Toc1976_4829525481"/>Llistat de Millores <text:span text:style-name="T43">Github</text:span><text:bookmark-end text:name="__RefHeading___Toc1976_4829525481"/></text:h>
      <text:list xml:id="list142042260063019" text:continue-numbering="true" text:style-name="L28">
        <text:list-item>
          <text:p text:style-name="P241"><text:a xlink:type="simple" xlink:href="https://github.com/GovernIB/carpeta/projects/27" text:style-name="Internet_20_link" text:visited-style-name="Visited_20_Internet_20_Link">https://github.com/GovernIB/carpeta/projects/27</text:a></text:p>
        </text:list-item>
      </text:list>
      <text:p text:style-name="P243"/>
      <text:h text:style-name="P113" text:outline-level="1"><text:bookmark-start text:name="__RefHeading___Toc1974_48295254811"/><text:span text:style-name="T14">Migració de 1.1.</text:span><text:span text:style-name="T84">1</text:span><text:span text:style-name="T93">9</text:span><text:span text:style-name="T14"> a 1.1.</text:span><text:span text:style-name="T93">20</text:span><text:bookmark-end text:name="__RefHeading___Toc1974_48295254811"/></text:h>
      <text:h text:style-name="P146" text:outline-level="2"><text:bookmark-start text:name="__RefHeading___Toc1976_48295254811"/>Llistat de Millores <text:span text:style-name="T43">Github</text:span><text:bookmark-end text:name="__RefHeading___Toc1976_48295254811"/></text:h>
      <text:list xml:id="list142043546510085" text:continue-numbering="true" text:style-name="L28">
        <text:list-item>
          <text:p text:style-name="P242"><text:a xlink:type="simple" xlink:href="https://github.com/GovernIB/carpeta/projects/28" text:style-name="Internet_20_link" text:visited-style-name="Visited_20_Internet_20_Link"><text:span text:style-name="T69">https://github.com/GovernIB/carpeta/projects/28</text:span></text:a></text:p>
        </text:list-item>
      </text:list>
      <text:p text:style-name="P251"/>
      <text:p text:style-name="P244"/>
      <text:p text:style-name="P245"/>
      <text:h text:style-name="P114" text:outline-level="1"><text:bookmark-start text:name="__RefHeading___Toc1974_482952548111"/><text:span text:style-name="T14">Migració de 1.1.</text:span><text:span text:style-name="T94">20</text:span><text:span text:style-name="T14"> a 1.1.</text:span><text:span text:style-name="T93">2</text:span><text:span text:style-name="T94">1</text:span><text:bookmark-end text:name="__RefHeading___Toc1974_482952548111"/></text:h>
      <text:p text:style-name="P227"><text:span text:style-name="T94"/></text:p>
      <text:h text:style-name="P147" text:outline-level="2"><text:bookmark-start text:name="__RefHeading___Toc1976_482952548111"/>Configuracions:<text:bookmark-end text:name="__RefHeading___Toc1976_482952548111"/></text:h>
      <text:p text:style-name="P257"/>
      <text:p text:style-name="P258">A la configuració del plugin de Els Meus Expedients: S’ha afegit la opció d’introduir filtres sobre els resultats dels usuaris a través de les propietats que es configuren al frontal del plugin:</text:p>
      <text:p text:style-name="P258">Menú de Super Administrador &gt; Frontals &gt; Els Meus Expedients</text:p>
      <text:p text:style-name="P258">Al recuadre Propietats, es poden introduir en format:</text:p>
      <text:p text:style-name="P258"/>
      <text:p text:style-name="P259"><text:span text:style-name="T49">#Filtres plugin Expedient</text:span></text:p>
      <text:p text:style-name="P260">es.caib.carpeta.pluginsib.carpetafront.expedients.filtre.1.metadada=eni:metadada_sample</text:p>
      <text:p text:style-name="P260">es.caib.carpeta.pluginsib.carpetafront.expedients.filtre.1.operacio=CONTE</text:p>
      <text:p text:style-name="P260">es.caib.carpeta.pluginsib.carpetafront.expedients.filtre.1.valor1=valor1_sample</text:p>
      <text:p text:style-name="P260">es.caib.carpeta.pluginsib.carpetafront.expedients.filtre.1.valor2=valor2_sample</text:p>
      <text:p text:style-name="P260"/>
      <text:p text:style-name="P260">es.caib.carpeta.pluginsib.carpetafront.expedients.filtre.2.metadad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ystem" style:font-pitch="variable"/>
    <style:font-face style:name="Noto Sans2" svg:font-family="'Noto Sans'" style:font-adornments="Cursiva" style:font-family-generic="swiss" style:font-pitch="variable"/>
    <style:font-face style:name="Noto Sans3"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3"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1"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2"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1"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1"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6"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MP7"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9" style:family="paragraph" style:parent-style-name="Footnote">
      <style:text-properties style:font-name="Bariol Regular" fo:language="ca" fo:country="ES" style:language-asian="zxx" style:country-asian="none" style:language-complex="zxx" style:country-complex="none"/>
    </style:style>
    <style:style style:name="MP10"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P1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12" style:family="paragraph" style:parent-style-name="Footer">
      <style:paragraph-properties fo:margin-top="0cm" fo:margin-bottom="0.101cm" style:contextual-spacing="true"/>
      <style:text-properties style:font-name="Noto Sans" fo:language="ca" fo:country="ES" style:font-name-complex="Noto Sans1"/>
    </style:style>
    <style:style style:name="MP13" style:family="paragraph" style:parent-style-name="Footer">
      <style:text-properties style:font-name="Noto Sans" fo:language="ca" fo:country="ES" officeooo:paragraph-rsid="000cf839" style:font-name-complex="Noto Sans1"/>
    </style:style>
    <style:style style:name="MP14" style:family="paragraph" style:parent-style-name="Footer">
      <style:text-properties style:font-name="Noto Sans" fo:language="ca" fo:country="ES" style:font-name-complex="Noto Sans1"/>
    </style:style>
    <style:style style:name="MP15" style:family="paragraph" style:parent-style-name="Footer">
      <style:text-properties fo:color="#c30045" loext:opacity="100%" style:font-name="Noto Sans" fo:language="ca" fo:country="ES" style:font-name-complex="Noto Sans1"/>
    </style:style>
    <style:style style:name="MP16" style:family="paragraph" style:parent-style-name="Footer">
      <style:paragraph-properties fo:text-align="center" style:justify-single-word="false"/>
      <style:text-properties style:font-name="Noto Sans" fo:language="ca" fo:country="ES" style:font-name-complex="Noto Sans1"/>
    </style:style>
    <style:style style:name="MP17" style:family="paragraph" style:parent-style-name="Número_20_de_20_pàgina">
      <style:text-properties style:font-name="Noto Sans" fo:language="ca" fo:country="ES" style:font-name-complex="Noto Sans1"/>
    </style:style>
    <style:style style:name="MT1" style:family="text">
      <style:text-properties officeooo:rsid="0071e3fc"/>
    </style:style>
    <style:style style:name="MT2" style:family="text">
      <style:text-properties fo:font-size="10pt" officeooo:rsid="0037c900" style:font-size-asian="10pt" style:font-size-complex="10pt"/>
    </style:style>
    <style:style style:name="MT3" style:family="text">
      <style:text-properties fo:font-size="10pt" officeooo:rsid="00361c42" style:font-size-asian="10pt" style:font-size-complex="10pt"/>
    </style:style>
    <style:style style:name="MT4" style:family="text">
      <style:text-properties fo:font-size="10pt" style:font-size-asian="10pt" style:font-size-complex="10pt"/>
    </style:style>
    <style:style style:name="MT5" style:family="text">
      <style:text-properties officeooo:rsid="0037c900"/>
    </style:style>
    <style:style style:name="MT6" style:family="text">
      <style:text-properties officeooo:rsid="0052784f" fo:background-color="transparent" loext:char-shading-value="0"/>
    </style:style>
    <style:style style:name="MT7" style:family="text">
      <style:text-properties officeooo:rsid="000cf839"/>
    </style:style>
    <style:style style:name="MT8" style:family="text">
      <style:text-properties officeooo:rsid="000efb8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2234888196656">
            <table:table-cell table:style-name="Taula11.A1" office:value-type="string">
              <text:p text:style-name="MP11"><draw:frame draw:style-name="Mfr1" draw:name="2 Imagen" text:anchor-type="char" svg:x="-3.205cm" svg:y="-0.377cm" svg:width="1.508cm" svg:height="4.419cm" draw:z-index="23"><draw:image xlink:href="Pictures/1000000100000208000005E86D1E5123C1B3352E.png" xlink:type="simple" xlink:show="embed" xlink:actuate="onLoad" draw:mime-type="image/png"/><svg:desc>Govern_simplificat.png</svg:desc></draw:frame>Manual de Migració de Versions de <text:span text:style-name="MT6">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2">C/ de Sant Pere, 7</text:p>
              <text:p text:style-name="MP13">07012 <text:span text:style-name="MT7">Palma</text:span> </text:p>
              <text:p text:style-name="MP14">Tel. 971 17 66 00</text:p>
              <text:p text:style-name="MP15">http://dgtic.caib.es</text:p>
            </table:table-cell>
            <table:table-cell table:style-name="Taula1.B1" office:value-type="string">
              <text:p text:style-name="MP16"/>
            </table:table-cell>
            <table:table-cell table:style-name="Taula1.A1" office:value-type="string">
              <text:p text:style-name="MP17"><text:span text:style-name="MT8">Pàgina </text:span><text:page-number text:select-page="current">20</text:page-number><text:s/><text:span text:style-name="MT8">de </text:span><text:span text:style-name="MT8"><text:page-count>22</text:page-count></text:span></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style:rel-height="20%" draw:z-index="0" draw:name="Text Box 28" draw:style-name="Mgr1" draw:text-style-name="MP3"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text:span text:style-name="MT1">de </text:span>aplicaciones del GOIB</text:p>
        <text:p text:style-name="MP8">Base de datos</text:p>
      </style:header>
      <style:footer>
        <text:p text:style-name="MP9"><text:span text:style-name="MT2">Consejería</text:span><text:span text:style-name="MT3"> Administracion</text:span><text:span text:style-name="MT2">e</text:span><text:span text:style-name="MT3">s Públi</text:span><text:span text:style-name="MT2">ca</text:span><text:span text:style-name="MT3">s </text:span><text:span text:style-name="MT2">y</text:span><text:span text:style-name="MT3"> Modernizació</text:span><text:span text:style-name="MT2">n</text:span><text:span text:style-name="MT4"><text:tab/><text:tab/>P</text:span><text:span text:style-name="MT2">á</text:span><text:span text:style-name="MT4">gina </text:span><text:span text:style-name="MT4"><text:page-number text:select-page="current">0</text:page-number></text:span><text:span text:style-name="MT4"><text:s/>de </text:span><text:span text:style-name="MT4"><text:page-count>22</text:page-count></text:span></text:p>
        <text:p text:style-name="MP10">Direcció<text:span text:style-name="MT5">n</text:span> General de Modern<text:span text:style-name="MT5">i</text:span>zació<text:span text:style-name="MT5">n</text:span> <text:span text:style-name="MT5">y</text:span> Administració<text:span text:style-name="MT5">n</text:spa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40</meta:editing-cycles>
    <meta:creation-date>2019-12-18T08:12:13.731000000</meta:creation-date>
    <meta:editing-duration>P2DT6H28M50S</meta:editing-duration>
    <meta:generator>LibreOffice/7.3.2.2$Windows_X86_64 LibreOffice_project/49f2b1bff42cfccbd8f788c8dc32c1c309559be0</meta:generator>
    <dc:date>2022-12-14T14:20:41.007000000</dc:date>
    <meta:document-statistic meta:table-count="18" meta:image-count="2" meta:object-count="0" meta:page-count="22" meta:paragraph-count="353" meta:word-count="2766" meta:character-count="23910" meta:non-whitespace-character-count="21531"/>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